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StarSymbol" svg:font-family="StarSymbo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Georgia" svg:font-family="Georgia" style:font-family-generic="roman" style:font-pitch="variable"/>
    <style:font-face style:name="LM Roman 12" svg:font-family="'LM Roman 12'" style:font-family-generic="roman" style:font-pitch="variable"/>
    <style:font-face style:name="LM Roman 8" svg:font-family="'LM Roman 8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0" svg:font-family="0" style:font-family-generic="system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M Roman 121" svg:font-family="'LM Roman 12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left="0.82cm" fo:margin-right="0cm" fo:margin-top="0.288cm" fo:margin-bottom="0cm" style:contextual-spacing="false" fo:text-indent="0cm" style:auto-text-indent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" style:family="paragraph" style:parent-style-name="Text_20_body">
      <style:paragraph-properties fo:margin-left="1.439cm" fo:margin-right="0.48cm" fo:margin-top="0.03cm" fo:margin-bottom="0cm" style:contextual-spacing="false" fo:line-height="105%" fo:text-align="justify" style:justify-single-word="false" fo:text-indent="0cm" style:auto-text-indent="false"/>
    </style:style>
    <style:style style:name="P3" style:family="paragraph" style:parent-style-name="Text_20_body">
      <style:paragraph-properties fo:margin-left="0cm" fo:margin-right="0cm" fo:margin-top="0.014cm" fo:margin-bottom="0cm" style:contextual-spacing="false" fo:text-indent="0cm" style:auto-text-indent="false"/>
      <style:text-properties style:font-name="Georgia" fo:font-size="15.5pt" fo:language="fr" fo:country="FR" style:font-name-asian="Georgia1" style:font-size-asian="15.5pt" style:language-asian="en" style:country-asian="US" style:font-name-complex="Georgia1" style:font-size-complex="12pt" style:language-complex="ar" style:country-complex="SA"/>
    </style:style>
    <style:style style:name="P4" style:family="paragraph" style:parent-style-name="Text_20_body">
      <style:paragraph-properties fo:margin-left="0cm" fo:margin-right="0cm" fo:margin-top="0.005cm" fo:margin-bottom="0cm" style:contextual-spacing="false" fo:text-indent="0cm" style:auto-text-indent="false"/>
      <style:text-properties style:font-name="Georgia" fo:font-size="16.5pt" fo:language="fr" fo:country="FR" style:font-name-asian="Georgia1" style:font-size-asian="16.5pt" style:language-asian="en" style:country-asian="US" style:font-name-complex="Georgia1" style:font-size-complex="12pt" style:language-complex="ar" style:country-complex="SA"/>
    </style:style>
    <style:style style:name="P5" style:family="paragraph" style:parent-style-name="Text_20_body">
      <style:paragraph-properties fo:margin-left="0cm" fo:margin-right="0cm" fo:margin-top="0.457cm" fo:margin-bottom="0cm" style:contextual-spacing="false" fo:line-height="100%" fo:text-align="start" style:justify-single-word="false" fo:text-indent="0cm" style:auto-text-indent="false">
        <style:tab-stops>
          <style:tab-stop style:position="1.468cm"/>
          <style:tab-stop style:position="1.469cm"/>
        </style:tab-stops>
      </style:paragraph-properties>
      <style:text-properties style:text-scale="115%"/>
    </style:style>
    <style:style style:name="P6" style:family="paragraph" style:parent-style-name="Text_20_body">
      <style:paragraph-properties fo:margin-left="0cm" fo:margin-right="0cm" fo:margin-top="0.228cm" fo:margin-bottom="0cm" style:contextual-spacing="false" fo:text-align="justify" style:justify-single-word="false" fo:text-indent="0cm" style:auto-text-indent="false"/>
      <style:text-properties fo:letter-spacing="-0.007cm"/>
    </style:style>
    <style:style style:name="P7" style:family="paragraph" style:parent-style-name="Text_20_body">
      <style:paragraph-properties fo:margin-left="1.439cm" fo:margin-right="0.533cm" fo:margin-top="0.028cm" fo:margin-bottom="0cm" style:contextual-spacing="false" fo:line-height="105%" fo:text-indent="-0.621cm" style:auto-text-indent="false"/>
    </style:style>
    <style:style style:name="P8" style:family="paragraph" style:parent-style-name="Text_20_body">
      <style:paragraph-properties fo:margin-left="1.439cm" fo:margin-right="0.679cm" fo:line-height="105%" fo:text-indent="-0.621cm" style:auto-text-indent="false"/>
    </style:style>
    <style:style style:name="P9" style:family="paragraph" style:parent-style-name="Text_20_body">
      <style:paragraph-properties fo:margin-left="0.199cm" fo:margin-right="0.351cm" fo:line-height="105%" fo:text-indent="0cm" style:auto-text-indent="false"/>
    </style:style>
    <style:style style:name="P10" style:family="paragraph" style:parent-style-name="Text_20_body">
      <style:paragraph-properties fo:margin-left="0cm" fo:margin-right="0.478cm" fo:margin-top="0.268cm" fo:margin-bottom="0cm" style:contextual-spacing="false" fo:line-height="0.508cm" fo:text-align="justify" style:justify-single-word="false" fo:text-indent="0cm" style:auto-text-indent="false"/>
    </style:style>
    <style:style style:name="P11" style:family="paragraph" style:parent-style-name="Text_20_body">
      <style:paragraph-properties fo:margin-left="1.468cm" fo:margin-right="0cm" fo:margin-top="0cm" fo:margin-bottom="0cm" style:contextual-spacing="false" fo:line-height="100%" fo:text-align="start" style:justify-single-word="false" fo:text-indent="-1.27cm" style:auto-text-indent="false">
        <style:tab-stops>
          <style:tab-stop style:position="1.468cm"/>
          <style:tab-stop style:position="1.469cm"/>
        </style:tab-stops>
      </style:paragraph-properties>
      <style:text-properties fo:font-size="14pt" style:text-underline-style="none" style:font-size-asian="14pt" style:font-size-complex="14pt"/>
    </style:style>
    <style:style style:name="P12" style:family="paragraph" style:parent-style-name="Text_20_body">
      <style:paragraph-properties fo:margin-left="1.468cm" fo:margin-right="0cm" fo:margin-top="0cm" fo:margin-bottom="0cm" style:contextual-spacing="false" fo:line-height="100%" fo:text-align="start" style:justify-single-word="false" fo:text-indent="-1.27cm" style:auto-text-indent="false">
        <style:tab-stops>
          <style:tab-stop style:position="1.468cm"/>
          <style:tab-stop style:position="1.469cm"/>
        </style:tab-stops>
      </style:paragraph-properties>
      <style:text-properties style:text-underline-style="solid" style:text-underline-width="auto" style:text-underline-color="font-color" style:text-scale="115%"/>
    </style:style>
    <style:style style:name="P13" style:family="paragraph" style:parent-style-name="Text_20_body">
      <style:paragraph-properties fo:margin-left="1.468cm" fo:margin-right="0cm" fo:margin-top="0cm" fo:margin-bottom="0cm" style:contextual-spacing="false" fo:line-height="100%" fo:text-align="start" style:justify-single-word="false" fo:text-indent="-1.27cm" style:auto-text-indent="false">
        <style:tab-stops>
          <style:tab-stop style:position="1.468cm"/>
          <style:tab-stop style:position="1.469cm"/>
        </style:tab-stops>
      </style:paragraph-properties>
      <style:text-properties fo:font-size="16pt" fo:letter-spacing="0.026cm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 style:text-scale="115%"/>
    </style:style>
    <style:style style:name="P14" style:family="paragraph" style:parent-style-name="Text_20_body">
      <style:paragraph-properties fo:margin-left="1.468cm" fo:margin-right="0cm" fo:margin-top="0cm" fo:margin-bottom="0cm" style:contextual-spacing="false" fo:line-height="100%" fo:text-align="start" style:justify-single-word="false" fo:text-indent="-1.27cm" style:auto-text-indent="false">
        <style:tab-stops>
          <style:tab-stop style:position="1.468cm"/>
          <style:tab-stop style:position="1.469cm"/>
        </style:tab-stops>
      </style:paragraph-properties>
      <style:text-properties fo:font-size="12pt" fo:letter-spacing="0.026cm" fo:font-style="italic" style:text-underline-style="none" fo:font-weight="normal" style:font-size-asian="12pt" style:font-style-asian="italic" style:font-weight-asian="normal" style:font-size-complex="12pt" style:font-style-complex="italic" style:font-weight-complex="normal" style:text-scale="115%"/>
    </style:style>
    <style:style style:name="P15" style:family="paragraph" style:parent-style-name="Text_20_body">
      <style:paragraph-properties fo:margin-left="1.184cm" fo:margin-right="0cm" fo:margin-top="0cm" fo:margin-bottom="0cm" style:contextual-spacing="false" fo:line-height="100%" fo:text-align="start" style:justify-single-word="false" fo:text-indent="-0.986cm" style:auto-text-indent="false">
        <style:tab-stops>
          <style:tab-stop style:position="1.184cm"/>
          <style:tab-stop style:position="1.185cm"/>
        </style:tab-stops>
      </style:paragraph-properties>
      <style:text-properties fo:font-size="14pt" style:font-size-asian="14pt" style:font-size-complex="14pt"/>
    </style:style>
    <style:style style:name="P16" style:family="paragraph" style:parent-style-name="Footer">
      <style:text-properties fo:font-size="16pt" fo:font-weight="bold" style:font-size-asian="16pt" style:font-weight-asian="bold" style:font-size-complex="16pt" style:font-weight-complex="bold"/>
    </style:style>
    <style:style style:name="P17" style:family="paragraph" style:parent-style-name="Footer"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Footer">
      <style:text-properties fo:font-weight="normal" style:font-weight-asian="normal" style:font-weight-complex="normal"/>
    </style:style>
    <style:style style:name="P19" style:family="paragraph" style:parent-style-name="Footer">
      <style:text-properties fo:letter-spacing="0.021cm"/>
    </style:style>
    <style:style style:name="P20" style:family="paragraph" style:parent-style-name="Footer">
      <style:text-properties style:text-scale="115%"/>
    </style:style>
    <style:style style:name="P21" style:family="paragraph" style:parent-style-name="Text_20_body">
      <style:paragraph-properties fo:margin-left="0.199cm" fo:margin-right="0.478cm" fo:margin-top="0.268cm" fo:margin-bottom="0cm" style:contextual-spacing="false" fo:line-height="0.508cm" fo:text-align="justify" style:justify-single-word="false" fo:text-indent="0.619cm" style:auto-text-indent="false"/>
    </style:style>
    <style:style style:name="P22" style:family="paragraph" style:parent-style-name="Text_20_body">
      <style:paragraph-properties fo:margin-left="0.198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184cm"/>
          <style:tab-stop style:position="1.185cm"/>
        </style:tab-stops>
      </style:paragraph-properties>
      <style:text-properties fo:font-size="14pt" style:font-size-asian="14pt" style:font-size-complex="14pt"/>
    </style:style>
    <style:style style:name="P23" style:family="paragraph" style:parent-style-name="Footer">
      <style:text-properties style:font-name="Times New Roman" fo:font-size="12pt" style:font-size-asian="12pt" style:font-size-complex="12pt"/>
    </style:style>
    <style:style style:name="P24" style:family="paragraph" style:parent-style-name="Footer">
      <style:text-properties style:font-name="Times New Roman" fo:font-size="12pt" style:font-size-asian="12pt" style:font-size-complex="12pt" style:text-scale="115%"/>
    </style:style>
    <style:style style:name="P25" style:family="paragraph" style:parent-style-name="Footer">
      <style:text-properties style:font-name="Times New Roman" fo:font-size="12pt" fo:font-weight="bold" style:font-size-asian="12pt" style:font-weight-asian="bold" style:font-size-complex="12pt"/>
    </style:style>
    <style:style style:name="P26" style:family="paragraph" style:parent-style-name="Footer">
      <style:text-properties style:font-name="Times New Roman" fo:font-size="12pt" fo:letter-spacing="-0.048cm" style:font-size-asian="12pt" style:font-size-complex="12pt"/>
    </style:style>
    <style:style style:name="P27" style:family="paragraph" style:parent-style-name="Heading_20_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184cm"/>
          <style:tab-stop style:position="1.185cm"/>
        </style:tab-stops>
      </style:paragraph-properties>
      <style:text-properties fo:font-size="18pt" style:font-size-asian="18pt" style:font-size-complex="18pt"/>
    </style:style>
    <style:style style:name="P28" style:family="paragraph" style:parent-style-name="Heading_20_1" style:list-style-name="WWNum1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184cm"/>
          <style:tab-stop style:position="1.185cm"/>
        </style:tab-stops>
      </style:paragraph-properties>
      <style:text-properties fo:font-size="14pt" officeooo:paragraph-rsid="00126fe9" style:font-size-asian="14pt" style:font-size-complex="14pt"/>
    </style:style>
    <style:style style:name="P29" style:family="paragraph" style:parent-style-name="Heading_20_1" style:list-style-name="WWNum1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184cm"/>
          <style:tab-stop style:position="1.185cm"/>
        </style:tab-stops>
      </style:paragraph-properties>
      <style:text-properties style:font-name="Times New Roman" fo:font-size="14pt" style:font-size-asian="14pt" style:font-size-complex="14pt"/>
    </style:style>
    <style:style style:name="P30" style:family="paragraph" style:parent-style-name="Heading_20_1" style:list-style-name="WWNum11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1.184cm"/>
          <style:tab-stop style:position="1.185cm"/>
        </style:tab-stops>
      </style:paragraph-properties>
      <style:text-properties style:font-name="Times New Roman" fo:font-size="18pt" officeooo:rsid="00107d47" officeooo:paragraph-rsid="00107d47" style:font-size-asian="18pt" style:font-size-complex="18pt"/>
    </style:style>
    <style:style style:name="P31" style:family="paragraph" style:parent-style-name="Heading_20_2" style:list-style-name="WWNum11">
      <style:paragraph-properties fo:margin-left="1.468cm" fo:margin-right="0cm" fo:margin-top="0.457cm" fo:margin-bottom="0cm" style:contextual-spacing="false" fo:line-height="100%" fo:text-align="start" style:justify-single-word="false" fo:text-indent="-1.27cm" style:auto-text-indent="false">
        <style:tab-stops>
          <style:tab-stop style:position="1.468cm"/>
          <style:tab-stop style:position="1.469cm"/>
        </style:tab-stops>
      </style:paragraph-properties>
    </style:style>
    <style:style style:name="P32" style:family="paragraph" style:parent-style-name="Heading_20_2" style:list-style-name="WWNum11">
      <style:paragraph-properties fo:margin-left="1.468cm" fo:margin-right="0cm" fo:margin-top="0cm" fo:margin-bottom="0cm" style:contextual-spacing="false" fo:line-height="100%" fo:text-align="start" style:justify-single-word="false" fo:text-indent="-1.27cm" style:auto-text-indent="false">
        <style:tab-stops>
          <style:tab-stop style:position="1.468cm"/>
          <style:tab-stop style:position="1.469cm"/>
        </style:tab-stops>
      </style:paragraph-properties>
      <style:text-properties fo:font-size="16pt" style:font-size-asian="16pt" style:font-size-complex="16pt"/>
    </style:style>
    <style:style style:name="P33" style:family="paragraph" style:parent-style-name="Heading_20_2" style:list-style-name="WWNum11">
      <style:paragraph-properties fo:margin-left="1.468cm" fo:margin-right="0cm" fo:margin-top="0cm" fo:margin-bottom="0cm" style:contextual-spacing="false" fo:line-height="100%" fo:text-align="start" style:justify-single-word="false" fo:text-indent="-1.27cm" style:auto-text-indent="false">
        <style:tab-stops>
          <style:tab-stop style:position="1.468cm"/>
          <style:tab-stop style:position="1.469cm"/>
        </style:tab-stops>
      </style:paragraph-properties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 style:text-scale="115%"/>
    </style:style>
    <style:style style:name="P34" style:family="paragraph" style:parent-style-name="Heading_20_2" style:list-style-name="WWNum11">
      <style:paragraph-properties fo:margin-left="1.468cm" fo:margin-right="0cm" fo:margin-top="0cm" fo:margin-bottom="0cm" style:contextual-spacing="false" fo:line-height="100%" fo:text-align="start" style:justify-single-word="false" fo:text-indent="-1.27cm" style:auto-text-indent="false">
        <style:tab-stops>
          <style:tab-stop style:position="1.468cm"/>
          <style:tab-stop style:position="1.469cm"/>
        </style:tab-stops>
      </style:paragraph-properties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5" style:family="paragraph" style:parent-style-name="Heading_20_2">
      <style:paragraph-properties fo:margin-left="0.198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468cm"/>
          <style:tab-stop style:position="1.469cm"/>
        </style:tab-stops>
      </style:paragraph-properties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 style:text-scale="115%"/>
    </style:style>
    <style:style style:name="P36" style:family="paragraph" style:parent-style-name="List_20_Paragraph" style:list-style-name="WWNum3">
      <style:paragraph-properties fo:margin-left="1.207cm" fo:margin-right="9.49cm" fo:margin-top="0.182cm" fo:margin-bottom="0cm" style:contextual-spacing="false" fo:line-height="135%" fo:text-align="start" style:justify-single-word="false" fo:text-indent="0cm" style:auto-text-indent="false">
        <style:tab-stops>
          <style:tab-stop style:position="1.856cm"/>
        </style:tab-stops>
      </style:paragraph-properties>
    </style:style>
    <style:style style:name="P37" style:family="paragraph" style:parent-style-name="List_20_Paragraph" style:list-style-name="WWNum3">
      <style:paragraph-properties fo:margin-left="1.207cm" fo:margin-right="9.49cm" fo:margin-top="0.182cm" fo:margin-bottom="0cm" style:contextual-spacing="false" fo:line-height="135%" fo:text-align="start" style:justify-single-word="false" fo:text-indent="0cm" style:auto-text-indent="false">
        <style:tab-stops>
          <style:tab-stop style:position="1.856cm"/>
        </style:tab-stops>
      </style:paragraph-properties>
      <style:text-properties style:font-name="Times New Roman" fo:font-size="12pt" style:font-size-asian="12pt" style:font-size-complex="12pt"/>
    </style:style>
    <style:style style:name="P38" style:family="paragraph" style:parent-style-name="List_20_Paragraph" style:list-style-name="WWNum2">
      <style:paragraph-properties fo:margin-left="1.439cm" fo:margin-right="0.469cm" fo:margin-top="0.09cm" fo:margin-bottom="0cm" style:contextual-spacing="false" fo:line-height="96%" fo:text-align="justify" style:justify-single-word="false" fo:text-indent="-0.621cm" style:auto-text-indent="false">
        <style:tab-stops>
          <style:tab-stop style:position="1.217cm"/>
        </style:tab-stops>
      </style:paragraph-properties>
      <style:text-properties style:font-name="Times New Roman" fo:font-size="12pt" style:font-size-asian="12pt" style:font-size-complex="12pt"/>
    </style:style>
    <style:style style:name="P39" style:family="paragraph" style:parent-style-name="List_20_Paragraph" style:list-style-name="WWNum2">
      <style:paragraph-properties fo:margin-left="1.439cm" fo:margin-right="0.478cm" fo:margin-top="0.079cm" fo:margin-bottom="0cm" style:contextual-spacing="false" fo:line-height="101%" fo:text-align="justify" style:justify-single-word="false" fo:text-indent="-0.621cm" style:auto-text-indent="false">
        <style:tab-stops>
          <style:tab-stop style:position="1.217cm"/>
        </style:tab-stops>
      </style:paragraph-properties>
      <style:text-properties style:font-name="Times New Roman" fo:font-size="12pt" style:font-size-asian="12pt" style:font-size-complex="12pt"/>
    </style:style>
    <style:style style:name="P40" style:family="paragraph" style:parent-style-name="List_20_Paragraph" style:list-style-name="WWNum2">
      <style:paragraph-properties fo:margin-left="1.439cm" fo:margin-right="0.478cm" fo:margin-top="0.051cm" fo:margin-bottom="0cm" style:contextual-spacing="false" fo:line-height="103%" fo:text-align="justify" style:justify-single-word="false" fo:text-indent="-0.621cm" style:auto-text-indent="false">
        <style:tab-stops>
          <style:tab-stop style:position="1.217cm"/>
        </style:tab-stops>
      </style:paragraph-properties>
      <style:text-properties style:font-name="Times New Roman" fo:font-size="12pt" style:font-size-asian="12pt" style:font-size-complex="12pt"/>
    </style:style>
    <style:style style:name="P41" style:family="paragraph" style:parent-style-name="List_20_Paragraph" style:list-style-name="WWNum1">
      <style:paragraph-properties fo:margin-left="1.439cm" fo:margin-right="0.478cm" fo:margin-top="0.051cm" fo:margin-bottom="0cm" style:contextual-spacing="false" fo:line-height="103%" fo:text-align="justify" style:justify-single-word="false" fo:text-indent="-0.621cm" style:auto-text-indent="false">
        <style:tab-stops>
          <style:tab-stop style:position="1.453cm"/>
        </style:tab-stops>
      </style:paragraph-properties>
      <style:text-properties style:font-name="Times New Roman" fo:font-size="12pt" style:font-size-asian="12pt" style:font-size-complex="12pt"/>
    </style:style>
    <style:style style:name="P42" style:family="paragraph" style:parent-style-name="List_20_Paragraph">
      <style:paragraph-properties fo:margin-left="1.439cm" fo:margin-right="0.478cm" fo:margin-top="0.081cm" fo:margin-bottom="0cm" style:contextual-spacing="false" fo:line-height="101%" fo:text-align="justify" style:justify-single-word="false" fo:text-indent="-0.621cm" style:auto-text-indent="false">
        <style:tab-stops>
          <style:tab-stop style:position="1.453cm"/>
        </style:tab-stops>
      </style:paragraph-properties>
      <style:text-properties style:font-name="Times New Roman" fo:font-size="12pt" style:font-size-asian="12pt" style:font-size-complex="12pt"/>
    </style:style>
    <style:style style:name="P43" style:family="paragraph" style:parent-style-name="List_20_Paragraph" style:list-style-name="WWNum1">
      <style:paragraph-properties fo:margin-left="1.439cm" fo:margin-right="0.478cm" fo:margin-top="0.081cm" fo:margin-bottom="0cm" style:contextual-spacing="false" fo:line-height="101%" fo:text-align="justify" style:justify-single-word="false" fo:text-indent="-0.621cm" style:auto-text-indent="false">
        <style:tab-stops>
          <style:tab-stop style:position="1.453cm"/>
        </style:tab-stops>
      </style:paragraph-properties>
      <style:text-properties style:font-name="Times New Roman" fo:font-size="12pt" style:font-size-asian="12pt" style:font-size-complex="12pt"/>
    </style:style>
    <style:style style:name="P44" style:family="paragraph" style:parent-style-name="List_20_Paragraph" style:list-style-name="WWNum1">
      <style:paragraph-properties fo:margin-left="1.439cm" fo:margin-right="0.478cm" fo:margin-top="0.065cm" fo:margin-bottom="0cm" style:contextual-spacing="false" fo:line-height="103%" fo:text-align="justify" style:justify-single-word="false" fo:text-indent="-0.621cm" style:auto-text-indent="false">
        <style:tab-stops>
          <style:tab-stop style:position="1.453cm"/>
        </style:tab-stops>
      </style:paragraph-properties>
      <style:text-properties style:font-name="Times New Roman" fo:font-size="12pt" style:font-size-asian="12pt" style:font-size-complex="12pt"/>
    </style:style>
    <style:style style:name="P45" style:family="paragraph" style:parent-style-name="List_20_Paragraph" style:list-style-name="WWNum1">
      <style:paragraph-properties fo:margin-left="1.439cm" fo:margin-right="0.478cm" fo:margin-top="0.064cm" fo:margin-bottom="0cm" style:contextual-spacing="false" fo:line-height="103%" fo:text-align="justify" style:justify-single-word="false" fo:text-indent="-0.621cm" style:auto-text-indent="false">
        <style:tab-stops>
          <style:tab-stop style:position="1.453cm"/>
        </style:tab-stops>
      </style:paragraph-properties>
      <style:text-properties style:font-name="Times New Roman" fo:font-size="12pt" style:font-size-asian="12pt" style:font-size-complex="12pt"/>
    </style:style>
    <style:style style:name="P46" style:family="paragraph" style:parent-style-name="List_20_Paragraph" style:list-style-name="WWNum2">
      <style:paragraph-properties fo:margin-left="1.439cm" fo:margin-right="0.482cm" fo:margin-top="0.062cm" fo:margin-bottom="0cm" style:contextual-spacing="false" fo:line-height="100%" fo:text-align="justify" style:justify-single-word="false" fo:text-indent="-0.621cm" style:auto-text-indent="false">
        <style:tab-stops>
          <style:tab-stop style:position="1.217cm"/>
        </style:tab-stops>
      </style:paragraph-properties>
      <style:text-properties style:font-name="Times New Roman" fo:font-size="12pt" style:font-size-asian="12pt" style:font-size-complex="12pt"/>
    </style:style>
    <style:style style:name="P47" style:family="paragraph" style:parent-style-name="List_20_Paragraph" style:list-style-name="WWNum2">
      <style:paragraph-properties fo:margin-left="1.439cm" fo:margin-right="0.482cm" fo:margin-top="0cm" fo:margin-bottom="0cm" style:contextual-spacing="false" fo:line-height="100%" fo:text-align="start" style:justify-single-word="false" fo:text-indent="-0.621cm" style:auto-text-indent="false">
        <style:tab-stops>
          <style:tab-stop style:position="1.453cm"/>
          <style:tab-stop style:position="5.136cm"/>
        </style:tab-stops>
      </style:paragraph-properties>
      <style:text-properties style:font-name="Times New Roman" fo:font-size="12pt" style:font-size-asian="12pt" style:font-size-complex="12pt"/>
    </style:style>
    <style:style style:name="P48" style:family="paragraph" style:parent-style-name="List_20_Paragraph" style:list-style-name="WWNum2">
      <style:paragraph-properties fo:margin-left="1.215cm" fo:margin-right="0cm" fo:margin-top="0.079cm" fo:margin-bottom="0cm" style:contextual-spacing="false" fo:line-height="100%" fo:text-align="justify" style:justify-single-word="false" fo:text-indent="-0.397cm" style:auto-text-indent="false">
        <style:tab-stops>
          <style:tab-stop style:position="1.217cm"/>
        </style:tab-stops>
      </style:paragraph-properties>
      <style:text-properties style:font-name="Times New Roman" fo:font-size="12pt" style:font-size-asian="12pt" style:font-size-complex="12pt"/>
    </style:style>
    <style:style style:name="P49" style:family="paragraph" style:parent-style-name="List_20_Paragraph" style:list-style-name="WWNum2">
      <style:paragraph-properties fo:margin-left="1.439cm" fo:margin-right="0.48cm" fo:margin-top="0.051cm" fo:margin-bottom="0cm" style:contextual-spacing="false" fo:line-height="101%" fo:text-align="justify" style:justify-single-word="false" fo:text-indent="-0.621cm" style:auto-text-indent="false">
        <style:tab-stops>
          <style:tab-stop style:position="1.217cm"/>
        </style:tab-stops>
      </style:paragraph-properties>
      <style:text-properties style:font-name="Times New Roman" fo:font-size="12pt" style:font-size-asian="12pt" style:font-size-complex="12pt"/>
    </style:style>
    <style:style style:name="P50" style:family="paragraph" style:parent-style-name="List_20_Paragraph" style:list-style-name="WWNum2">
      <style:paragraph-properties fo:margin-left="1.439cm" fo:margin-right="0.48cm" fo:margin-top="0.062cm" fo:margin-bottom="0cm" style:contextual-spacing="false" fo:line-height="100%" fo:text-align="justify" style:justify-single-word="false" fo:text-indent="-0.621cm" style:auto-text-indent="false">
        <style:tab-stops>
          <style:tab-stop style:position="1.217cm"/>
        </style:tab-stops>
      </style:paragraph-properties>
      <style:text-properties style:font-name="Times New Roman" fo:font-size="12pt" style:font-size-asian="12pt" style:font-size-complex="12pt"/>
    </style:style>
    <style:style style:name="P51" style:family="paragraph" style:parent-style-name="List_20_Paragraph" style:list-style-name="WWNum2">
      <style:paragraph-properties fo:margin-left="1.439cm" fo:margin-right="0.48cm" fo:margin-top="0.065cm" fo:margin-bottom="0cm" style:contextual-spacing="false" fo:line-height="100%" fo:text-align="justify" style:justify-single-word="false" fo:text-indent="-0.621cm" style:auto-text-indent="false">
        <style:tab-stops>
          <style:tab-stop style:position="1.217cm"/>
        </style:tab-stops>
      </style:paragraph-properties>
      <style:text-properties style:font-name="Times New Roman" fo:font-size="12pt" style:font-size-asian="12pt" style:font-size-complex="12pt"/>
    </style:style>
    <style:style style:name="P52" style:family="paragraph" style:parent-style-name="List_20_Paragraph" style:list-style-name="WWNum1">
      <style:paragraph-properties fo:margin-left="1.439cm" fo:margin-right="0.48cm" fo:margin-top="0.049cm" fo:margin-bottom="0cm" style:contextual-spacing="false" fo:line-height="100%" fo:text-align="justify" style:justify-single-word="false" fo:text-indent="-0.621cm" style:auto-text-indent="false">
        <style:tab-stops>
          <style:tab-stop style:position="1.453cm"/>
        </style:tab-stops>
      </style:paragraph-properties>
      <style:text-properties style:font-name="Times New Roman" fo:font-size="12pt" style:font-size-asian="12pt" style:font-size-complex="12pt"/>
    </style:style>
    <style:style style:name="P53" style:family="paragraph" style:parent-style-name="List_20_Paragraph" style:list-style-name="WWNum2">
      <style:paragraph-properties fo:margin-left="1.439cm" fo:margin-right="0.185cm" fo:margin-top="0.044cm" fo:margin-bottom="0cm" style:contextual-spacing="false" fo:line-height="105%" fo:text-align="start" style:justify-single-word="false" fo:text-indent="-0.621cm" style:auto-text-indent="false">
        <style:tab-stops>
          <style:tab-stop style:position="1.217cm"/>
          <style:tab-stop style:position="4.302cm"/>
          <style:tab-stop style:position="5.172cm"/>
          <style:tab-stop style:position="9.521cm"/>
        </style:tab-stops>
      </style:paragraph-properties>
      <style:text-properties style:font-name="Times New Roman" fo:font-size="12pt" style:font-size-asian="12pt" style:font-size-complex="12pt"/>
    </style:style>
    <style:style style:name="P54" style:family="paragraph" style:parent-style-name="List_20_Paragraph" style:list-style-name="WWNum2">
      <style:paragraph-properties fo:margin-left="1.452cm" fo:margin-right="0cm" fo:margin-top="0.049cm" fo:margin-bottom="0cm" style:contextual-spacing="false" fo:line-height="0.603cm" fo:text-align="start" style:justify-single-word="false" fo:text-indent="-0.633cm" style:auto-text-indent="false">
        <style:tab-stops>
          <style:tab-stop style:position="1.453cm"/>
          <style:tab-stop style:position="4.771cm"/>
        </style:tab-stops>
      </style:paragraph-properties>
      <style:text-properties style:font-name="Times New Roman" fo:font-size="12pt" style:font-size-asian="12pt" style:font-size-complex="12pt"/>
    </style:style>
    <style:style style:name="P55" style:family="paragraph" style:parent-style-name="List_20_Paragraph" style:list-style-name="WWNum2">
      <style:paragraph-properties fo:margin-left="1.452cm" fo:margin-right="0cm" fo:margin-top="0.046cm" fo:margin-bottom="0cm" style:contextual-spacing="false" fo:line-height="0.603cm" fo:text-align="start" style:justify-single-word="false" fo:text-indent="-0.633cm" style:auto-text-indent="false">
        <style:tab-stops>
          <style:tab-stop style:position="1.453cm"/>
          <style:tab-stop style:position="7.773cm"/>
        </style:tab-stops>
      </style:paragraph-properties>
      <style:text-properties style:font-name="Times New Roman" fo:font-size="12pt" style:font-size-asian="12pt" style:font-size-complex="12pt"/>
    </style:style>
    <style:style style:name="P56" style:family="paragraph" style:parent-style-name="List_20_Paragraph" style:list-style-name="WWNum1">
      <style:paragraph-properties fo:margin-left="0cm" fo:margin-right="0.48cm" fo:margin-top="0.049cm" fo:margin-bottom="0cm" style:contextual-spacing="false" fo:line-height="100%" fo:text-align="justify" style:justify-single-word="false" fo:text-indent="0cm" style:auto-text-indent="false">
        <style:tab-stops>
          <style:tab-stop style:position="1.453cm"/>
        </style:tab-stops>
      </style:paragraph-properties>
      <style:text-properties style:font-name="Times New Roman" fo:font-size="12pt" style:font-size-asian="12pt" style:font-size-complex="12pt"/>
    </style:style>
    <style:style style:name="P57" style:family="paragraph" style:parent-style-name="List_20_Paragraph" style:list-style-name="WWNum1">
      <style:paragraph-properties fo:margin-left="1.439cm" fo:margin-right="0.476cm" fo:margin-top="0.062cm" fo:margin-bottom="0cm" style:contextual-spacing="false" fo:line-height="101%" fo:text-align="justify" style:justify-single-word="false" fo:text-indent="-0.621cm" style:auto-text-indent="false">
        <style:tab-stops>
          <style:tab-stop style:position="1.453cm"/>
        </style:tab-stops>
      </style:paragraph-properties>
      <style:text-properties style:font-name="Times New Roman" fo:font-size="12pt" style:font-size-asian="12pt" style:font-size-complex="12pt"/>
    </style:style>
    <style:style style:name="P58" style:family="paragraph" style:parent-style-name="List_20_Paragraph" style:list-style-name="WWNum1">
      <style:paragraph-properties fo:margin-left="1.439cm" fo:margin-right="0.377cm" fo:margin-top="0.062cm" fo:margin-bottom="0cm" style:contextual-spacing="false" fo:line-height="103%" fo:text-align="justify" style:justify-single-word="false" fo:text-indent="-0.621cm" style:auto-text-indent="false">
        <style:tab-stops>
          <style:tab-stop style:position="1.453cm"/>
        </style:tab-stops>
      </style:paragraph-properties>
      <style:text-properties style:font-name="Times New Roman" fo:font-size="12pt" style:font-size-asian="12pt" style:font-size-complex="12pt"/>
    </style:style>
    <style:style style:name="P59" style:family="paragraph" style:parent-style-name="List_20_Paragraph">
      <style:paragraph-properties fo:margin-left="1.531cm" fo:margin-right="9.49cm" fo:margin-top="0.182cm" fo:margin-bottom="0cm" style:contextual-spacing="false" fo:line-height="135%" fo:text-align="start" style:justify-single-word="false" fo:text-indent="-0.325cm" style:auto-text-indent="false">
        <style:tab-stops>
          <style:tab-stop style:position="1.856cm"/>
        </style:tab-stops>
      </style:paragraph-properties>
      <style:text-properties style:font-name="Times New Roman" fo:font-size="12pt" style:font-size-asian="12pt" style:font-size-complex="12pt"/>
    </style:style>
    <style:style style:name="P60" style:family="paragraph" style:parent-style-name="Paragraphe_20_de_20_liste">
      <style:paragraph-properties fo:margin-left="0.818cm" fo:margin-right="0cm" fo:margin-top="0.314cm" fo:margin-bottom="0cm" style:contextual-spacing="false" fo:line-height="0.603cm" fo:text-indent="0cm" style:auto-text-indent="false">
        <style:tab-stops>
          <style:tab-stop style:position="1.637cm"/>
          <style:tab-stop style:position="1.639cm"/>
        </style:tab-stops>
      </style:paragraph-properties>
    </style:style>
    <style:style style:name="P61" style:family="paragraph" style:parent-style-name="Paragraphe_20_de_20_liste">
      <style:paragraph-properties fo:margin-left="1.184cm" fo:margin-right="0cm" fo:margin-top="0cm" fo:margin-bottom="0cm" style:contextual-spacing="false" fo:line-height="100%" fo:text-align="start" style:justify-single-word="false" fo:text-indent="-0.986cm" style:auto-text-indent="false">
        <style:tab-stops>
          <style:tab-stop style:position="1.184cm"/>
          <style:tab-stop style:position="1.185cm"/>
        </style:tab-stops>
      </style:paragraph-properties>
      <style:text-properties fo:font-size="14pt" officeooo:paragraph-rsid="00107d47" style:font-size-asian="14pt" style:font-size-complex="14pt"/>
    </style:style>
    <style:style style:name="P62" style:family="paragraph" style:parent-style-name="Paragraphe_20_de_20_liste">
      <style:paragraph-properties fo:margin-left="0cm" fo:margin-right="0cm" fo:margin-top="0.314cm" fo:margin-bottom="0cm" style:contextual-spacing="false" fo:line-height="0.603cm" fo:text-indent="0cm" style:auto-text-indent="false">
        <style:tab-stops>
          <style:tab-stop style:position="1.637cm"/>
          <style:tab-stop style:position="1.639cm"/>
        </style:tab-stops>
      </style:paragraph-properties>
    </style:style>
    <style:style style:name="P63" style:family="paragraph" style:parent-style-name="Paragraphe_20_de_20_liste">
      <style:paragraph-properties fo:margin-left="0cm" fo:margin-right="0cm" fo:margin-top="0.314cm" fo:margin-bottom="0cm" style:contextual-spacing="false" fo:line-height="0.603cm" fo:text-indent="0cm" style:auto-text-indent="false">
        <style:tab-stops>
          <style:tab-stop style:position="1.637cm"/>
          <style:tab-stop style:position="1.639cm"/>
        </style:tab-stops>
      </style:paragraph-properties>
      <style:text-properties officeooo:paragraph-rsid="00107d47"/>
    </style:style>
    <style:style style:name="P64" style:family="paragraph" style:parent-style-name="Standard">
      <style:paragraph-properties fo:margin-left="0.82cm" fo:margin-right="0cm" fo:margin-top="0cm" fo:margin-bottom="0cm" style:contextual-spacing="false" fo:line-height="0.512cm" fo:text-align="justify" style:justify-single-word="false" fo:text-indent="0cm" style:auto-text-indent="false"/>
      <style:text-properties style:font-name="Times New Roman" fo:font-size="12pt" fo:font-weight="bold" style:font-size-asian="12pt" style:font-weight-asian="bold" style:font-size-complex="12pt"/>
    </style:style>
    <style:style style:name="P65" style:family="paragraph" style:parent-style-name="Standard">
      <style:paragraph-properties fo:margin-left="0.82cm" fo:margin-right="0cm" fo:margin-top="0cm" fo:margin-bottom="0cm" style:contextual-spacing="false" fo:line-height="0.512cm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66" style:family="paragraph" style:parent-style-name="Standard" style:list-style-name="L6">
      <style:paragraph-properties fo:margin-left="0.82cm" fo:margin-right="0cm" fo:margin-top="0cm" fo:margin-bottom="0cm" style:contextual-spacing="false" fo:line-height="0.512cm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67" style:family="paragraph" style:parent-style-name="Standard">
      <style:paragraph-properties fo:margin-left="0.82cm" fo:margin-right="0cm" fo:margin-top="0cm" fo:margin-bottom="0cm" style:contextual-spacing="false" fo:line-height="0.512cm" fo:text-align="justify" style:justify-single-word="false" fo:text-indent="0cm" style:auto-text-indent="false"/>
      <style:text-properties style:font-name="Times New Roman" fo:font-size="12pt" fo:letter-spacing="-0.035cm" style:font-size-asian="12pt" style:font-size-complex="12pt"/>
    </style:style>
    <style:style style:name="P68" style:family="paragraph" style:parent-style-name="Standard">
      <style:paragraph-properties fo:margin-left="0.82cm" fo:margin-right="0cm" fo:margin-top="0cm" fo:margin-bottom="0cm" style:contextual-spacing="false" fo:line-height="0.512cm" fo:text-align="justify" style:justify-single-word="false" fo:text-indent="0cm" style:auto-text-indent="false"/>
      <style:text-properties style:font-name="Times New Roman" fo:font-size="12pt" fo:letter-spacing="-0.035cm" fo:background-color="#ff6666" style:font-size-asian="12pt" style:font-size-complex="12pt"/>
    </style:style>
    <style:style style:name="P69" style:family="paragraph" style:parent-style-name="Standard">
      <style:paragraph-properties fo:margin-left="0.82cm" fo:margin-right="0cm" fo:margin-top="0cm" fo:margin-bottom="0cm" style:contextual-spacing="false" fo:line-height="0.512cm" fo:text-align="justify" style:justify-single-word="false" fo:text-indent="0cm" style:auto-text-indent="false"/>
      <style:text-properties style:font-name="Times New Roman" fo:font-size="12pt" fo:letter-spacing="-0.037cm" style:font-size-asian="12pt" style:font-size-complex="12pt"/>
    </style:style>
    <style:style style:name="P70" style:family="paragraph" style:parent-style-name="Standard">
      <style:paragraph-properties fo:margin-left="1.184cm" fo:margin-right="0cm" fo:margin-top="0cm" fo:margin-bottom="0cm" style:contextual-spacing="false" fo:line-height="100%" fo:text-align="start" style:justify-single-word="false" fo:text-indent="-0.986cm" style:auto-text-indent="false">
        <style:tab-stops>
          <style:tab-stop style:position="1.184cm"/>
          <style:tab-stop style:position="1.185cm"/>
        </style:tab-stops>
      </style:paragraph-properties>
      <style:text-properties fo:font-size="14pt" style:font-size-asian="14pt" style:font-size-complex="14pt"/>
    </style:style>
    <style:style style:name="P71" style:family="paragraph" style:parent-style-name="Standard">
      <style:paragraph-properties fo:margin-left="1.439cm" fo:margin-right="0.48cm" fo:margin-top="0.055cm" fo:margin-bottom="0cm" style:contextual-spacing="false" fo:text-align="justify" style:justify-single-word="false" fo:text-indent="-0.621cm" style:auto-text-indent="false"/>
      <style:text-properties style:font-name="Times New Roman" fo:font-size="12pt" fo:letter-spacing="0.085cm" fo:font-weight="bold" style:font-size-asian="12pt" style:font-weight-asian="bold" style:font-size-complex="12pt"/>
    </style:style>
    <style:style style:name="P72" style:family="paragraph" style:parent-style-name="Standard">
      <style:paragraph-properties fo:margin-left="1.439cm" fo:margin-right="0.48cm" fo:margin-top="0.055cm" fo:margin-bottom="0cm" style:contextual-spacing="false" fo:text-align="justify" style:justify-single-word="false" fo:text-indent="-0.621cm" style:auto-text-indent="false"/>
      <style:text-properties style:font-name="Times New Roman" fo:font-size="12pt" style:font-size-asian="12pt" style:font-size-complex="12pt"/>
    </style:style>
    <style:style style:name="P73" style:family="paragraph" style:parent-style-name="Standard">
      <style:paragraph-properties fo:margin-left="0cm" fo:margin-right="0.48cm" fo:margin-top="0.055cm" fo:margin-bottom="0cm" style:contextual-spacing="false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74" style:family="paragraph" style:parent-style-name="Standard">
      <style:paragraph-properties fo:margin-left="0cm" fo:margin-right="0.48cm" fo:margin-top="0.028cm" fo:margin-bottom="0cm" style:contextual-spacing="false" fo:line-height="105%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75" style:family="paragraph" style:parent-style-name="Standard">
      <style:paragraph-properties fo:margin-left="2.058cm" fo:margin-right="0.478cm" fo:margin-top="0.081cm" fo:margin-bottom="0cm" style:contextual-spacing="false" fo:line-height="103%" fo:text-align="justify" style:justify-single-word="false" fo:text-indent="-0.621cm" style:auto-text-indent="false"/>
      <style:text-properties style:font-name="Times New Roman" fo:font-size="12pt" fo:letter-spacing="-0.005cm" style:font-size-asian="12pt" style:font-size-complex="12pt"/>
    </style:style>
    <style:style style:name="P76" style:family="paragraph" style:parent-style-name="Standard">
      <style:paragraph-properties fo:margin-left="2.058cm" fo:margin-right="0.478cm" fo:margin-top="0.081cm" fo:margin-bottom="0cm" style:contextual-spacing="false" fo:line-height="103%" fo:text-align="justify" style:justify-single-word="false" fo:text-indent="-0.621cm" style:auto-text-indent="false"/>
      <style:text-properties style:font-name="Times New Roman" fo:font-size="12pt" style:font-size-asian="12pt" style:font-size-complex="12pt"/>
    </style:style>
    <style:style style:name="P77" style:family="paragraph" style:parent-style-name="Standard">
      <style:paragraph-properties fo:margin-left="4.542cm" fo:margin-right="1.97cm" fo:margin-top="0.016cm" fo:margin-bottom="0cm" style:contextual-spacing="false" fo:line-height="0.441cm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78" style:family="paragraph" style:parent-style-name="Standard">
      <style:paragraph-properties fo:margin-left="4.542cm" fo:margin-right="1.97cm" fo:margin-top="0cm" fo:margin-bottom="0cm" style:contextual-spacing="false" fo:line-height="0.443cm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79" style:family="paragraph" style:parent-style-name="Standard">
      <style:paragraph-properties fo:margin-left="1.693cm" fo:margin-right="1.307cm" fo:margin-top="0cm" fo:margin-bottom="0cm" style:contextual-spacing="false" fo:line-height="0.288cm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80" style:family="paragraph" style:parent-style-name="Standard">
      <style:paragraph-properties fo:margin-left="0cm" fo:margin-right="0.478cm" fo:margin-top="0cm" fo:margin-bottom="0cm" style:contextual-spacing="false" fo:line-height="105%" fo:text-align="justify" style:justify-single-word="false" fo:text-indent="0cm" style:auto-text-indent="false"/>
      <style:text-properties style:font-name="Times New Roman" fo:font-size="12pt" fo:font-style="italic" style:font-size-asian="12pt" style:font-style-asian="italic" style:font-size-complex="12pt"/>
    </style:style>
    <style:style style:name="P81" style:family="paragraph" style:parent-style-name="Standard">
      <style:paragraph-properties fo:margin-left="0cm" fo:margin-right="0.478cm" fo:margin-top="0cm" fo:margin-bottom="0cm" style:contextual-spacing="false" fo:line-height="105%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82" style:family="paragraph" style:parent-style-name="Standard">
      <style:paragraph-properties fo:margin-left="1.439cm" fo:margin-right="0.48cm" fo:margin-top="0cm" fo:margin-bottom="0cm" style:contextual-spacing="false" fo:line-height="105%" fo:text-align="justify" style:justify-single-word="false" fo:text-indent="0cm" style:auto-text-indent="false"/>
      <style:text-properties style:font-name="Times New Roman" fo:font-size="12pt" fo:letter-spacing="-0.009cm" fo:font-style="italic" style:font-size-asian="12pt" style:font-style-asian="italic" style:font-size-complex="12pt"/>
    </style:style>
    <style:style style:name="P83" style:family="paragraph" style:parent-style-name="Standard">
      <style:paragraph-properties fo:margin-left="1.439cm" fo:margin-right="0.48cm" fo:margin-top="0cm" fo:margin-bottom="0cm" style:contextual-spacing="false" fo:line-height="105%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84" style:family="paragraph" style:parent-style-name="Standard">
      <style:paragraph-properties fo:margin-left="1.439cm" fo:margin-right="0.48cm" fo:margin-top="0.028cm" fo:margin-bottom="0cm" style:contextual-spacing="false" fo:line-height="105%" fo:text-align="justify" style:justify-single-word="false" fo:text-indent="0cm" style:auto-text-indent="false"/>
      <style:text-properties style:font-name="Times New Roman" fo:font-size="12pt" fo:letter-spacing="-0.005cm" fo:font-style="italic" style:font-size-asian="12pt" style:font-style-asian="italic" style:font-size-complex="12pt" style:text-scale="95%"/>
    </style:style>
    <style:style style:name="P85" style:family="paragraph" style:parent-style-name="Standard">
      <style:paragraph-properties fo:margin-left="1.439cm" fo:margin-right="0.48cm" fo:margin-top="0.028cm" fo:margin-bottom="0cm" style:contextual-spacing="false" fo:line-height="105%" fo:text-align="justify" style:justify-single-word="false" fo:text-indent="0cm" style:auto-text-indent="false"/>
      <style:text-properties style:font-name="Times New Roman" fo:font-size="12pt" fo:letter-spacing="-0.005cm" fo:font-style="italic" style:font-size-asian="12pt" style:font-style-asian="italic" style:font-size-complex="12pt"/>
    </style:style>
    <style:style style:name="P86" style:family="paragraph" style:parent-style-name="Standard">
      <style:paragraph-properties fo:margin-left="1.439cm" fo:margin-right="0.48cm" fo:margin-top="0.028cm" fo:margin-bottom="0cm" style:contextual-spacing="false" fo:line-height="105%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87" style:family="paragraph" style:parent-style-name="Text_20_body">
      <style:paragraph-properties fo:line-height="0.48cm"/>
      <style:text-properties style:font-name="Times New Roman" fo:font-size="12pt" style:font-size-asian="12pt" style:font-size-complex="12pt"/>
    </style:style>
    <style:style style:name="P88" style:family="paragraph" style:parent-style-name="Text_20_body" style:list-style-name="L8">
      <style:paragraph-properties fo:line-height="0.48cm"/>
      <style:text-properties style:font-name="Times New Roman" fo:font-size="12pt" style:font-size-asian="12pt" style:font-size-complex="12pt"/>
    </style:style>
    <style:style style:name="P89" style:family="paragraph" style:parent-style-name="Text_20_body">
      <style:paragraph-properties fo:line-height="0.48cm" fo:text-align="justify" style:justify-single-word="false"/>
      <style:text-properties style:font-name="Times New Roman" fo:font-size="12pt" style:font-size-asian="12pt" style:font-size-complex="12pt"/>
    </style:style>
    <style:style style:name="P90" style:family="paragraph" style:parent-style-name="Text_20_body">
      <style:paragraph-properties fo:margin-left="0.198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184cm"/>
          <style:tab-stop style:position="1.185cm"/>
        </style:tab-stops>
      </style:paragraph-properties>
      <style:text-properties fo:font-size="14pt" style:font-size-asian="14pt" style:font-size-complex="14pt"/>
    </style:style>
    <style:style style:name="P91" style:family="paragraph" style:parent-style-name="Text_20_body" style:list-style-name="L1">
      <style:paragraph-properties fo:margin-left="0.198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184cm"/>
          <style:tab-stop style:position="1.185cm"/>
        </style:tab-stops>
      </style:paragraph-properties>
      <style:text-properties fo:font-size="14pt" style:font-size-asian="14pt" style:font-size-complex="14pt"/>
    </style:style>
    <style:style style:name="P92" style:family="paragraph" style:parent-style-name="Text_20_body" style:list-style-name="L3">
      <style:paragraph-properties fo:margin-left="0.198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468cm"/>
          <style:tab-stop style:position="1.469cm"/>
        </style:tab-stops>
      </style:paragraph-properties>
      <style:text-properties fo:font-size="12pt" fo:letter-spacing="0.026cm" fo:font-style="italic" style:text-underline-style="none" fo:font-weight="normal" style:font-size-asian="12pt" style:font-style-asian="italic" style:font-weight-asian="normal" style:font-size-complex="12pt" style:font-style-complex="italic" style:font-weight-complex="normal" style:text-scale="115%"/>
    </style:style>
    <style:style style:name="P93" style:family="paragraph" style:parent-style-name="Text_20_body" style:list-style-name="L2">
      <style:paragraph-properties fo:margin-left="1.468cm" fo:margin-right="0cm" fo:margin-top="0cm" fo:margin-bottom="0cm" style:contextual-spacing="false" fo:line-height="100%" fo:text-align="start" style:justify-single-word="false" fo:text-indent="-1.27cm" style:auto-text-indent="false">
        <style:tab-stops>
          <style:tab-stop style:position="1.468cm"/>
          <style:tab-stop style:position="1.469cm"/>
        </style:tab-stops>
      </style:paragraph-properties>
      <style:text-properties fo:font-size="12pt" fo:letter-spacing="0.026cm" fo:font-style="italic" style:text-underline-style="none" fo:font-weight="normal" style:font-size-asian="12pt" style:font-style-asian="italic" style:font-weight-asian="normal" style:font-size-complex="12pt" style:font-style-complex="italic" style:font-weight-complex="normal" style:text-scale="115%"/>
    </style:style>
    <style:style style:name="P94" style:family="paragraph" style:parent-style-name="Text_20_body">
      <style:paragraph-properties fo:margin-left="1.468cm" fo:margin-right="0cm" fo:margin-top="0cm" fo:margin-bottom="0cm" style:contextual-spacing="false" fo:line-height="100%" fo:text-align="start" style:justify-single-word="false" fo:text-indent="-1.27cm" style:auto-text-indent="false">
        <style:tab-stops>
          <style:tab-stop style:position="1.468cm"/>
          <style:tab-stop style:position="1.469cm"/>
        </style:tab-stops>
      </style:paragraph-properties>
      <style:text-properties fo:font-size="10pt" style:text-underline-style="none" style:font-size-asian="10pt" style:font-size-complex="10pt" style:text-scale="115%"/>
    </style:style>
    <style:style style:name="P95" style:family="paragraph" style:parent-style-name="Text_20_body" style:list-style-name="L3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468cm"/>
          <style:tab-stop style:position="1.469cm"/>
        </style:tab-stops>
      </style:paragraph-properties>
      <style:text-properties fo:font-size="12pt" fo:letter-spacing="0.026cm" fo:font-style="italic" style:text-underline-style="none" fo:font-weight="normal" style:font-size-asian="12pt" style:font-style-asian="italic" style:font-weight-asian="normal" style:font-size-complex="12pt" style:font-style-complex="italic" style:font-weight-complex="normal" style:text-scale="115%"/>
    </style:style>
    <style:style style:name="P96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184cm"/>
          <style:tab-stop style:position="1.185cm"/>
        </style:tab-stops>
      </style:paragraph-properties>
      <style:text-properties fo:font-size="18pt" style:font-size-asian="18pt" style:font-size-complex="18pt"/>
    </style:style>
    <style:style style:name="P97" style:family="paragraph" style:parent-style-name="Text_20_body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1.184cm"/>
          <style:tab-stop style:position="1.185cm"/>
        </style:tab-stops>
      </style:paragraph-properties>
      <style:text-properties style:font-name="Times New Roman" officeooo:rsid="00126fe9" officeooo:paragraph-rsid="00126fe9"/>
    </style:style>
    <style:style style:name="P98" style:family="paragraph" style:parent-style-name="Text_20_body">
      <style:paragraph-properties fo:margin-left="0cm" fo:margin-right="0cm" fo:margin-top="0.014cm" fo:margin-bottom="0cm" style:contextual-spacing="false" fo:text-indent="0cm" style:auto-text-indent="false"/>
      <style:text-properties style:font-name="Times New Roman" fo:font-size="12pt" fo:language="fr" fo:country="FR" style:font-name-asian="Georgia1" style:font-size-asian="12pt" style:language-asian="en" style:country-asian="US" style:font-name-complex="Georgia1" style:font-size-complex="12pt" style:language-complex="ar" style:country-complex="SA"/>
    </style:style>
    <style:style style:name="P99" style:family="paragraph" style:parent-style-name="Text_20_body">
      <style:paragraph-properties fo:margin-left="0cm" fo:margin-right="0cm" fo:margin-top="0.007cm" fo:margin-bottom="0cm" style:contextual-spacing="false" fo:text-indent="0cm" style:auto-text-indent="false"/>
      <style:text-properties style:font-name="Times New Roman" fo:font-size="12pt" fo:language="fr" fo:country="FR" style:font-name-asian="Georgia1" style:font-size-asian="12pt" style:language-asian="en" style:country-asian="US" style:font-name-complex="Georgia1" style:font-size-complex="12pt" style:language-complex="ar" style:country-complex="SA"/>
    </style:style>
    <style:style style:name="P100" style:family="paragraph" style:parent-style-name="Text_20_body">
      <style:paragraph-properties fo:margin-left="0cm" fo:margin-right="0cm" fo:line-height="105%" fo:text-indent="0cm" style:auto-text-indent="false"/>
      <style:text-properties style:font-name="Times New Roman" fo:font-size="12pt" style:font-size-asian="12pt" style:font-size-complex="12pt"/>
    </style:style>
    <style:style style:name="P101" style:family="paragraph" style:parent-style-name="Text_20_body">
      <style:paragraph-properties fo:margin-left="0cm" fo:margin-right="0cm" fo:margin-top="0.457cm" fo:margin-bottom="0cm" style:contextual-spacing="false" fo:line-height="100%" fo:text-align="start" style:justify-single-word="false" fo:text-indent="0cm" style:auto-text-indent="false">
        <style:tab-stops>
          <style:tab-stop style:position="1.468cm"/>
          <style:tab-stop style:position="1.469cm"/>
        </style:tab-stops>
      </style:paragraph-properties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2" style:family="paragraph" style:parent-style-name="Text_20_body" style:list-style-name="L4">
      <style:paragraph-properties fo:margin-left="0.199cm" fo:margin-right="0.478cm" fo:margin-top="0.268cm" fo:margin-bottom="0cm" style:contextual-spacing="false" fo:line-height="0.508cm" fo:text-align="justify" style:justify-single-word="false" fo:text-indent="0.619cm" style:auto-text-indent="false"/>
    </style:style>
    <style:style style:name="P103" style:family="paragraph" style:parent-style-name="Text_20_body" style:list-style-name="L5">
      <style:paragraph-properties fo:margin-left="0.199cm" fo:margin-right="0.478cm" fo:margin-top="0.268cm" fo:margin-bottom="0cm" style:contextual-spacing="false" fo:line-height="0.508cm" fo:text-align="justify" style:justify-single-word="false" fo:text-indent="0.619cm" style:auto-text-indent="false"/>
    </style:style>
    <style:style style:name="P104" style:family="paragraph" style:parent-style-name="Text_20_body">
      <style:paragraph-properties fo:margin-left="0.199cm" fo:margin-right="0.478cm" fo:margin-top="0.268cm" fo:margin-bottom="0cm" style:contextual-spacing="false" fo:line-height="0.508cm" fo:text-align="justify" style:justify-single-word="false" fo:text-indent="0.619cm" style:auto-text-indent="false"/>
      <style:text-properties style:font-name="Times New Roman"/>
    </style:style>
    <style:style style:name="P105" style:family="paragraph" style:parent-style-name="Text_20_body">
      <style:paragraph-properties fo:margin-left="0cm" fo:margin-right="0.351cm" fo:margin-top="0.028cm" fo:margin-bottom="0cm" style:contextual-spacing="false" fo:line-height="105%" fo:text-indent="0cm" style:auto-text-indent="false"/>
      <style:text-properties style:font-name="Times New Roman" fo:font-size="12pt" style:font-size-asian="12pt" style:font-size-complex="12pt"/>
    </style:style>
    <style:style style:name="P106" style:family="paragraph" style:parent-style-name="Text_20_body" style:list-style-name="L7">
      <style:paragraph-properties fo:margin-left="0cm" fo:margin-right="0.351cm" fo:margin-top="0.028cm" fo:margin-bottom="0cm" style:contextual-spacing="false" fo:line-height="105%" fo:text-indent="0cm" style:auto-text-indent="false"/>
      <style:text-properties style:font-name="Times New Roman" fo:font-size="12pt" style:font-size-asian="12pt" style:font-size-complex="12pt"/>
    </style:style>
    <style:style style:name="P107" style:family="paragraph" style:parent-style-name="Text_20_body">
      <style:paragraph-properties fo:margin-left="0cm" fo:margin-right="0.351cm" fo:margin-top="0.028cm" fo:margin-bottom="0cm" style:contextual-spacing="false" fo:line-height="105%" fo:text-indent="0cm" style:auto-text-indent="false"/>
      <style:text-properties style:font-name="Times New Roman" fo:font-size="12pt" fo:letter-spacing="-0.051cm" style:font-size-asian="12pt" style:font-size-complex="12pt"/>
    </style:style>
    <style:style style:name="P108" style:family="paragraph" style:parent-style-name="Text_20_body" style:list-style-name="L9">
      <style:paragraph-properties fo:margin-left="1.439cm" fo:margin-right="0.478cm" fo:margin-top="0.051cm" fo:margin-bottom="0cm" style:contextual-spacing="false" fo:text-align="justify" style:justify-single-word="false" fo:text-indent="-0.621cm" style:auto-text-indent="false"/>
      <style:text-properties style:font-name="Times New Roman" fo:font-size="12pt" style:font-size-asian="12pt" style:font-size-complex="12pt"/>
    </style:style>
    <style:style style:name="P109" style:family="paragraph" style:parent-style-name="Text_20_body" style:list-style-name="L9">
      <style:paragraph-properties fo:margin-left="1.439cm" fo:margin-right="0.478cm" fo:margin-top="0.051cm" fo:margin-bottom="0cm" style:contextual-spacing="false" fo:text-align="justify" style:justify-single-word="false" fo:text-indent="-0.621cm" style:auto-text-indent="false"/>
      <style:text-properties style:font-name="Times New Roman" fo:font-size="12pt" fo:font-weight="bold" style:font-size-asian="12pt" style:font-weight-asian="bold" style:font-size-complex="12pt"/>
    </style:style>
    <style:style style:name="P110" style:family="paragraph" style:parent-style-name="Text_20_body">
      <style:paragraph-properties fo:margin-left="0cm" fo:margin-right="0.478cm" fo:margin-top="0.051cm" fo:margin-bottom="0cm" style:contextual-spacing="false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111" style:family="paragraph" style:parent-style-name="Text_20_body" style:list-style-name="L9">
      <style:paragraph-properties fo:margin-left="0cm" fo:margin-right="0.478cm" fo:margin-top="0.051cm" fo:margin-bottom="0cm" style:contextual-spacing="false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112" style:family="paragraph" style:parent-style-name="Text_20_body">
      <style:paragraph-properties fo:margin-top="0.028cm" fo:margin-bottom="0cm" style:contextual-spacing="false"/>
      <style:text-properties style:font-name="Times New Roman" fo:font-size="12pt" style:font-size-asian="12pt" style:font-size-complex="12pt"/>
    </style:style>
    <style:style style:name="P113" style:family="paragraph" style:parent-style-name="Text_20_body">
      <style:paragraph-properties fo:margin-top="0.028cm" fo:margin-bottom="0cm" style:contextual-spacing="false" fo:line-height="105%"/>
      <style:text-properties style:font-name="Times New Roman" fo:font-size="12pt" style:font-size-asian="12pt" style:font-size-complex="12pt"/>
    </style:style>
    <style:style style:name="P114" style:family="paragraph" style:parent-style-name="Text_20_body" style:list-style-name="L10">
      <style:paragraph-properties fo:margin-top="0.028cm" fo:margin-bottom="0cm" style:contextual-spacing="false"/>
      <style:text-properties style:font-name="Times New Roman" fo:font-size="12pt" style:font-size-asian="12pt" style:font-size-complex="12pt"/>
    </style:style>
    <style:style style:name="P115" style:family="paragraph" style:parent-style-name="Text_20_body" style:list-style-name="L11">
      <style:paragraph-properties fo:margin-top="0.028cm" fo:margin-bottom="0cm" style:contextual-spacing="false"/>
      <style:text-properties style:font-name="Times New Roman" fo:font-size="12pt" style:font-size-asian="12pt" style:font-size-complex="12pt"/>
    </style:style>
    <style:style style:name="P116" style:family="paragraph" style:parent-style-name="Text_20_body">
      <style:paragraph-properties fo:margin-top="0.028cm" fo:margin-bottom="0cm" style:contextual-spacing="false" fo:text-align="justify" style:justify-single-word="false"/>
      <style:text-properties style:font-name="Times New Roman" fo:font-size="12pt" style:font-size-asian="12pt" style:font-size-complex="12pt"/>
    </style:style>
    <style:style style:name="P117" style:family="paragraph" style:parent-style-name="Text_20_body">
      <style:paragraph-properties fo:margin-left="1.439cm" fo:margin-right="0.48cm" fo:margin-top="0.074cm" fo:margin-bottom="0cm" style:contextual-spacing="false" fo:text-align="justify" style:justify-single-word="false" fo:text-indent="-0.621cm" style:auto-text-indent="false"/>
      <style:text-properties style:font-name="Times New Roman" fo:font-size="12pt" style:font-size-asian="12pt" style:font-size-complex="12pt"/>
    </style:style>
    <style:style style:name="P118" style:family="paragraph" style:parent-style-name="Text_20_body">
      <style:paragraph-properties fo:margin-left="1.439cm" fo:margin-right="0.48cm" fo:margin-top="0.074cm" fo:margin-bottom="0cm" style:contextual-spacing="false" fo:text-align="justify" style:justify-single-word="false" fo:text-indent="-0.621cm" style:auto-text-indent="false"/>
      <style:text-properties style:font-name="Times New Roman" fo:font-size="12pt" fo:letter-spacing="0.081cm" fo:font-weight="bold" style:font-size-asian="12pt" style:font-weight-asian="bold" style:font-size-complex="12pt"/>
    </style:style>
    <style:style style:name="P119" style:family="paragraph" style:parent-style-name="Text_20_body">
      <style:paragraph-properties fo:margin-left="1.439cm" fo:margin-right="0.48cm" fo:margin-top="0.074cm" fo:margin-bottom="0cm" style:contextual-spacing="false" fo:text-align="justify" style:justify-single-word="false" fo:text-indent="-0.621cm" style:auto-text-indent="false"/>
      <style:text-properties style:font-name="Times New Roman" fo:font-size="12pt" fo:letter-spacing="0.016cm" style:font-size-asian="12pt" style:font-size-complex="12pt"/>
    </style:style>
    <style:style style:name="P120" style:family="paragraph" style:parent-style-name="Text_20_body">
      <style:paragraph-properties fo:margin-top="0.03cm" fo:margin-bottom="0cm" style:contextual-spacing="false"/>
      <style:text-properties style:font-name="Times New Roman" fo:font-size="12pt" style:font-size-asian="12pt" style:font-size-complex="12pt"/>
    </style:style>
    <style:style style:name="P121" style:family="paragraph" style:parent-style-name="Text_20_body">
      <style:paragraph-properties fo:margin-left="1.439cm" fo:margin-right="0.48cm" fo:margin-top="0.03cm" fo:margin-bottom="0cm" style:contextual-spacing="false" fo:line-height="105%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122" style:family="paragraph" style:parent-style-name="Text_20_body">
      <style:paragraph-properties fo:margin-left="1.439cm" fo:margin-right="0.474cm" fo:margin-top="0.051cm" fo:margin-bottom="0cm" style:contextual-spacing="false" fo:line-height="103%" fo:text-align="justify" style:justify-single-word="false" fo:text-indent="-0.621cm" style:auto-text-indent="false"/>
      <style:text-properties style:font-name="Times New Roman" fo:font-size="12pt" style:font-size-asian="12pt" style:font-size-complex="12pt"/>
    </style:style>
    <style:style style:name="P123" style:family="paragraph" style:parent-style-name="Text_20_body">
      <style:paragraph-properties fo:margin-left="1.439cm" fo:margin-right="0.474cm" fo:margin-top="0.051cm" fo:margin-bottom="0cm" style:contextual-spacing="false" fo:line-height="103%" fo:text-align="justify" style:justify-single-word="false" fo:text-indent="-0.621cm" style:auto-text-indent="false"/>
      <style:text-properties style:font-name="Times New Roman" fo:font-size="12pt" fo:font-weight="bold" style:font-size-asian="12pt" style:font-weight-asian="bold" style:font-size-complex="12pt"/>
    </style:style>
    <style:style style:name="P124" style:family="paragraph" style:parent-style-name="Text_20_body">
      <style:paragraph-properties fo:margin-left="0.199cm" fo:margin-right="0.48cm" fo:margin-top="0.173cm" fo:margin-bottom="0cm" style:contextual-spacing="false" fo:line-height="105%" fo:text-align="start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125" style:family="paragraph" style:parent-style-name="Text_20_body">
      <style:paragraph-properties fo:margin-left="0.199cm" fo:margin-right="0.48cm" fo:margin-top="0.173cm" fo:margin-bottom="0cm" style:contextual-spacing="false" fo:line-height="105%" fo:text-align="justify" style:justify-single-word="false" fo:text-indent="0cm" style:auto-text-indent="false"/>
      <style:text-properties style:font-name="Times New Roman" fo:font-size="12pt" fo:letter-spacing="0.097cm" style:font-size-asian="12pt" style:font-size-complex="12pt"/>
    </style:style>
    <style:style style:name="P126" style:family="paragraph" style:parent-style-name="Text_20_body">
      <style:paragraph-properties fo:margin-left="1.439cm" fo:margin-right="0.478cm" fo:margin-top="0.03cm" fo:margin-bottom="0cm" style:contextual-spacing="false" fo:line-height="105%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127" style:family="paragraph" style:parent-style-name="Text_20_body">
      <style:paragraph-properties fo:margin-left="1.439cm" fo:margin-right="0.478cm" fo:margin-top="0.03cm" fo:margin-bottom="0cm" style:contextual-spacing="false" fo:line-height="105%" fo:text-align="justify" style:justify-single-word="false" fo:text-indent="0cm" style:auto-text-indent="false"/>
      <style:text-properties style:font-name="Times New Roman" fo:font-size="12pt" fo:letter-spacing="-0.012cm" style:font-size-asian="12pt" style:font-size-complex="12pt"/>
    </style:style>
    <style:style style:name="P128" style:family="paragraph" style:parent-style-name="Text_20_body">
      <style:paragraph-properties fo:margin-left="1.439cm" fo:margin-right="0.478cm" fo:margin-top="0.03cm" fo:margin-bottom="0cm" style:contextual-spacing="false" fo:line-height="105%" fo:text-align="justify" style:justify-single-word="false" fo:text-indent="0cm" style:auto-text-indent="false"/>
      <style:text-properties style:font-name="Times New Roman" fo:font-size="12pt" fo:letter-spacing="-0.014cm" style:font-size-asian="12pt" style:font-size-complex="12pt"/>
    </style:style>
    <style:style style:name="P129" style:family="paragraph" style:parent-style-name="Text_20_body">
      <style:paragraph-properties fo:margin-left="2.058cm" fo:margin-right="0.48cm" fo:margin-top="0.055cm" fo:margin-bottom="0cm" style:contextual-spacing="false" fo:line-height="105%" fo:text-align="justify" style:justify-single-word="false" fo:text-indent="-0.621cm" style:auto-text-indent="false"/>
      <style:text-properties style:font-name="Times New Roman" fo:font-size="12pt" style:font-size-asian="12pt" style:font-size-complex="12pt"/>
    </style:style>
    <style:style style:name="P130" style:family="paragraph" style:parent-style-name="Text_20_body">
      <style:paragraph-properties fo:margin-top="0.104cm" fo:margin-bottom="0cm" style:contextual-spacing="false" fo:line-height="105%"/>
      <style:text-properties style:font-name="Times New Roman" fo:font-size="12pt" style:font-size-asian="12pt" style:font-size-complex="12pt"/>
    </style:style>
    <style:style style:name="P131" style:family="paragraph" style:parent-style-name="Text_20_body">
      <style:paragraph-properties fo:margin-top="0.233cm" fo:margin-bottom="0cm" style:contextual-spacing="false"/>
      <style:text-properties style:font-name="Times New Roman" fo:font-size="12pt" style:font-size-asian="12pt" style:font-size-complex="12pt" style:text-scale="105%"/>
    </style:style>
    <style:style style:name="P132" style:family="paragraph" style:parent-style-name="Text_20_body">
      <style:paragraph-properties fo:margin-top="0.026cm" fo:margin-bottom="0cm" style:contextual-spacing="false"/>
      <style:text-properties style:font-name="Times New Roman" fo:font-size="12pt" style:font-size-asian="12pt" style:font-size-complex="12pt"/>
    </style:style>
    <style:style style:name="P133" style:family="paragraph" style:parent-style-name="Text_20_body">
      <style:paragraph-properties fo:margin-left="0cm" fo:margin-right="0.681cm" fo:margin-top="0.028cm" fo:margin-bottom="0cm" style:contextual-spacing="false" fo:line-height="105%" fo:text-indent="0cm" style:auto-text-indent="false"/>
      <style:text-properties style:font-name="Times New Roman" fo:font-size="12pt" style:font-size-asian="12pt" style:font-size-complex="12pt"/>
    </style:style>
    <style:style style:name="P134" style:family="paragraph" style:parent-style-name="Text_20_body">
      <style:paragraph-properties fo:margin-left="2.058cm" fo:margin-right="0.681cm" fo:margin-top="0.028cm" fo:margin-bottom="0cm" style:contextual-spacing="false" fo:line-height="105%" fo:text-indent="-0.621cm" style:auto-text-indent="false"/>
      <style:text-properties style:font-name="Times New Roman" fo:font-size="12pt" style:font-size-asian="12pt" style:font-size-complex="12pt"/>
    </style:style>
    <style:style style:name="P135" style:family="paragraph" style:parent-style-name="Text_20_body">
      <style:paragraph-properties fo:margin-left="2.058cm" fo:margin-right="0.686cm" fo:margin-top="0.026cm" fo:margin-bottom="0cm" style:contextual-spacing="false" fo:line-height="105%" fo:text-align="justify" style:justify-single-word="false" fo:text-indent="-0.621cm" style:auto-text-indent="false"/>
      <style:text-properties style:font-name="Times New Roman" fo:font-size="12pt" style:font-size-asian="12pt" style:font-size-complex="12pt"/>
    </style:style>
    <style:style style:name="P136" style:family="paragraph" style:parent-style-name="Text_20_body">
      <style:paragraph-properties fo:margin-top="0.182cm" fo:margin-bottom="0cm" style:contextual-spacing="false" fo:text-align="justify" style:justify-single-word="false"/>
      <style:text-properties style:font-name="Times New Roman" fo:font-size="12pt" style:font-size-asian="12pt" style:font-size-complex="12pt"/>
    </style:style>
    <style:style style:name="P137" style:family="paragraph" style:parent-style-name="Text_20_body">
      <style:paragraph-properties fo:margin-left="0cm" fo:margin-right="0.684cm" fo:margin-top="0.012cm" fo:margin-bottom="0cm" style:contextual-spacing="false" fo:line-height="105%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138" style:family="paragraph" style:parent-style-name="Text_20_body">
      <style:paragraph-properties fo:margin-left="0.199cm" fo:margin-right="0.476cm" fo:margin-top="0.159cm" fo:margin-bottom="0cm" style:contextual-spacing="false" fo:line-height="105%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T1" style:family="text">
      <style:text-properties fo:letter-spacing="-0.051cm"/>
    </style:style>
    <style:style style:name="T2" style:family="text">
      <style:text-properties fo:letter-spacing="-0.051cm" fo:font-weight="bold" style:font-weight-asian="bold"/>
    </style:style>
    <style:style style:name="T3" style:family="text">
      <style:text-properties fo:letter-spacing="-0.051cm" fo:font-weight="bold" style:font-weight-asian="bold" style:font-weight-complex="bold"/>
    </style:style>
    <style:style style:name="T4" style:family="text">
      <style:text-properties fo:letter-spacing="-0.051cm" fo:background-color="#ff6666" loext:char-shading-value="0"/>
    </style:style>
    <style:style style:name="T5" style:family="text">
      <style:text-properties fo:letter-spacing="-0.051cm" fo:font-style="italic" style:font-style-asian="italic"/>
    </style:style>
    <style:style style:name="T6" style:family="text">
      <style:text-properties fo:letter-spacing="-0.049cm"/>
    </style:style>
    <style:style style:name="T7" style:family="text">
      <style:text-properties fo:letter-spacing="-0.049cm" fo:font-weight="bold" style:font-weight-asian="bold"/>
    </style:style>
    <style:style style:name="T8" style:family="text">
      <style:text-properties fo:letter-spacing="-0.049cm" fo:font-weight="bold" style:font-weight-asian="bold" style:font-weight-complex="bold"/>
    </style:style>
    <style:style style:name="T9" style:family="text">
      <style:text-properties fo:letter-spacing="-0.049cm" fo:background-color="#ff6666" loext:char-shading-value="0"/>
    </style:style>
    <style:style style:name="T10" style:family="text">
      <style:text-properties fo:letter-spacing="-0.049cm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letter-spacing="-0.005cm"/>
    </style:style>
    <style:style style:name="T12" style:family="text">
      <style:text-properties fo:letter-spacing="-0.005cm" fo:background-color="#00ccff" loext:char-shading-value="0"/>
    </style:style>
    <style:style style:name="T13" style:family="text">
      <style:text-properties fo:letter-spacing="-0.005cm" fo:font-weight="bold" style:font-weight-asian="bold"/>
    </style:style>
    <style:style style:name="T14" style:family="text">
      <style:text-properties fo:letter-spacing="-0.005cm" fo:font-weight="bold" style:font-weight-asian="bold" style:font-weight-complex="bold"/>
    </style:style>
    <style:style style:name="T15" style:family="text">
      <style:text-properties fo:letter-spacing="-0.005cm" fo:font-weight="bold" fo:background-color="#00ccff" loext:char-shading-value="0" style:font-weight-asian="bold" style:font-weight-complex="bold"/>
    </style:style>
    <style:style style:name="T16" style:family="text">
      <style:text-properties fo:letter-spacing="-0.005cm" style:text-underline-style="solid" style:text-underline-width="auto" style:text-underline-color="font-color"/>
    </style:style>
    <style:style style:name="T17" style:family="text">
      <style:text-properties fo:letter-spacing="-0.005cm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letter-spacing="-0.005cm" style:text-underline-style="none" fo:font-weight="bold" fo:background-color="#00ccff" loext:char-shading-value="0" style:font-weight-asian="bold" style:font-weight-complex="bold"/>
    </style:style>
    <style:style style:name="T19" style:family="text">
      <style:text-properties fo:letter-spacing="-0.005cm" fo:background-color="#ff6666" loext:char-shading-value="0"/>
    </style:style>
    <style:style style:name="T20" style:family="text">
      <style:text-properties fo:letter-spacing="-0.005cm" fo:font-style="italic" style:font-style-asian="italic"/>
    </style:style>
    <style:style style:name="T21" style:family="text">
      <style:text-properties fo:letter-spacing="-0.005cm" fo:font-style="italic" style:font-style-asian="italic" style:text-scale="95%"/>
    </style:style>
    <style:style style:name="T22" style:family="text">
      <style:text-properties fo:letter-spacing="-0.039cm"/>
    </style:style>
    <style:style style:name="T23" style:family="text">
      <style:text-properties fo:letter-spacing="-0.039cm"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fo:letter-spacing="-0.037cm"/>
    </style:style>
    <style:style style:name="T25" style:family="text">
      <style:text-properties fo:letter-spacing="-0.037cm" fo:font-style="italic" style:font-style-asian="italic"/>
    </style:style>
    <style:style style:name="T26" style:family="text">
      <style:text-properties fo:letter-spacing="-0.007cm"/>
    </style:style>
    <style:style style:name="T27" style:family="text">
      <style:text-properties fo:letter-spacing="-0.007cm" style:text-underline-style="solid" style:text-underline-width="auto" style:text-underline-color="font-color"/>
    </style:style>
    <style:style style:name="T28" style:family="text">
      <style:text-properties fo:letter-spacing="-0.007cm"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fo:letter-spacing="-0.007cm" fo:font-style="italic" style:font-style-asian="italic"/>
    </style:style>
    <style:style style:name="T30" style:family="text">
      <style:text-properties fo:letter-spacing="-0.007cm" fo:font-style="italic" style:font-style-asian="italic" style:text-scale="95%"/>
    </style:style>
    <style:style style:name="T31" style:family="text">
      <style:text-properties fo:letter-spacing="-0.007cm" fo:font-weight="bold" style:font-weight-asian="bold"/>
    </style:style>
    <style:style style:name="T32" style:family="text">
      <style:text-properties fo:letter-spacing="0.044cm"/>
    </style:style>
    <style:style style:name="T33" style:family="text">
      <style:text-properties fo:letter-spacing="0.09cm" style:text-underline-style="solid" style:text-underline-width="auto" style:text-underline-color="font-color"/>
    </style:style>
    <style:style style:name="T34" style:family="text">
      <style:text-properties fo:letter-spacing="-0.056cm"/>
    </style:style>
    <style:style style:name="T35" style:family="text">
      <style:text-properties fo:letter-spacing="-0.056cm" fo:font-weight="bold" style:font-weight-asian="bold"/>
    </style:style>
    <style:style style:name="T36" style:family="text">
      <style:text-properties fo:letter-spacing="-0.056cm" fo:font-weight="bold" style:font-weight-asian="bold" style:font-weight-complex="bold"/>
    </style:style>
    <style:style style:name="T37" style:family="text">
      <style:text-properties fo:letter-spacing="-0.056cm" style:text-underline-style="solid" style:text-underline-width="auto" style:text-underline-color="font-color" fo:font-weight="bold" style:font-weight-asian="bold"/>
    </style:style>
    <style:style style:name="T38" style:family="text">
      <style:text-properties fo:letter-spacing="-0.055cm"/>
    </style:style>
    <style:style style:name="T39" style:family="text">
      <style:text-properties fo:letter-spacing="-0.055cm" style:text-underline-style="solid" style:text-underline-width="auto" style:text-underline-color="font-color" fo:font-weight="bold" style:font-weight-asian="bold"/>
    </style:style>
    <style:style style:name="T40" style:family="text">
      <style:text-properties fo:letter-spacing="-0.055cm" fo:font-weight="bold" style:font-weight-asian="bold"/>
    </style:style>
    <style:style style:name="T41" style:family="text">
      <style:text-properties fo:letter-spacing="0.018cm"/>
    </style:style>
    <style:style style:name="T42" style:family="text">
      <style:text-properties fo:letter-spacing="0.018cm" style:text-underline-style="solid" style:text-underline-width="auto" style:text-underline-color="font-color"/>
    </style:style>
    <style:style style:name="T43" style:family="text">
      <style:text-properties fo:letter-spacing="0.018cm" fo:font-style="italic" style:font-style-asian="italic"/>
    </style:style>
    <style:style style:name="T44" style:family="text">
      <style:text-properties fo:letter-spacing="0.021cm"/>
    </style:style>
    <style:style style:name="T45" style:family="text">
      <style:text-properties fo:letter-spacing="0.021cm" style:text-underline-style="solid" style:text-underline-width="auto" style:text-underline-color="font-color"/>
    </style:style>
    <style:style style:name="T46" style:family="text">
      <style:text-properties fo:letter-spacing="0.019cm"/>
    </style:style>
    <style:style style:name="T47" style:family="text">
      <style:text-properties fo:letter-spacing="0.019cm" style:text-underline-style="solid" style:text-underline-width="auto" style:text-underline-color="font-color"/>
    </style:style>
    <style:style style:name="T48" style:family="text">
      <style:text-properties fo:letter-spacing="0.019cm" style:text-underline-style="none"/>
    </style:style>
    <style:style style:name="T49" style:family="text">
      <style:text-properties fo:letter-spacing="-0.025cm"/>
    </style:style>
    <style:style style:name="T50" style:family="text">
      <style:text-properties fo:letter-spacing="-0.025cm" style:text-underline-style="solid" style:text-underline-width="auto" style:text-underline-color="font-color"/>
    </style:style>
    <style:style style:name="T51" style:family="text">
      <style:text-properties fo:letter-spacing="-0.025cm" fo:font-style="italic" style:font-style-asian="italic"/>
    </style:style>
    <style:style style:name="T52" style:family="text">
      <style:text-properties fo:letter-spacing="-0.025cm" fo:font-style="italic" style:font-style-asian="italic" style:text-scale="95%"/>
    </style:style>
    <style:style style:name="T53" style:family="text">
      <style:text-properties fo:letter-spacing="-0.023cm"/>
    </style:style>
    <style:style style:name="T54" style:family="text">
      <style:text-properties fo:letter-spacing="-0.023cm" style:text-underline-style="solid" style:text-underline-width="auto" style:text-underline-color="font-color"/>
    </style:style>
    <style:style style:name="T55" style:family="text">
      <style:text-properties fo:letter-spacing="-0.023cm" style:text-underline-style="solid" style:text-underline-width="auto" style:text-underline-color="font-color" fo:font-weight="bold" style:font-weight-asian="bold" style:font-weight-complex="bold"/>
    </style:style>
    <style:style style:name="T56" style:family="text">
      <style:text-properties fo:letter-spacing="-0.023cm" fo:font-style="italic" style:font-style-asian="italic"/>
    </style:style>
    <style:style style:name="T57" style:family="text">
      <style:text-properties fo:letter-spacing="-0.023cm" fo:font-style="italic" style:font-style-asian="italic" style:text-scale="95%"/>
    </style:style>
    <style:style style:name="T58" style:family="text">
      <style:text-properties fo:letter-spacing="-0.023cm" fo:font-weight="bold" style:font-weight-asian="bold" style:font-weight-complex="bold"/>
    </style:style>
    <style:style style:name="T59" style:family="text">
      <style:text-properties fo:letter-spacing="0.004cm"/>
    </style:style>
    <style:style style:name="T60" style:family="text">
      <style:text-properties fo:letter-spacing="0.023cm"/>
    </style:style>
    <style:style style:name="T61" style:family="text">
      <style:text-properties fo:letter-spacing="-0.048cm"/>
    </style:style>
    <style:style style:name="T62" style:family="text">
      <style:text-properties fo:letter-spacing="-0.048cm" fo:background-color="#00ccff" loext:char-shading-value="0"/>
    </style:style>
    <style:style style:name="T63" style:family="text">
      <style:text-properties fo:letter-spacing="-0.048cm" style:text-underline-style="solid" style:text-underline-width="auto" style:text-underline-color="font-color"/>
    </style:style>
    <style:style style:name="T64" style:family="text">
      <style:text-properties fo:letter-spacing="-0.048cm" fo:font-weight="bold" style:font-weight-asian="bold"/>
    </style:style>
    <style:style style:name="T65" style:family="text">
      <style:text-properties fo:letter-spacing="-0.048cm" fo:font-weight="bold" style:font-weight-asian="bold" style:font-weight-complex="bold"/>
    </style:style>
    <style:style style:name="T66" style:family="text">
      <style:text-properties fo:letter-spacing="-0.046cm"/>
    </style:style>
    <style:style style:name="T67" style:family="text">
      <style:text-properties fo:letter-spacing="-0.046cm" fo:background-color="#00ccff" loext:char-shading-value="0"/>
    </style:style>
    <style:style style:name="T68" style:family="text">
      <style:text-properties fo:letter-spacing="-0.046cm" style:text-underline-style="solid" style:text-underline-width="auto" style:text-underline-color="font-color"/>
    </style:style>
    <style:style style:name="T69" style:family="text">
      <style:text-properties fo:letter-spacing="-0.046cm" fo:font-style="italic" style:font-style-asian="italic"/>
    </style:style>
    <style:style style:name="T70" style:family="text">
      <style:text-properties fo:letter-spacing="-0.018cm"/>
    </style:style>
    <style:style style:name="T71" style:family="text">
      <style:text-properties fo:letter-spacing="-0.018cm" style:text-scale="95%"/>
    </style:style>
    <style:style style:name="T72" style:family="text">
      <style:text-properties fo:letter-spacing="-0.016cm"/>
    </style:style>
    <style:style style:name="T73" style:family="text">
      <style:text-properties fo:letter-spacing="-0.016cm" style:text-underline-style="solid" style:text-underline-width="auto" style:text-underline-color="font-color" fo:font-weight="bold" style:font-weight-asian="bold" style:font-weight-complex="bold"/>
    </style:style>
    <style:style style:name="T74" style:family="text">
      <style:text-properties fo:letter-spacing="-0.016cm" style:text-underline-style="solid" style:text-underline-width="auto" style:text-underline-color="font-color" fo:background-color="#00ccff" loext:char-shading-value="0"/>
    </style:style>
    <style:style style:name="T75" style:family="text">
      <style:text-properties fo:letter-spacing="-0.016cm" fo:font-weight="bold" style:font-weight-asian="bold"/>
    </style:style>
    <style:style style:name="T76" style:family="text">
      <style:text-properties fo:letter-spacing="-0.016cm" fo:font-style="italic" style:font-style-asian="italic"/>
    </style:style>
    <style:style style:name="T77" style:family="text">
      <style:text-properties style:text-scale="115%"/>
    </style:style>
    <style:style style:name="T78" style:family="text">
      <style:text-properties fo:letter-spacing="0.026cm"/>
    </style:style>
    <style:style style:name="T79" style:family="text">
      <style:text-properties fo:letter-spacing="0.026cm" style:text-underline-style="solid" style:text-underline-width="auto" style:text-underline-color="font-color" style:text-scale="115%"/>
    </style:style>
    <style:style style:name="T80" style:family="text">
      <style:text-properties fo:letter-spacing="0.026cm" fo:font-style="italic" fo:font-weight="bold" style:font-style-asian="italic" style:font-weight-asian="bold" style:font-style-complex="italic" style:font-weight-complex="bold" style:text-scale="115%"/>
    </style:style>
    <style:style style:name="T81" style:family="text">
      <style:text-properties fo:font-size="12pt" style:font-size-asian="12pt"/>
    </style:style>
    <style:style style:name="T82" style:family="text">
      <style:text-properties fo:font-size="12pt" style:font-size-asian="12pt" style:text-scale="95%"/>
    </style:style>
    <style:style style:name="T83" style:family="text">
      <style:text-properties fo:font-size="12pt" style:font-size-asian="12pt" style:text-scale="105%"/>
    </style:style>
    <style:style style:name="T84" style:family="text">
      <style:text-properties fo:font-size="12pt" fo:letter-spacing="-0.039cm" style:font-size-asian="12pt"/>
    </style:style>
    <style:style style:name="T85" style:family="text">
      <style:text-properties fo:font-size="12pt" fo:letter-spacing="-0.037cm" style:font-size-asian="12pt"/>
    </style:style>
    <style:style style:name="T86" style:family="text">
      <style:text-properties fo:font-size="12pt" fo:letter-spacing="-0.037cm" fo:font-style="italic" style:font-size-asian="12pt" style:font-style-asian="italic"/>
    </style:style>
    <style:style style:name="T87" style:family="text">
      <style:text-properties fo:font-size="12pt" fo:letter-spacing="-0.005cm" style:font-size-asian="12pt"/>
    </style:style>
    <style:style style:name="T88" style:family="text">
      <style:text-properties fo:font-size="12pt" fo:letter-spacing="-0.005cm" fo:font-style="italic" style:font-size-asian="12pt" style:font-style-asian="italic"/>
    </style:style>
    <style:style style:name="T89" style:family="text">
      <style:text-properties fo:font-size="12pt" fo:letter-spacing="-0.005cm" fo:font-style="italic" style:font-size-asian="12pt" style:font-style-asian="italic" style:text-scale="95%"/>
    </style:style>
    <style:style style:name="T90" style:family="text">
      <style:text-properties fo:font-size="12pt" fo:letter-spacing="-0.005cm" fo:font-weight="bold" style:font-size-asian="12pt" style:font-weight-asian="bold"/>
    </style:style>
    <style:style style:name="T91" style:family="text">
      <style:text-properties fo:font-size="12pt" fo:letter-spacing="0.044cm" style:font-size-asian="12pt"/>
    </style:style>
    <style:style style:name="T92" style:family="text">
      <style:text-properties fo:font-size="12pt" fo:letter-spacing="-0.023cm" style:font-size-asian="12pt"/>
    </style:style>
    <style:style style:name="T93" style:family="text">
      <style:text-properties fo:font-size="12pt" fo:letter-spacing="-0.023cm" fo:font-style="italic" style:font-size-asian="12pt" style:font-style-asian="italic"/>
    </style:style>
    <style:style style:name="T94" style:family="text">
      <style:text-properties fo:font-size="12pt" fo:letter-spacing="-0.023cm" fo:font-style="italic" style:font-size-asian="12pt" style:font-style-asian="italic" style:text-scale="95%"/>
    </style:style>
    <style:style style:name="T95" style:family="text">
      <style:text-properties fo:font-size="12pt" fo:letter-spacing="-0.021cm" style:font-size-asian="12pt" style:text-scale="95%"/>
    </style:style>
    <style:style style:name="T96" style:family="text">
      <style:text-properties fo:font-size="12pt" fo:letter-spacing="-0.021cm" fo:font-style="italic" style:font-size-asian="12pt" style:font-style-asian="italic"/>
    </style:style>
    <style:style style:name="T97" style:family="text">
      <style:text-properties fo:font-size="12pt" fo:letter-spacing="-0.021cm" fo:font-style="italic" style:font-size-asian="12pt" style:font-style-asian="italic" style:text-scale="95%"/>
    </style:style>
    <style:style style:name="T98" style:family="text">
      <style:text-properties fo:font-size="12pt" fo:letter-spacing="-0.019cm" style:font-size-asian="12pt"/>
    </style:style>
    <style:style style:name="T99" style:family="text">
      <style:text-properties fo:font-size="12pt" fo:letter-spacing="-0.019cm" style:font-size-asian="12pt" style:text-scale="95%"/>
    </style:style>
    <style:style style:name="T100" style:family="text">
      <style:text-properties fo:font-size="12pt" fo:letter-spacing="0.041cm" style:font-size-asian="12pt"/>
    </style:style>
    <style:style style:name="T101" style:family="text">
      <style:text-properties fo:font-size="12pt" fo:letter-spacing="-0.018cm" style:font-size-asian="12pt"/>
    </style:style>
    <style:style style:name="T102" style:family="text">
      <style:text-properties fo:font-size="12pt" fo:letter-spacing="-0.018cm" style:font-size-asian="12pt" style:text-scale="95%"/>
    </style:style>
    <style:style style:name="T103" style:family="text">
      <style:text-properties fo:font-size="12pt" fo:letter-spacing="0.026cm" fo:font-style="italic" fo:font-weight="bold" style:font-size-asian="12pt" style:font-style-asian="italic" style:font-weight-asian="bold" style:font-size-complex="12pt" style:font-style-complex="italic" style:font-weight-complex="bold" style:text-scale="115%"/>
    </style:style>
    <style:style style:name="T104" style:family="text">
      <style:text-properties fo:font-size="12pt" fo:letter-spacing="0.026cm" fo:background-color="#00ccff" loext:char-shading-value="0" style:font-size-asian="12pt"/>
    </style:style>
    <style:style style:name="T105" style:family="text">
      <style:text-properties fo:font-size="12pt" fo:letter-spacing="-0.014cm" style:font-size-asian="12pt"/>
    </style:style>
    <style:style style:name="T106" style:family="text">
      <style:text-properties fo:font-size="12pt" fo:letter-spacing="-0.014cm" fo:font-style="italic" style:font-size-asian="12pt" style:font-style-asian="italic"/>
    </style:style>
    <style:style style:name="T107" style:family="text">
      <style:text-properties fo:font-size="12pt" fo:letter-spacing="-0.016cm" style:font-size-asian="12pt"/>
    </style:style>
    <style:style style:name="T108" style:family="text">
      <style:text-properties fo:font-size="12pt" fo:letter-spacing="-0.016cm" fo:font-style="italic" style:font-size-asian="12pt" style:font-style-asian="italic"/>
    </style:style>
    <style:style style:name="T109" style:family="text">
      <style:text-properties fo:font-size="12pt" fo:letter-spacing="-0.016cm" fo:font-weight="bold" style:font-size-asian="12pt" style:font-weight-asian="bold"/>
    </style:style>
    <style:style style:name="T110" style:family="text">
      <style:text-properties fo:font-size="12pt" fo:letter-spacing="0.032cm" style:font-size-asian="12pt"/>
    </style:style>
    <style:style style:name="T111" style:family="text">
      <style:text-properties fo:font-size="12pt" fo:letter-spacing="-0.046cm" style:font-size-asian="12pt"/>
    </style:style>
    <style:style style:name="T112" style:family="text">
      <style:text-properties fo:font-size="12pt" fo:letter-spacing="-0.046cm" fo:font-style="italic" style:font-size-asian="12pt" style:font-style-asian="italic"/>
    </style:style>
    <style:style style:name="T113" style:family="text">
      <style:text-properties fo:font-size="12pt" fo:letter-spacing="-0.044cm" style:font-size-asian="12pt"/>
    </style:style>
    <style:style style:name="T114" style:family="text">
      <style:text-properties fo:font-size="12pt" fo:letter-spacing="-0.044cm" fo:font-style="italic" style:font-size-asian="12pt" style:font-style-asian="italic"/>
    </style:style>
    <style:style style:name="T115" style:family="text">
      <style:text-properties fo:font-size="12pt" fo:letter-spacing="-0.049cm" style:font-size-asian="12pt"/>
    </style:style>
    <style:style style:name="T116" style:family="text">
      <style:text-properties fo:font-size="12pt" fo:letter-spacing="-0.049cm" fo:font-weight="bold" style:font-size-asian="12pt" style:font-weight-asian="bold"/>
    </style:style>
    <style:style style:name="T117" style:family="text">
      <style:text-properties fo:font-size="12pt" fo:letter-spacing="-0.048cm" style:font-size-asian="12pt"/>
    </style:style>
    <style:style style:name="T118" style:family="text">
      <style:text-properties fo:font-size="12pt" fo:letter-spacing="-0.048cm" fo:font-weight="bold" style:font-size-asian="12pt" style:font-weight-asian="bold"/>
    </style:style>
    <style:style style:name="T119" style:family="text">
      <style:text-properties fo:font-size="12pt" fo:letter-spacing="-0.034cm" style:font-size-asian="12pt"/>
    </style:style>
    <style:style style:name="T120" style:family="text">
      <style:text-properties fo:font-size="12pt" fo:letter-spacing="-0.034cm" fo:font-style="italic" style:font-size-asian="12pt" style:font-style-asian="italic"/>
    </style:style>
    <style:style style:name="T121" style:family="text">
      <style:text-properties fo:font-size="12pt" fo:letter-spacing="-0.034cm" fo:font-weight="bold" style:font-size-asian="12pt" style:font-weight-asian="bold"/>
    </style:style>
    <style:style style:name="T122" style:family="text">
      <style:text-properties fo:font-size="12pt" fo:letter-spacing="-0.032cm" style:font-size-asian="12pt"/>
    </style:style>
    <style:style style:name="T123" style:family="text">
      <style:text-properties fo:font-size="12pt" fo:letter-spacing="-0.032cm" fo:font-style="italic" style:font-size-asian="12pt" style:font-style-asian="italic"/>
    </style:style>
    <style:style style:name="T124" style:family="text">
      <style:text-properties fo:font-size="12pt" fo:letter-spacing="-0.067cm" style:font-size-asian="12pt"/>
    </style:style>
    <style:style style:name="T125" style:family="text">
      <style:text-properties fo:font-size="12pt" fo:letter-spacing="-0.067cm" fo:font-weight="bold" style:font-size-asian="12pt" style:font-weight-asian="bold"/>
    </style:style>
    <style:style style:name="T126" style:family="text">
      <style:text-properties fo:font-size="12pt" fo:letter-spacing="0.034cm" style:font-size-asian="12pt"/>
    </style:style>
    <style:style style:name="T127" style:family="text">
      <style:text-properties fo:font-size="12pt" fo:letter-spacing="-0.041cm" style:font-size-asian="12pt"/>
    </style:style>
    <style:style style:name="T128" style:family="text">
      <style:text-properties fo:font-size="12pt" fo:letter-spacing="-0.042cm" style:font-size-asian="12pt"/>
    </style:style>
    <style:style style:name="T129" style:family="text">
      <style:text-properties fo:font-size="12pt" fo:letter-spacing="0.005cm" style:font-size-asian="12pt"/>
    </style:style>
    <style:style style:name="T130" style:family="text">
      <style:text-properties fo:font-size="12pt" fo:letter-spacing="-0.012cm" style:font-size-asian="12pt"/>
    </style:style>
    <style:style style:name="T131" style:family="text">
      <style:text-properties fo:font-size="12pt" fo:letter-spacing="-0.012cm" fo:font-style="italic" style:font-size-asian="12pt" style:font-style-asian="italic" style:text-scale="95%"/>
    </style:style>
    <style:style style:name="T132" style:family="text">
      <style:text-properties fo:font-size="12pt" fo:letter-spacing="-0.012cm" fo:font-weight="bold" style:font-size-asian="12pt" style:font-weight-asian="bold"/>
    </style:style>
    <style:style style:name="T133" style:family="text">
      <style:text-properties fo:font-size="12pt" fo:letter-spacing="-0.011cm" style:font-size-asian="12pt"/>
    </style:style>
    <style:style style:name="T134" style:family="text">
      <style:text-properties fo:font-size="12pt" fo:letter-spacing="-0.011cm" fo:font-style="italic" style:font-size-asian="12pt" style:font-style-asian="italic"/>
    </style:style>
    <style:style style:name="T135" style:family="text">
      <style:text-properties fo:font-size="12pt" fo:letter-spacing="-0.011cm" fo:font-style="italic" style:font-size-asian="12pt" style:font-style-asian="italic" style:text-scale="95%"/>
    </style:style>
    <style:style style:name="T136" style:family="text">
      <style:text-properties fo:font-size="12pt" fo:letter-spacing="-0.011cm" fo:font-weight="bold" style:font-size-asian="12pt" style:font-weight-asian="bold"/>
    </style:style>
    <style:style style:name="T137" style:family="text">
      <style:text-properties fo:font-size="12pt" fo:letter-spacing="-0.007cm" style:font-size-asian="12pt"/>
    </style:style>
    <style:style style:name="T138" style:family="text">
      <style:text-properties fo:font-size="12pt" fo:letter-spacing="-0.007cm" fo:font-style="italic" style:font-size-asian="12pt" style:font-style-asian="italic"/>
    </style:style>
    <style:style style:name="T139" style:family="text">
      <style:text-properties fo:font-size="12pt" fo:letter-spacing="-0.007cm" fo:font-style="italic" style:font-size-asian="12pt" style:font-style-asian="italic" style:text-scale="95%"/>
    </style:style>
    <style:style style:name="T140" style:family="text">
      <style:text-properties fo:font-size="12pt" fo:letter-spacing="-0.007cm" fo:font-weight="bold" style:font-size-asian="12pt" style:font-weight-asian="bold"/>
    </style:style>
    <style:style style:name="T141" style:family="text">
      <style:text-properties fo:font-size="12pt" fo:letter-spacing="-0.009cm" style:font-size-asian="12pt"/>
    </style:style>
    <style:style style:name="T142" style:family="text">
      <style:text-properties fo:font-size="12pt" fo:letter-spacing="-0.009cm" fo:font-style="italic" style:font-size-asian="12pt" style:font-style-asian="italic"/>
    </style:style>
    <style:style style:name="T143" style:family="text">
      <style:text-properties fo:font-size="12pt" fo:letter-spacing="-0.009cm" fo:font-style="italic" style:font-size-asian="12pt" style:font-style-asian="italic" style:text-scale="95%"/>
    </style:style>
    <style:style style:name="T144" style:family="text">
      <style:text-properties fo:font-size="12pt" fo:letter-spacing="-0.004cm" style:font-size-asian="12pt"/>
    </style:style>
    <style:style style:name="T145" style:family="text">
      <style:text-properties fo:font-size="12pt" fo:letter-spacing="-0.004cm" fo:font-weight="bold" style:font-size-asian="12pt" style:font-weight-asian="bold"/>
    </style:style>
    <style:style style:name="T146" style:family="text">
      <style:text-properties fo:font-size="12pt" fo:letter-spacing="0.081cm" style:font-size-asian="12pt"/>
    </style:style>
    <style:style style:name="T147" style:family="text">
      <style:text-properties fo:font-size="12pt" fo:letter-spacing="-0.03cm" style:font-size-asian="12pt"/>
    </style:style>
    <style:style style:name="T148" style:family="text">
      <style:text-properties fo:font-size="12pt" fo:letter-spacing="-0.03cm" fo:font-style="italic" style:font-size-asian="12pt" style:font-style-asian="italic"/>
    </style:style>
    <style:style style:name="T149" style:family="text">
      <style:text-properties fo:font-size="12pt" fo:letter-spacing="-0.028cm" style:font-size-asian="12pt"/>
    </style:style>
    <style:style style:name="T150" style:family="text">
      <style:text-properties fo:font-size="12pt" fo:font-style="italic" style:font-size-asian="12pt" style:font-style-asian="italic"/>
    </style:style>
    <style:style style:name="T151" style:family="text">
      <style:text-properties fo:font-size="12pt" fo:font-style="italic" style:font-size-asian="12pt" style:font-style-asian="italic" style:text-scale="105%"/>
    </style:style>
    <style:style style:name="T152" style:family="text">
      <style:text-properties fo:font-size="12pt" fo:font-style="italic" style:font-size-asian="12pt" style:font-style-asian="italic" style:text-scale="95%"/>
    </style:style>
    <style:style style:name="T153" style:family="text">
      <style:text-properties fo:font-size="12pt" fo:letter-spacing="-0.025cm" fo:font-style="italic" style:font-size-asian="12pt" style:font-style-asian="italic"/>
    </style:style>
    <style:style style:name="T154" style:family="text">
      <style:text-properties fo:font-size="12pt" fo:letter-spacing="-0.025cm" fo:font-style="italic" style:font-size-asian="12pt" style:font-style-asian="italic" style:text-scale="95%"/>
    </style:style>
    <style:style style:name="T155" style:family="text">
      <style:text-properties fo:font-size="12pt" fo:letter-spacing="-0.025cm" style:font-size-asian="12pt"/>
    </style:style>
    <style:style style:name="T156" style:family="text">
      <style:text-properties fo:font-size="12pt" fo:letter-spacing="-0.079cm" fo:font-style="italic" style:font-size-asian="12pt" style:font-style-asian="italic"/>
    </style:style>
    <style:style style:name="T157" style:family="text">
      <style:text-properties fo:font-size="12pt" fo:letter-spacing="-0.062cm" style:font-size-asian="12pt"/>
    </style:style>
    <style:style style:name="T158" style:family="text">
      <style:text-properties fo:font-size="12pt" fo:letter-spacing="-0.062cm" fo:font-weight="bold" style:font-size-asian="12pt" style:font-weight-asian="bold"/>
    </style:style>
    <style:style style:name="T159" style:family="text">
      <style:text-properties fo:font-size="12pt" fo:letter-spacing="-0.026cm" style:font-size-asian="12pt"/>
    </style:style>
    <style:style style:name="T160" style:family="text">
      <style:text-properties fo:font-size="12pt" fo:letter-spacing="0.039cm" fo:font-style="italic" style:font-size-asian="12pt" style:font-style-asian="italic"/>
    </style:style>
    <style:style style:name="T161" style:family="text">
      <style:text-properties fo:font-size="12pt" fo:letter-spacing="0.039cm" style:font-size-asian="12pt"/>
    </style:style>
    <style:style style:name="T162" style:family="text">
      <style:text-properties fo:font-size="12pt" fo:letter-spacing="0.016cm" style:font-size-asian="12pt"/>
    </style:style>
    <style:style style:name="T163" style:family="text">
      <style:text-properties fo:font-size="12pt" fo:letter-spacing="0.019cm" style:font-size-asian="12pt"/>
    </style:style>
    <style:style style:name="T164" style:family="text">
      <style:text-properties fo:font-size="12pt" fo:letter-spacing="0.018cm" style:font-size-asian="12pt"/>
    </style:style>
    <style:style style:name="T165" style:family="text">
      <style:text-properties fo:font-size="12pt" fo:letter-spacing="0.018cm" fo:font-style="italic" style:font-size-asian="12pt" style:font-style-asian="italic"/>
    </style:style>
    <style:style style:name="T166" style:family="text">
      <style:text-properties fo:font-size="12pt" fo:letter-spacing="-0.051cm" style:font-size-asian="12pt"/>
    </style:style>
    <style:style style:name="T167" style:family="text">
      <style:text-properties fo:font-size="12pt" fo:letter-spacing="-0.051cm" fo:font-style="italic" style:font-size-asian="12pt" style:font-style-asian="italic"/>
    </style:style>
    <style:style style:name="T168" style:family="text">
      <style:text-properties fo:font-size="12pt" fo:letter-spacing="-0.051cm" fo:font-weight="bold" style:font-size-asian="12pt" style:font-weight-asian="bold"/>
    </style:style>
    <style:style style:name="T169" style:family="text">
      <style:text-properties fo:font-size="12pt" fo:letter-spacing="-0.002cm" fo:font-style="italic" style:font-size-asian="12pt" style:font-style-asian="italic"/>
    </style:style>
    <style:style style:name="T170" style:family="text">
      <style:text-properties fo:font-size="12pt" fo:letter-spacing="-0.072cm" fo:font-style="italic" style:font-size-asian="12pt" style:font-style-asian="italic"/>
    </style:style>
    <style:style style:name="T171" style:family="text">
      <style:text-properties fo:font-size="12pt" fo:letter-spacing="-0.064cm" fo:font-style="italic" style:font-size-asian="12pt" style:font-style-asian="italic"/>
    </style:style>
    <style:style style:name="T172" style:family="text">
      <style:text-properties fo:font-size="12pt" fo:letter-spacing="-0.064cm" fo:font-weight="bold" style:font-size-asian="12pt" style:font-weight-asian="bold"/>
    </style:style>
    <style:style style:name="T173" style:family="text">
      <style:text-properties fo:font-size="12pt" fo:letter-spacing="-0.035cm" style:font-size-asian="12pt"/>
    </style:style>
    <style:style style:name="T174" style:family="text">
      <style:text-properties fo:font-size="12pt" fo:letter-spacing="-0.035cm" fo:font-style="italic" style:font-size-asian="12pt" style:font-style-asian="italic"/>
    </style:style>
    <style:style style:name="T175" style:family="text">
      <style:text-properties fo:font-size="12pt" fo:letter-spacing="-0.035cm" fo:font-weight="bold" style:font-size-asian="12pt" style:font-weight-asian="bold"/>
    </style:style>
    <style:style style:name="T176" style:family="text">
      <style:text-properties fo:font-size="12pt" fo:letter-spacing="0.014cm" style:font-size-asian="12pt"/>
    </style:style>
    <style:style style:name="T177" style:family="text">
      <style:text-properties fo:font-size="12pt" fo:letter-spacing="-0.053cm" fo:font-style="italic" style:font-size-asian="12pt" style:font-style-asian="italic"/>
    </style:style>
    <style:style style:name="T178" style:family="text">
      <style:text-properties fo:font-size="12pt" fo:letter-spacing="0.046cm" fo:font-style="italic" style:font-size-asian="12pt" style:font-style-asian="italic"/>
    </style:style>
    <style:style style:name="T179" style:family="text">
      <style:text-properties fo:font-size="12pt" fo:letter-spacing="0.051cm" style:font-size-asian="12pt"/>
    </style:style>
    <style:style style:name="T180" style:family="text">
      <style:text-properties fo:font-size="12pt" fo:letter-spacing="0.021cm" style:font-size-asian="12pt"/>
    </style:style>
    <style:style style:name="T181" style:family="text">
      <style:text-properties fo:font-size="12pt" fo:background-color="#00ccff" loext:char-shading-value="0" style:font-size-asian="12pt"/>
    </style:style>
    <style:style style:name="T182" style:family="text">
      <style:text-properties fo:font-size="12pt" fo:background-color="#00ccff" loext:char-shading-value="0" style:font-size-asian="12pt" style:text-scale="95%"/>
    </style:style>
    <style:style style:name="T183" style:family="text">
      <style:text-properties fo:font-size="12pt" style:text-underline-style="solid" style:text-underline-width="auto" style:text-underline-color="font-color" fo:font-weight="bold" style:font-size-asian="12pt" style:font-weight-asian="bold" style:font-weight-complex="bold"/>
    </style:style>
    <style:style style:name="T184" style:family="text">
      <style:text-properties fo:font-size="12pt" style:text-underline-style="solid" style:text-underline-width="auto" style:text-underline-color="font-color" style:font-size-asian="12pt"/>
    </style:style>
    <style:style style:name="T185" style:family="text">
      <style:text-properties fo:font-size="12pt" fo:font-weight="bold" style:font-size-asian="12pt" style:font-weight-asian="bold"/>
    </style:style>
    <style:style style:name="T186" style:family="text">
      <style:text-properties fo:font-size="12pt" fo:letter-spacing="-0.06cm" fo:font-weight="bold" style:font-size-asian="12pt" style:font-weight-asian="bold"/>
    </style:style>
    <style:style style:name="T187" style:family="text">
      <style:text-properties fo:font-size="12pt" fo:letter-spacing="0.071cm" fo:font-weight="bold" style:font-size-asian="12pt" style:font-weight-asian="bold"/>
    </style:style>
    <style:style style:name="T188" style:family="text">
      <style:text-properties fo:font-size="12pt" fo:letter-spacing="0.056cm" fo:font-weight="bold" style:font-size-asian="12pt" style:font-weight-asian="bold"/>
    </style:style>
    <style:style style:name="T189" style:family="text">
      <style:text-properties fo:font-size="12pt" fo:letter-spacing="0.067cm" fo:font-weight="bold" style:font-size-asian="12pt" style:font-weight-asian="bold"/>
    </style:style>
    <style:style style:name="T190" style:family="text">
      <style:text-properties fo:font-size="12pt" fo:letter-spacing="-0.104cm" fo:font-weight="bold" style:font-size-asian="12pt" style:font-weight-asian="bold"/>
    </style:style>
    <style:style style:name="T191" style:family="text">
      <style:text-properties fo:font-size="12pt" fo:letter-spacing="-0.106cm" fo:font-weight="bold" style:font-size-asian="12pt" style:font-weight-asian="bold"/>
    </style:style>
    <style:style style:name="T192" style:family="text">
      <style:text-properties fo:font-size="12pt" fo:letter-spacing="0.093cm" fo:font-weight="bold" style:font-size-asian="12pt" style:font-weight-asian="bold"/>
    </style:style>
    <style:style style:name="T193" style:family="text">
      <style:text-properties fo:font-size="12pt" fo:letter-spacing="-0.069cm" fo:font-weight="bold" style:font-size-asian="12pt" style:font-weight-asian="bold"/>
    </style:style>
    <style:style style:name="T194" style:family="text">
      <style:text-properties fo:font-size="12pt" fo:letter-spacing="0.053cm" fo:font-weight="bold" style:font-size-asian="12pt" style:font-weight-asian="bold"/>
    </style:style>
    <style:style style:name="T195" style:family="text">
      <style:text-properties fo:font-size="12pt" fo:letter-spacing="-0.056cm" fo:font-weight="bold" style:font-size-asian="12pt" style:font-weight-asian="bold"/>
    </style:style>
    <style:style style:name="T196" style:family="text">
      <style:text-properties fo:font-size="12pt" fo:letter-spacing="-0.055cm" fo:font-weight="bold" style:font-size-asian="12pt" style:font-weight-asian="bold"/>
    </style:style>
    <style:style style:name="T197" style:family="text">
      <style:text-properties fo:font-size="12pt" fo:letter-spacing="0.083cm" fo:font-weight="bold" style:font-size-asian="12pt" style:font-weight-asian="bold"/>
    </style:style>
    <style:style style:name="T198" style:family="text">
      <style:text-properties fo:font-size="12pt" fo:letter-spacing="0.101cm" fo:font-weight="bold" style:font-size-asian="12pt" style:font-weight-asian="bold"/>
    </style:style>
    <style:style style:name="T199" style:family="text">
      <style:text-properties fo:letter-spacing="0.069cm" style:text-underline-style="solid" style:text-underline-width="auto" style:text-underline-color="font-color" style:text-scale="115%"/>
    </style:style>
    <style:style style:name="T200" style:family="text">
      <style:text-properties fo:letter-spacing="-0.062cm"/>
    </style:style>
    <style:style style:name="T201" style:family="text">
      <style:text-properties fo:letter-spacing="-0.062cm" fo:font-weight="bold" style:font-weight-asian="bold"/>
    </style:style>
    <style:style style:name="T202" style:family="text">
      <style:text-properties fo:letter-spacing="-0.06cm"/>
    </style:style>
    <style:style style:name="T203" style:family="text">
      <style:text-properties fo:letter-spacing="-0.06cm" fo:font-weight="bold" style:font-weight-asian="bold"/>
    </style:style>
    <style:style style:name="T204" style:family="text">
      <style:text-properties fo:letter-spacing="-0.014cm"/>
    </style:style>
    <style:style style:name="T205" style:family="text">
      <style:text-properties fo:letter-spacing="-0.014cm" fo:background-color="#00ccff" loext:char-shading-value="0"/>
    </style:style>
    <style:style style:name="T206" style:family="text">
      <style:text-properties fo:letter-spacing="-0.014cm" fo:background-color="#ffff66" loext:char-shading-value="0"/>
    </style:style>
    <style:style style:name="T207" style:family="text">
      <style:text-properties fo:letter-spacing="-0.014cm" style:text-underline-style="solid" style:text-underline-width="auto" style:text-underline-color="font-color" fo:background-color="#00ccff" loext:char-shading-value="0"/>
    </style:style>
    <style:style style:name="T208" style:family="text">
      <style:text-properties fo:letter-spacing="-0.014cm" fo:font-style="italic" style:font-style-asian="italic"/>
    </style:style>
    <style:style style:name="T209" style:family="text">
      <style:text-properties fo:letter-spacing="-0.058cm"/>
    </style:style>
    <style:style style:name="T210" style:family="text">
      <style:text-properties fo:color="#0000ff" loext:opacity="100%" style:text-position="58% 100%"/>
    </style:style>
    <style:style style:name="T211" style:family="text">
      <style:text-properties fo:color="#0000ff" loext:opacity="100%" style:text-position="58% 100%" style:font-name="LM Roman 8" fo:font-size="8pt" style:font-size-asian="8pt"/>
    </style:style>
    <style:style style:name="T212" style:family="text">
      <style:text-properties fo:color="#0000ff" loext:opacity="100%" style:text-position="58% 100%" style:font-name="LM Roman 8" fo:font-size="8pt" fo:letter-spacing="-0.004cm" style:font-size-asian="8pt"/>
    </style:style>
    <style:style style:name="T213" style:family="text">
      <style:text-properties fo:color="#0000ff" loext:opacity="100%" style:text-position="58% 100%" fo:font-size="8pt" style:font-size-asian="8pt"/>
    </style:style>
    <style:style style:name="T214" style:family="text">
      <style:text-properties fo:letter-spacing="-0.074cm" fo:background-color="#ff6666" loext:char-shading-value="0"/>
    </style:style>
    <style:style style:name="T215" style:family="text">
      <style:text-properties fo:letter-spacing="-0.074cm" style:text-underline-style="none" fo:font-weight="bold" style:font-weight-asian="bold" style:font-weight-complex="bold"/>
    </style:style>
    <style:style style:name="T216" style:family="text">
      <style:text-properties fo:letter-spacing="-0.074cm" style:text-underline-style="none" fo:font-weight="normal" style:font-weight-asian="normal" style:font-weight-complex="normal"/>
    </style:style>
    <style:style style:name="T217" style:family="text">
      <style:text-properties fo:letter-spacing="-0.009cm"/>
    </style:style>
    <style:style style:name="T218" style:family="text">
      <style:text-properties fo:letter-spacing="-0.009cm" fo:font-style="italic" style:font-style-asian="italic"/>
    </style:style>
    <style:style style:name="T219" style:family="text">
      <style:text-properties fo:letter-spacing="-0.009cm" fo:font-style="italic" style:font-style-asian="italic" style:text-scale="95%"/>
    </style:style>
    <style:style style:name="T220" style:family="text">
      <style:text-properties fo:letter-spacing="0.005cm"/>
    </style:style>
    <style:style style:name="T221" style:family="text">
      <style:text-properties style:font-name="LM Roman 12" fo:font-weight="bold" style:font-weight-asian="bold"/>
    </style:style>
    <style:style style:name="T222" style:family="text">
      <style:text-properties style:font-name="LM Roman 12" fo:letter-spacing="-0.055cm" fo:font-weight="bold" style:font-weight-asian="bold"/>
    </style:style>
    <style:style style:name="T223" style:family="text">
      <style:text-properties style:font-name="LM Roman 12" fo:letter-spacing="-0.055cm" style:text-underline-style="solid" style:text-underline-width="auto" style:text-underline-color="font-color" fo:font-weight="bold" style:font-weight-asian="bold"/>
    </style:style>
    <style:style style:name="T224" style:family="text">
      <style:text-properties style:font-name="LM Roman 12" fo:font-size="12pt" fo:font-weight="bold" style:font-size-asian="12pt" style:font-weight-asian="bold"/>
    </style:style>
    <style:style style:name="T225" style:family="text">
      <style:text-properties style:font-name="LM Roman 12" fo:font-size="12pt" fo:letter-spacing="-0.055cm" fo:font-weight="bold" style:font-size-asian="12pt" style:font-weight-asian="bold"/>
    </style:style>
    <style:style style:name="T226" style:family="text">
      <style:text-properties style:font-name="LM Roman 12" fo:font-size="12pt" fo:letter-spacing="-0.062cm" fo:font-weight="bold" style:font-size-asian="12pt" style:font-weight-asian="bold"/>
    </style:style>
    <style:style style:name="T227" style:family="text">
      <style:text-properties style:font-name="LM Roman 12" fo:font-size="12pt" fo:letter-spacing="-0.06cm" fo:font-weight="bold" style:font-size-asian="12pt" style:font-weight-asian="bold"/>
    </style:style>
    <style:style style:name="T228" style:family="text">
      <style:text-properties style:font-name="LM Roman 12" fo:font-size="12pt" fo:letter-spacing="0.071cm" fo:font-weight="bold" style:font-size-asian="12pt" style:font-weight-asian="bold"/>
    </style:style>
    <style:style style:name="T229" style:family="text">
      <style:text-properties style:font-name="LM Roman 12" fo:font-size="12pt" fo:letter-spacing="-0.067cm" fo:font-weight="bold" style:font-size-asian="12pt" style:font-weight-asian="bold"/>
    </style:style>
    <style:style style:name="T230" style:family="text">
      <style:text-properties style:font-name="LM Roman 12" fo:font-size="12pt" fo:letter-spacing="0.056cm" fo:font-weight="bold" style:font-size-asian="12pt" style:font-weight-asian="bold"/>
    </style:style>
    <style:style style:name="T231" style:family="text">
      <style:text-properties style:font-name="LM Roman 12" fo:font-size="12pt" fo:letter-spacing="-0.064cm" fo:font-weight="bold" style:font-size-asian="12pt" style:font-weight-asian="bold"/>
    </style:style>
    <style:style style:name="T232" style:family="text">
      <style:text-properties style:font-name="LM Roman 12" fo:font-size="12pt" fo:letter-spacing="0.067cm" fo:font-weight="bold" style:font-size-asian="12pt" style:font-weight-asian="bold"/>
    </style:style>
    <style:style style:name="T233" style:family="text">
      <style:text-properties style:font-name="LM Roman 12" fo:font-size="12pt" fo:letter-spacing="-0.104cm" fo:font-weight="bold" style:font-size-asian="12pt" style:font-weight-asian="bold"/>
    </style:style>
    <style:style style:name="T234" style:family="text">
      <style:text-properties style:font-name="LM Roman 12" fo:font-size="12pt" fo:letter-spacing="-0.005cm" fo:font-weight="bold" style:font-size-asian="12pt" style:font-weight-asian="bold"/>
    </style:style>
    <style:style style:name="T235" style:family="text">
      <style:text-properties style:font-name="LM Roman 12" fo:font-size="12pt" fo:letter-spacing="-0.106cm" fo:font-weight="bold" style:font-size-asian="12pt" style:font-weight-asian="bold"/>
    </style:style>
    <style:style style:name="T236" style:family="text">
      <style:text-properties style:font-name="LM Roman 12" fo:font-size="12pt" fo:letter-spacing="-0.035cm" fo:font-weight="bold" style:font-size-asian="12pt" style:font-weight-asian="bold"/>
    </style:style>
    <style:style style:name="T237" style:family="text">
      <style:text-properties style:font-name="LM Roman 12" fo:font-size="12pt" fo:letter-spacing="-0.004cm" fo:font-weight="bold" style:font-size-asian="12pt" style:font-weight-asian="bold"/>
    </style:style>
    <style:style style:name="T238" style:family="text">
      <style:text-properties style:font-name="LM Roman 12" fo:font-size="12pt" style:font-size-asian="12pt"/>
    </style:style>
    <style:style style:name="T239" style:family="text">
      <style:text-properties style:font-name="LM Roman 12" fo:font-size="12pt" style:font-size-asian="12pt" style:text-scale="105%"/>
    </style:style>
    <style:style style:name="T240" style:family="text">
      <style:text-properties style:font-name="LM Roman 12" fo:font-size="12pt" fo:letter-spacing="-0.011cm" fo:font-weight="bold" style:font-size-asian="12pt" style:font-weight-asian="bold"/>
    </style:style>
    <style:style style:name="T241" style:family="text">
      <style:text-properties style:font-name="LM Roman 12" fo:font-size="12pt" fo:letter-spacing="-0.016cm" fo:font-weight="bold" style:font-size-asian="12pt" style:font-weight-asian="bold"/>
    </style:style>
    <style:style style:name="T242" style:family="text">
      <style:text-properties style:font-name="LM Roman 12" fo:font-size="12pt" fo:letter-spacing="-0.007cm" fo:font-weight="bold" style:font-size-asian="12pt" style:font-weight-asian="bold"/>
    </style:style>
    <style:style style:name="T243" style:family="text">
      <style:text-properties style:font-name="LM Roman 12" fo:font-size="12pt" fo:letter-spacing="-0.034cm" fo:font-weight="bold" style:font-size-asian="12pt" style:font-weight-asian="bold"/>
    </style:style>
    <style:style style:name="T244" style:family="text">
      <style:text-properties style:font-name="LM Roman 12" fo:font-size="12pt" fo:letter-spacing="-0.012cm" fo:font-weight="bold" style:font-size-asian="12pt" style:font-weight-asian="bold"/>
    </style:style>
    <style:style style:name="T245" style:family="text">
      <style:text-properties style:font-name="LM Roman 12" fo:font-size="12pt" fo:letter-spacing="-0.051cm" fo:font-weight="bold" style:font-size-asian="12pt" style:font-weight-asian="bold"/>
    </style:style>
    <style:style style:name="T246" style:family="text">
      <style:text-properties style:font-name="LM Roman 12" fo:font-size="12pt" fo:letter-spacing="-0.049cm" fo:font-weight="bold" style:font-size-asian="12pt" style:font-weight-asian="bold"/>
    </style:style>
    <style:style style:name="T247" style:family="text">
      <style:text-properties style:font-name="LM Roman 12" fo:font-size="12pt" fo:letter-spacing="0.093cm" fo:font-weight="bold" style:font-size-asian="12pt" style:font-weight-asian="bold"/>
    </style:style>
    <style:style style:name="T248" style:family="text">
      <style:text-properties style:font-name="LM Roman 12" fo:font-size="12pt" fo:letter-spacing="-0.069cm" fo:font-weight="bold" style:font-size-asian="12pt" style:font-weight-asian="bold"/>
    </style:style>
    <style:style style:name="T249" style:family="text">
      <style:text-properties style:font-name="LM Roman 12" fo:font-size="12pt" fo:letter-spacing="0.053cm" fo:font-weight="bold" style:font-size-asian="12pt" style:font-weight-asian="bold"/>
    </style:style>
    <style:style style:name="T250" style:family="text">
      <style:text-properties style:font-name="LM Roman 12" fo:font-size="12pt" fo:letter-spacing="-0.056cm" fo:font-weight="bold" style:font-size-asian="12pt" style:font-weight-asian="bold"/>
    </style:style>
    <style:style style:name="T251" style:family="text">
      <style:text-properties style:font-name="LM Roman 12" fo:font-size="12pt" fo:letter-spacing="0.083cm" fo:font-weight="bold" style:font-size-asian="12pt" style:font-weight-asian="bold"/>
    </style:style>
    <style:style style:name="T252" style:family="text">
      <style:text-properties style:font-name="LM Roman 12" fo:font-size="12pt" fo:letter-spacing="-0.048cm" fo:font-weight="bold" style:font-size-asian="12pt" style:font-weight-asian="bold"/>
    </style:style>
    <style:style style:name="T253" style:family="text">
      <style:text-properties style:font-name="LM Roman 12" fo:font-size="12pt" fo:letter-spacing="0.101cm" fo:font-weight="bold" style:font-size-asian="12pt" style:font-weight-asian="bold"/>
    </style:style>
    <style:style style:name="T254" style:family="text">
      <style:text-properties style:font-name="LM Roman 12" style:text-underline-style="solid" style:text-underline-width="auto" style:text-underline-color="font-color" fo:font-weight="bold" style:font-weight-asian="bold"/>
    </style:style>
    <style:style style:name="T255" style:family="text">
      <style:text-properties style:font-name="LM Roman 12" fo:font-size="14pt" fo:font-weight="bold" style:font-size-asian="14pt" style:font-weight-asian="bold" style:font-size-complex="14pt"/>
    </style:style>
    <style:style style:name="T256" style:family="text">
      <style:text-properties style:font-name="LM Roman 12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257" style:family="text">
      <style:text-properties style:font-name="LM Roman 12" fo:font-size="14pt" fo:letter-spacing="-0.056cm" style:text-underline-style="solid" style:text-underline-width="auto" style:text-underline-color="font-color" fo:font-weight="bold" style:font-size-asian="14pt" style:font-weight-asian="bold" style:font-size-complex="14pt"/>
    </style:style>
    <style:style style:name="T258" style:family="text">
      <style:text-properties style:font-name="LM Roman 12" fo:font-size="14pt" fo:letter-spacing="-0.055cm" style:text-underline-style="solid" style:text-underline-width="auto" style:text-underline-color="font-color" fo:font-weight="bold" style:font-size-asian="14pt" style:font-weight-asian="bold" style:font-size-complex="14pt"/>
    </style:style>
    <style:style style:name="T259" style:family="text">
      <style:text-properties style:font-name="LM Roman 12" fo:font-size="14pt" fo:letter-spacing="0.081cm" fo:font-weight="bold" style:font-size-asian="14pt" style:font-weight-asian="bold" style:font-size-complex="14pt"/>
    </style:style>
    <style:style style:name="T260" style:family="text">
      <style:text-properties style:font-name="LM Roman 12" fo:letter-spacing="-0.053cm" style:text-underline-style="solid" style:text-underline-width="auto" style:text-underline-color="font-color" fo:font-weight="bold" style:font-weight-asian="bold"/>
    </style:style>
    <style:style style:name="T261" style:family="text">
      <style:text-properties style:font-name="LM Roman 12" fo:letter-spacing="0.085cm" fo:font-weight="bold" style:font-weight-asian="bold"/>
    </style:style>
    <style:style style:name="T262" style:family="text">
      <style:text-properties fo:letter-spacing="-0.026cm"/>
    </style:style>
    <style:style style:name="T263" style:family="text">
      <style:text-properties fo:letter-spacing="0.016cm"/>
    </style:style>
    <style:style style:name="T264" style:family="text">
      <style:text-properties fo:letter-spacing="0.014cm"/>
    </style:style>
    <style:style style:name="T265" style:family="text">
      <style:text-properties fo:letter-spacing="-0.035cm"/>
    </style:style>
    <style:style style:name="T266" style:family="text">
      <style:text-properties fo:letter-spacing="-0.035cm" fo:font-weight="bold" style:font-weight-asian="bold"/>
    </style:style>
    <style:style style:name="T267" style:family="text">
      <style:text-properties fo:letter-spacing="-0.035cm" fo:font-weight="bold" style:font-weight-asian="bold" style:font-weight-complex="bold"/>
    </style:style>
    <style:style style:name="T268" style:family="text">
      <style:text-properties fo:letter-spacing="-0.035cm" fo:background-color="#ff6666" loext:char-shading-value="0"/>
    </style:style>
    <style:style style:name="T269" style:family="text">
      <style:text-properties fo:letter-spacing="-0.035cm" style:text-underline-style="solid" style:text-underline-width="auto" style:text-underline-color="font-color"/>
    </style:style>
    <style:style style:name="T270" style:family="text">
      <style:text-properties fo:letter-spacing="-0.035cm" fo:font-style="italic" style:font-style-asian="italic"/>
    </style:style>
    <style:style style:name="T271" style:family="text">
      <style:text-properties fo:letter-spacing="-0.034cm"/>
    </style:style>
    <style:style style:name="T272" style:family="text">
      <style:text-properties fo:letter-spacing="-0.034cm" fo:font-weight="bold" style:font-weight-asian="bold"/>
    </style:style>
    <style:style style:name="T273" style:family="text">
      <style:text-properties fo:letter-spacing="-0.034cm" fo:font-weight="bold" style:font-weight-asian="bold" style:font-weight-complex="bold"/>
    </style:style>
    <style:style style:name="T274" style:family="text">
      <style:text-properties fo:letter-spacing="-0.034cm" fo:background-color="#ff6666" loext:char-shading-value="0"/>
    </style:style>
    <style:style style:name="T275" style:family="text">
      <style:text-properties fo:letter-spacing="-0.034cm" style:text-underline-style="solid" style:text-underline-width="auto" style:text-underline-color="font-color"/>
    </style:style>
    <style:style style:name="T276" style:family="text">
      <style:text-properties fo:letter-spacing="-0.034cm" fo:font-style="italic" style:font-style-asian="italic"/>
    </style:style>
    <style:style style:name="T277" style:family="text">
      <style:text-properties fo:letter-spacing="0.007cm"/>
    </style:style>
    <style:style style:name="T278" style:family="text">
      <style:text-properties fo:letter-spacing="-0.011cm"/>
    </style:style>
    <style:style style:name="T279" style:family="text">
      <style:text-properties fo:letter-spacing="-0.011cm" fo:font-style="italic" style:font-style-asian="italic"/>
    </style:style>
    <style:style style:name="T280" style:family="text">
      <style:text-properties fo:letter-spacing="-0.011cm" fo:font-style="italic" style:font-style-asian="italic" style:text-scale="95%"/>
    </style:style>
    <style:style style:name="T281" style:family="text">
      <style:text-properties fo:letter-spacing="-0.011cm" fo:font-weight="bold" style:font-weight-asian="bold"/>
    </style:style>
    <style:style style:name="T282" style:family="text">
      <style:text-properties fo:letter-spacing="0.065cm"/>
    </style:style>
    <style:style style:name="T283" style:family="text">
      <style:text-properties fo:letter-spacing="0.095cm"/>
    </style:style>
    <style:style style:name="T284" style:family="text">
      <style:text-properties fo:letter-spacing="0.032cm"/>
    </style:style>
    <style:style style:name="T285" style:family="text">
      <style:text-properties fo:letter-spacing="0.097cm"/>
    </style:style>
    <style:style style:name="T286" style:family="text">
      <style:text-properties fo:letter-spacing="0.097cm" fo:background-color="#00ccff" loext:char-shading-value="0"/>
    </style:style>
    <style:style style:name="T287" style:family="text">
      <style:text-properties fo:letter-spacing="-0.032cm"/>
    </style:style>
    <style:style style:name="T288" style:family="text">
      <style:text-properties fo:letter-spacing="-0.032cm" style:text-underline-style="solid" style:text-underline-width="auto" style:text-underline-color="font-color"/>
    </style:style>
    <style:style style:name="T289" style:family="text">
      <style:text-properties fo:letter-spacing="-0.032cm" fo:font-style="italic" style:font-style-asian="italic"/>
    </style:style>
    <style:style style:name="T290" style:family="text">
      <style:text-properties fo:letter-spacing="-0.012cm"/>
    </style:style>
    <style:style style:name="T291" style:family="text">
      <style:text-properties fo:letter-spacing="-0.012cm" fo:background-color="#ffff66" loext:char-shading-value="0"/>
    </style:style>
    <style:style style:name="T292" style:family="text">
      <style:text-properties fo:letter-spacing="-0.012cm" fo:font-style="italic" style:font-style-asian="italic" style:text-scale="95%"/>
    </style:style>
    <style:style style:name="T293" style:family="text">
      <style:text-properties fo:letter-spacing="-0.012cm" fo:font-weight="bold" style:font-weight-asian="bold"/>
    </style:style>
    <style:style style:name="T294" style:family="text">
      <style:text-properties fo:letter-spacing="0.011cm" style:text-underline-style="solid" style:text-underline-width="auto" style:text-underline-color="font-color"/>
    </style:style>
    <style:style style:name="T295" style:family="text">
      <style:text-properties fo:letter-spacing="-0.072cm"/>
    </style:style>
    <style:style style:name="T296" style:family="text">
      <style:text-properties fo:letter-spacing="-0.072cm" fo:font-style="italic" style:font-style-asian="italic"/>
    </style:style>
    <style:style style:name="T297" style:family="text">
      <style:text-properties fo:letter-spacing="-0.042cm"/>
    </style:style>
    <style:style style:name="T298" style:family="text">
      <style:text-properties fo:letter-spacing="-0.041cm"/>
    </style:style>
    <style:style style:name="T299" style:family="text">
      <style:text-properties fo:letter-spacing="0.025cm"/>
    </style:style>
    <style:style style:name="T300" style:family="text">
      <style:text-properties fo:letter-spacing="0.034cm"/>
    </style:style>
    <style:style style:name="T301" style:family="text">
      <style:text-properties fo:letter-spacing="0.049cm"/>
    </style:style>
    <style:style style:name="T302" style:family="text">
      <style:text-properties fo:letter-spacing="-0.065cm"/>
    </style:style>
    <style:style style:name="T303" style:family="text">
      <style:text-properties fo:letter-spacing="-0.064cm"/>
    </style:style>
    <style:style style:name="T304" style:family="text">
      <style:text-properties fo:letter-spacing="-0.064cm" fo:font-weight="bold" style:font-weight-asian="bold"/>
    </style:style>
    <style:style style:name="T305" style:family="text">
      <style:text-properties fo:letter-spacing="-0.064cm" fo:font-style="italic" style:font-style-asian="italic"/>
    </style:style>
    <style:style style:name="T306" style:family="text">
      <style:text-properties style:text-underline-style="solid" style:text-underline-width="auto" style:text-underline-color="font-color"/>
    </style:style>
    <style:style style:name="T307" style:family="text">
      <style:text-properties style:text-underline-style="solid" style:text-underline-width="auto" style:text-underline-color="font-color" style:text-scale="115%"/>
    </style:style>
    <style:style style:name="T308" style:family="text">
      <style:text-properties style:text-underline-style="solid" style:text-underline-width="auto" style:text-underline-color="font-color" fo:font-weight="bold" style:font-weight-asian="bold"/>
    </style:style>
    <style:style style:name="T30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10" style:family="text">
      <style:text-properties style:text-underline-style="solid" style:text-underline-width="auto" style:text-underline-color="font-color" fo:background-color="#00ccff" loext:char-shading-value="0"/>
    </style:style>
    <style:style style:name="T311" style:family="text">
      <style:text-properties style:text-underline-style="solid" style:text-underline-width="auto" style:text-underline-color="font-color" fo:font-weight="normal" style:font-weight-asian="normal" style:font-weight-complex="normal" style:text-scale="115%"/>
    </style:style>
    <style:style style:name="T312" style:family="text">
      <style:text-properties fo:font-size="16pt" style:font-size-asian="16pt" style:font-size-complex="16pt" style:text-scale="115%"/>
    </style:style>
    <style:style style:name="T313" style:family="text">
      <style:text-properties fo:font-size="16pt" style:text-underline-style="solid" style:text-underline-width="auto" style:text-underline-color="font-color" style:font-size-asian="16pt" style:font-size-complex="16pt" style:text-scale="115%"/>
    </style:style>
    <style:style style:name="T314" style:family="text">
      <style:text-properties fo:background-color="#00ccff" loext:char-shading-value="0"/>
    </style:style>
    <style:style style:name="T315" style:family="text">
      <style:text-properties fo:background-color="#00ccff" loext:char-shading-value="0" style:text-scale="95%"/>
    </style:style>
    <style:style style:name="T316" style:family="text">
      <style:text-properties fo:font-weight="bold" style:font-weight-asian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normal" style:font-weight-asian="normal" style:font-weight-complex="normal"/>
    </style:style>
    <style:style style:name="T319" style:family="text">
      <style:text-properties style:text-underline-style="none"/>
    </style:style>
    <style:style style:name="T320" style:family="text">
      <style:text-properties style:text-underline-style="none" style:text-scale="115%"/>
    </style:style>
    <style:style style:name="T321" style:family="text">
      <style:text-properties style:text-underline-style="none" fo:font-weight="bold" style:font-weight-asian="bold" style:font-weight-complex="bold"/>
    </style:style>
    <style:style style:name="T322" style:family="text">
      <style:text-properties fo:background-color="#ffff66" loext:char-shading-value="0"/>
    </style:style>
    <style:style style:name="T323" style:family="text">
      <style:text-properties fo:background-color="#ffffff" loext:char-shading-value="0"/>
    </style:style>
    <style:style style:name="T324" style:family="text">
      <style:text-properties fo:background-color="#ff6666" loext:char-shading-value="0"/>
    </style:style>
    <style:style style:name="T325" style:family="text">
      <style:text-properties style:font-name="Calibri"/>
    </style:style>
    <style:style style:name="T326" style:family="text">
      <style:text-properties style:font-name="Calibri" fo:letter-spacing="-0.06cm"/>
    </style:style>
    <style:style style:name="T327" style:family="text">
      <style:text-properties fo:background-color="#66ccff" loext:char-shading-value="0"/>
    </style:style>
    <style:style style:name="T328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 style:text-scale="115%"/>
    </style:style>
    <style:style style:name="T329" style:family="text">
      <style:text-properties fo:font-style="italic" style:font-style-asian="italic"/>
    </style:style>
    <style:style style:name="T330" style:family="text">
      <style:text-properties fo:font-style="italic" style:font-style-asian="italic" style:text-scale="105%"/>
    </style:style>
    <style:style style:name="T331" style:family="text">
      <style:text-properties fo:font-style="italic" style:font-style-asian="italic" style:text-scale="95%"/>
    </style:style>
    <style:style style:name="T332" style:family="text">
      <style:text-properties officeooo:rsid="000f04da"/>
    </style:style>
    <style:style style:name="T333" style:family="text">
      <style:text-properties officeooo:rsid="00103c90"/>
    </style:style>
    <style:style style:name="T334" style:family="text">
      <style:text-properties fo:color="#000000" loext:opacity="100%" style:font-name="Times New Roman" style:text-underline-style="none" fo:font-weight="bold" style:font-weight-asian="bold" style:font-name-complex="LM Roman 121"/>
    </style:style>
    <style:style style:name="T335" style:family="text">
      <style:text-properties fo:color="#000000" loext:opacity="100%" style:font-name="Times New Roman" style:text-underline-style="none" fo:font-weight="bold" style:font-weight-asian="bold" style:font-name-complex="LM Roman 121" style:font-weight-complex="bold"/>
    </style:style>
    <style:style style:name="T336" style:family="text">
      <style:text-properties fo:color="#000000" loext:opacity="100%" style:font-name="Times New Roman" style:text-underline-style="none" fo:font-weight="bold" officeooo:rsid="00107d47" style:font-weight-asian="bold" style:font-name-complex="LM Roman 121" style:font-weight-complex="bold"/>
    </style:style>
    <style:style style:name="T337" style:family="text">
      <style:text-properties fo:color="#000000" loext:opacity="100%" style:font-name="Times New Roman" style:text-underline-style="none" fo:font-weight="bold" officeooo:rsid="000f04da" style:font-weight-asian="bold" style:font-name-complex="LM Roman 121" style:font-weight-complex="bold"/>
    </style:style>
    <style:style style:name="T338" style:family="text">
      <style:text-properties fo:color="#000000" loext:opacity="100%" style:font-name="Times New Roman" style:text-underline-style="none" style:font-name-complex="LM Roman 121"/>
    </style:style>
    <style:style style:name="T339" style:family="text">
      <style:text-properties fo:color="#000000" loext:opacity="100%" style:font-name="Times New Roman" style:text-underline-style="none" officeooo:rsid="00107d47" style:font-name-complex="LM Roman 121"/>
    </style:style>
    <style:style style:name="T340" style:family="text">
      <style:text-properties fo:color="#000000" loext:opacity="100%" style:font-name="Times New Roman" style:text-underline-style="none" officeooo:rsid="000f04da" style:font-name-complex="LM Roman 121"/>
    </style:style>
    <style:style style:name="T341" style:family="text">
      <style:text-properties fo:color="#000000" loext:opacity="100%" style:font-name="Times New Roman" style:text-underline-style="none" fo:font-weight="normal" style:font-weight-asian="normal" style:font-name-complex="LM Roman 121" style:font-weight-complex="normal"/>
    </style:style>
    <style:style style:name="T342" style:family="text">
      <style:text-properties fo:color="#000000" loext:opacity="100%" style:font-name="Times New Roman" style:text-underline-style="none" fo:font-weight="normal" officeooo:rsid="00107d47" style:font-weight-asian="normal" style:font-name-complex="LM Roman 121" style:font-weight-complex="normal"/>
    </style:style>
    <style:style style:name="T343" style:family="text">
      <style:text-properties fo:color="#000000" loext:opacity="100%" style:font-name="Times New Roman" style:text-underline-style="none" fo:font-weight="normal" officeooo:rsid="000f04da" style:font-weight-asian="normal" style:font-name-complex="LM Roman 121" style:font-weight-complex="normal"/>
    </style:style>
    <style:style style:name="T344" style:family="text">
      <style:text-properties fo:color="#000000" loext:opacity="100%" style:font-name="Times New Roman" fo:font-weight="bold" style:font-weight-asian="bold" style:font-name-complex="LM Roman 121"/>
    </style:style>
    <style:style style:name="T345" style:family="text">
      <style:text-properties fo:color="#000000" loext:opacity="100%" style:font-name="Times New Roman" fo:font-size="14pt" style:text-underline-style="none" fo:font-weight="bold" style:font-size-asian="14pt" style:font-weight-asian="bold" style:font-name-complex="LM Roman 121" style:font-size-complex="14pt"/>
    </style:style>
    <style:style style:name="T346" style:family="text">
      <style:text-properties fo:color="#000000" loext:opacity="100%" style:font-name="Times New Roman" fo:font-size="14pt" style:text-underline-style="none" fo:font-weight="bold" officeooo:rsid="00107d47" style:font-size-asian="14pt" style:font-weight-asian="bold" style:font-name-complex="LM Roman 121" style:font-size-complex="14pt" style:font-weight-complex="bold"/>
    </style:style>
    <style:style style:name="T347" style:family="text">
      <style:text-properties fo:color="#000000" loext:opacity="100%" style:font-name="Times New Roman" fo:font-size="14pt" style:text-underline-style="none" fo:font-weight="normal" officeooo:rsid="00107d47" style:font-size-asian="14pt" style:font-weight-asian="normal" style:font-name-complex="LM Roman 121" style:font-size-complex="14pt" style:font-weight-complex="normal"/>
    </style:style>
    <style:style style:name="T348" style:family="text">
      <style:text-properties fo:color="#000000" loext:opacity="100%" style:font-name="Times New Roman" fo:font-size="14pt" style:text-underline-style="none" fo:font-weight="normal" style:font-size-asian="14pt" style:font-weight-asian="normal" style:font-name-complex="LM Roman 121" style:font-size-complex="14pt" style:font-weight-complex="normal"/>
    </style:style>
    <style:style style:name="T349" style:family="text">
      <style:text-properties fo:color="#000000" loext:opacity="100%" style:font-name="Times New Roman" fo:font-size="14pt" fo:language="fr" fo:country="FR" style:text-underline-style="none" fo:font-weight="normal" style:font-size-asian="14pt" style:font-weight-asian="normal" style:font-name-complex="LM Roman 121" style:font-size-complex="14pt" style:font-weight-complex="normal"/>
    </style:style>
    <style:style style:name="T350" style:family="text">
      <style:text-properties fo:color="#000000" loext:opacity="100%" style:font-name="Times New Roman" style:text-underline-style="solid" style:text-underline-width="auto" style:text-underline-color="font-color" fo:font-weight="normal" style:font-weight-asian="normal" style:font-name-complex="LM Roman 121" style:font-weight-complex="normal"/>
    </style:style>
    <style:style style:name="T351" style:family="text">
      <style:text-properties fo:color="#000000" loext:opacity="100%" style:font-name="Times New Roman" style:text-underline-style="solid" style:text-underline-width="auto" style:text-underline-color="font-color" style:font-name-complex="LM Roman 121"/>
    </style:style>
    <style:style style:name="T352" style:family="text">
      <style:text-properties fo:color="#000000" loext:opacity="100%" style:font-name="Times New Roman" style:text-underline-style="solid" style:text-underline-width="auto" style:text-underline-color="font-color" fo:font-weight="bold" style:font-weight-asian="bold" style:font-name-complex="LM Roman 121" style:font-weight-complex="bold"/>
    </style:style>
    <style:style style:name="T353" style:family="text">
      <style:text-properties fo:color="#000000" loext:opacity="100%" style:font-name="Times New Roman" fo:letter-spacing="-0.005cm" style:text-underline-style="solid" style:text-underline-width="auto" style:text-underline-color="font-color" fo:font-weight="normal" style:font-weight-asian="normal" style:font-name-complex="LM Roman 121" style:font-weight-complex="normal"/>
    </style:style>
    <style:style style:name="T354" style:family="text">
      <style:text-properties fo:color="#000000" loext:opacity="100%" style:font-name="Times New Roman" fo:letter-spacing="-0.005cm" style:text-underline-style="solid" style:text-underline-width="auto" style:text-underline-color="font-color" style:font-name-complex="LM Roman 121"/>
    </style:style>
    <style:style style:name="T355" style:family="text">
      <style:text-properties fo:color="#000000" loext:opacity="100%" style:font-name="Times New Roman" fo:letter-spacing="-0.005cm" style:text-underline-style="solid" style:text-underline-width="auto" style:text-underline-color="font-color" fo:font-weight="bold" style:font-weight-asian="bold" style:font-name-complex="LM Roman 121" style:font-weight-complex="bold"/>
    </style:style>
    <style:style style:name="T356" style:family="text">
      <style:text-properties fo:color="#000000" loext:opacity="100%" style:font-name="Times New Roman" fo:letter-spacing="0.09cm" style:text-underline-style="solid" style:text-underline-width="auto" style:text-underline-color="font-color" fo:font-weight="normal" style:font-weight-asian="normal" style:font-name-complex="LM Roman 121" style:font-weight-complex="normal"/>
    </style:style>
    <style:style style:name="T357" style:family="text">
      <style:text-properties fo:color="#000000" loext:opacity="100%" style:font-name="Times New Roman" fo:letter-spacing="0.09cm" style:text-underline-style="solid" style:text-underline-width="auto" style:text-underline-color="font-color" style:font-name-complex="LM Roman 121"/>
    </style:style>
    <style:style style:name="T358" style:family="text">
      <style:text-properties fo:color="#000000" loext:opacity="100%" style:font-name="Times New Roman" fo:letter-spacing="0.09cm" style:text-underline-style="solid" style:text-underline-width="auto" style:text-underline-color="font-color" fo:font-weight="bold" style:font-weight-asian="bold" style:font-name-complex="LM Roman 121" style:font-weight-complex="bold"/>
    </style:style>
    <style:style style:name="T359" style:family="text">
      <style:text-properties fo:color="#000000" loext:opacity="100%" style:font-name="Times New Roman" fo:font-size="18pt" style:text-underline-style="none" fo:font-weight="bold" style:font-size-asian="18pt" style:font-weight-asian="bold" style:font-name-complex="LM Roman 121" style:font-size-complex="18pt" style:font-weight-complex="bold"/>
    </style:style>
    <style:style style:name="T360" style:family="text">
      <style:text-properties fo:color="#000000" loext:opacity="100%" style:font-name="Times New Roman" fo:font-size="18pt" style:text-underline-style="none" fo:font-weight="bold" officeooo:rsid="00107d47" style:font-size-asian="18pt" style:font-weight-asian="bold" style:font-name-complex="LM Roman 121" style:font-size-complex="18pt" style:font-weight-complex="bold"/>
    </style:style>
    <style:style style:name="T361" style:family="text">
      <style:text-properties fo:color="#000000" loext:opacity="100%" style:font-name="Times New Roman" fo:font-size="18pt" style:text-underline-style="none" fo:font-weight="bold" officeooo:rsid="000f04da" style:font-size-asian="18pt" style:font-weight-asian="bold" style:font-name-complex="LM Roman 121" style:font-size-complex="18pt" style:font-weight-complex="bold"/>
    </style:style>
    <style:style style:name="T362" style:family="text">
      <style:text-properties fo:color="#000000" loext:opacity="100%" style:font-name="Times New Roman" fo:font-size="18pt" style:text-underline-style="solid" style:text-underline-width="auto" style:text-underline-color="font-color" fo:font-weight="bold" style:font-size-asian="18pt" style:font-weight-asian="bold" style:font-name-complex="LM Roman 121" style:font-size-complex="18pt" style:font-weight-complex="bold"/>
    </style:style>
    <style:style style:name="T363" style:family="text">
      <style:text-properties fo:color="#000000" loext:opacity="100%" style:font-name="Times New Roman" fo:font-size="18pt" fo:letter-spacing="-0.005cm" style:text-underline-style="solid" style:text-underline-width="auto" style:text-underline-color="font-color" fo:font-weight="bold" style:font-size-asian="18pt" style:font-weight-asian="bold" style:font-name-complex="LM Roman 121" style:font-size-complex="18pt" style:font-weight-complex="bold"/>
    </style:style>
    <style:style style:name="T364" style:family="text">
      <style:text-properties fo:color="#000000" loext:opacity="100%" style:font-name="Times New Roman" fo:font-size="18pt" fo:letter-spacing="0.09cm" style:text-underline-style="solid" style:text-underline-width="auto" style:text-underline-color="font-color" fo:font-weight="bold" style:font-size-asian="18pt" style:font-weight-asian="bold" style:font-name-complex="LM Roman 121" style:font-size-complex="18pt" style:font-weight-complex="bold"/>
    </style:style>
    <style:style style:name="T365" style:family="text">
      <style:text-properties style:font-name="Times New Roman" fo:font-size="14pt" fo:font-weight="bold" style:font-size-asian="14pt" style:font-weight-asian="bold" style:font-name-complex="LM Roman 121" style:font-size-complex="14pt"/>
    </style:style>
    <style:style style:name="T366" style:family="text">
      <style:text-properties style:font-name="Times New Roman" fo:font-size="14pt" fo:font-weight="bold" officeooo:rsid="00107d47" style:font-size-asian="14pt" style:font-weight-asian="bold" style:font-name-complex="LM Roman 121" style:font-size-complex="14pt"/>
    </style:style>
    <style:style style:name="T367" style:family="text">
      <style:text-properties style:font-name="Times New Roman" fo:font-size="14pt" fo:font-weight="bold" officeooo:rsid="00107d47" style:font-size-asian="14pt" style:font-weight-asian="bold" style:font-name-complex="LM Roman 121" style:font-size-complex="14pt" style:font-weight-complex="bold"/>
    </style:style>
    <style:style style:name="T368" style:family="text">
      <style:text-properties style:font-name="Times New Roman" fo:font-size="14pt" style:text-underline-style="none" fo:font-weight="bold" style:font-size-asian="14pt" style:font-weight-asian="bold" style:font-name-complex="LM Roman 121" style:font-size-complex="14pt" style:font-weight-complex="bold"/>
    </style:style>
    <style:style style:name="T369" style:family="text">
      <style:text-properties style:font-name="Times New Roman" fo:font-size="14pt" fo:font-weight="normal" style:font-size-asian="14pt" style:font-weight-asian="normal" style:font-name-complex="LM Roman 121" style:font-size-complex="14pt" style:font-weight-complex="normal"/>
    </style:style>
    <style:style style:name="T370" style:family="text">
      <style:text-properties style:font-name="Times New Roman" fo:font-size="12pt" style:font-size-asian="12pt"/>
    </style:style>
    <style:style style:name="T371" style:family="text">
      <style:text-properties style:font-name="Times New Roman" fo:font-size="12pt" style:font-size-asian="12pt" style:font-size-complex="12pt"/>
    </style:style>
    <style:style style:name="T372" style:family="text">
      <style:text-properties style:font-name="Times New Roman" fo:font-size="12pt" fo:background-color="#00ccff" loext:char-shading-value="0" style:font-size-asian="12pt"/>
    </style:style>
    <style:style style:name="T373" style:family="text">
      <style:text-properties style:font-name="Times New Roman" fo:font-size="12pt" fo:background-color="#00ccff" loext:char-shading-value="0" style:font-size-asian="12pt" style:font-size-complex="12pt"/>
    </style:style>
    <style:style style:name="T374" style:family="text">
      <style:text-properties style:font-name="Times New Roman" fo:font-size="12pt" fo:letter-spacing="0.026cm" fo:background-color="#00ccff" loext:char-shading-value="0" style:font-size-asian="12pt"/>
    </style:style>
    <style:style style:name="T375" style:family="text">
      <style:text-properties style:font-name="Times New Roman" fo:font-size="12pt" fo:letter-spacing="0.026cm" fo:background-color="#00ccff" loext:char-shading-value="0" style:font-size-asian="12pt" style:font-size-complex="12pt"/>
    </style:style>
    <style:style style:name="T376" style:family="text">
      <style:text-properties fo:font-size="14pt" style:font-size-asian="14pt" style:font-size-complex="14pt" style:text-scale="115%"/>
    </style:style>
    <style:style style:name="T377" style:family="text">
      <style:text-properties fo:font-size="14pt" fo:font-weight="bold" style:font-size-asian="14pt" style:font-weight-asian="bold" style:font-size-complex="14pt"/>
    </style:style>
    <style:style style:name="T378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379" style:family="text">
      <style:text-properties fo:font-size="14pt" fo:letter-spacing="-0.056cm" style:text-underline-style="solid" style:text-underline-width="auto" style:text-underline-color="font-color" fo:font-weight="bold" style:font-size-asian="14pt" style:font-weight-asian="bold" style:font-size-complex="14pt"/>
    </style:style>
    <style:style style:name="T380" style:family="text">
      <style:text-properties fo:font-size="14pt" fo:letter-spacing="-0.055cm" style:text-underline-style="solid" style:text-underline-width="auto" style:text-underline-color="font-color" fo:font-weight="bold" style:font-size-asian="14pt" style:font-weight-asian="bold" style:font-size-complex="14pt"/>
    </style:style>
    <style:style style:name="T381" style:family="text">
      <style:text-properties fo:font-size="14pt" fo:letter-spacing="0.081cm" fo:font-weight="bold" style:font-size-asian="14pt" style:font-weight-asian="bold" style:font-size-complex="14pt"/>
    </style:style>
    <style:style style:name="T382" style:family="text">
      <style:text-properties fo:font-size="14pt" style:text-underline-style="none" style:font-size-asian="14pt" style:font-size-complex="14pt" style:text-scale="115%"/>
    </style:style>
    <style:style style:name="T383" style:family="text">
      <style:text-properties officeooo:rsid="00107d47"/>
    </style:style>
    <style:style style:name="T384" style:family="text">
      <style:text-properties fo:font-size="18pt" style:font-size-asian="18pt" style:font-size-complex="18pt"/>
    </style:style>
    <style:style style:name="T385" style:family="text">
      <style:text-properties fo:font-size="18pt" officeooo:rsid="00107d47" style:font-size-asian="18pt" style:font-size-complex="18pt"/>
    </style:style>
    <style:style style:name="T386" style:family="text">
      <style:text-properties fo:font-size="18pt" officeooo:rsid="00143cb7" style:font-size-asian="18pt" style:font-size-complex="18pt"/>
    </style:style>
    <style:style style:name="T387" style:family="text">
      <style:text-properties fo:letter-spacing="0.081cm"/>
    </style:style>
    <style:style style:name="T388" style:family="text">
      <style:text-properties fo:letter-spacing="0.081cm" fo:font-weight="bold" style:font-weight-asian="bold"/>
    </style:style>
    <style:style style:name="T389" style:family="text">
      <style:text-properties style:text-scale="95%"/>
    </style:style>
    <style:style style:name="T390" style:family="text">
      <style:text-properties fo:letter-spacing="-0.053cm" style:text-underline-style="solid" style:text-underline-width="auto" style:text-underline-color="font-color" fo:font-weight="bold" style:font-weight-asian="bold"/>
    </style:style>
    <style:style style:name="T391" style:family="text">
      <style:text-properties fo:letter-spacing="-0.053cm" fo:font-style="italic" style:font-style-asian="italic"/>
    </style:style>
    <style:style style:name="T392" style:family="text">
      <style:text-properties fo:letter-spacing="0.085cm" fo:font-weight="bold" style:font-weight-asian="bold"/>
    </style:style>
    <style:style style:name="T393" style:family="text">
      <style:text-properties fo:letter-spacing="0.071cm" fo:font-weight="bold" style:font-weight-asian="bold"/>
    </style:style>
    <style:style style:name="T394" style:family="text">
      <style:text-properties fo:letter-spacing="-0.044cm"/>
    </style:style>
    <style:style style:name="T395" style:family="text">
      <style:text-properties fo:letter-spacing="-0.044cm" fo:font-style="italic" style:font-style-asian="italic"/>
    </style:style>
    <style:style style:name="T396" style:family="text">
      <style:text-properties fo:letter-spacing="-0.067cm"/>
    </style:style>
    <style:style style:name="T397" style:family="text">
      <style:text-properties fo:letter-spacing="-0.067cm" fo:font-weight="bold" style:font-weight-asian="bold"/>
    </style:style>
    <style:style style:name="T398" style:family="text">
      <style:text-properties fo:letter-spacing="0.056cm" fo:font-weight="bold" style:font-weight-asian="bold"/>
    </style:style>
    <style:style style:name="T399" style:family="text">
      <style:text-properties fo:letter-spacing="0.067cm" fo:font-weight="bold" style:font-weight-asian="bold"/>
    </style:style>
    <style:style style:name="T400" style:family="text">
      <style:text-properties fo:letter-spacing="-0.004cm"/>
    </style:style>
    <style:style style:name="T401" style:family="text">
      <style:text-properties fo:letter-spacing="-0.004cm" fo:font-weight="bold" style:font-weight-asian="bold"/>
    </style:style>
    <style:style style:name="T402" style:family="text">
      <style:text-properties fo:letter-spacing="-0.104cm" fo:font-weight="bold" style:font-weight-asian="bold"/>
    </style:style>
    <style:style style:name="T403" style:family="text">
      <style:text-properties fo:letter-spacing="-0.106cm" fo:font-weight="bold" style:font-weight-asian="bold"/>
    </style:style>
    <style:style style:name="T404" style:family="text">
      <style:text-properties fo:letter-spacing="-0.03cm"/>
    </style:style>
    <style:style style:name="T405" style:family="text">
      <style:text-properties fo:letter-spacing="-0.03cm" fo:font-style="italic" style:font-style-asian="italic"/>
    </style:style>
    <style:style style:name="T406" style:family="text">
      <style:text-properties fo:letter-spacing="-0.028cm"/>
    </style:style>
    <style:style style:name="T407" style:family="text">
      <style:text-properties fo:letter-spacing="-0.079cm" fo:font-style="italic" style:font-style-asian="italic"/>
    </style:style>
    <style:style style:name="T408" style:family="text">
      <style:text-properties fo:letter-spacing="-0.021cm" style:text-scale="95%"/>
    </style:style>
    <style:style style:name="T409" style:family="text">
      <style:text-properties fo:letter-spacing="-0.021cm" fo:font-style="italic" style:font-style-asian="italic"/>
    </style:style>
    <style:style style:name="T410" style:family="text">
      <style:text-properties fo:letter-spacing="-0.021cm" fo:font-style="italic" style:font-style-asian="italic" style:text-scale="95%"/>
    </style:style>
    <style:style style:name="T411" style:family="text">
      <style:text-properties fo:letter-spacing="-0.019cm"/>
    </style:style>
    <style:style style:name="T412" style:family="text">
      <style:text-properties fo:letter-spacing="-0.019cm" style:text-scale="95%"/>
    </style:style>
    <style:style style:name="T413" style:family="text">
      <style:text-properties fo:letter-spacing="0.039cm"/>
    </style:style>
    <style:style style:name="T414" style:family="text">
      <style:text-properties fo:letter-spacing="0.039cm" fo:font-style="italic" style:font-style-asian="italic"/>
    </style:style>
    <style:style style:name="T415" style:family="text">
      <style:text-properties style:text-scale="105%"/>
    </style:style>
    <style:style style:name="T416" style:family="text">
      <style:text-properties fo:letter-spacing="-0.002cm" fo:font-style="italic" style:font-style-asian="italic"/>
    </style:style>
    <style:style style:name="T417" style:family="text">
      <style:text-properties fo:letter-spacing="0.093cm" fo:font-weight="bold" style:font-weight-asian="bold"/>
    </style:style>
    <style:style style:name="T418" style:family="text">
      <style:text-properties fo:letter-spacing="-0.069cm" fo:font-weight="bold" style:font-weight-asian="bold"/>
    </style:style>
    <style:style style:name="T419" style:family="text">
      <style:text-properties fo:letter-spacing="0.053cm" fo:font-weight="bold" style:font-weight-asian="bold"/>
    </style:style>
    <style:style style:name="T420" style:family="text">
      <style:text-properties fo:letter-spacing="0.083cm" fo:font-weight="bold" style:font-weight-asian="bold"/>
    </style:style>
    <style:style style:name="T421" style:family="text">
      <style:text-properties fo:letter-spacing="0.041cm"/>
    </style:style>
    <style:style style:name="T422" style:family="text">
      <style:text-properties fo:letter-spacing="0.046cm" fo:font-style="italic" style:font-style-asian="italic"/>
    </style:style>
    <style:style style:name="T423" style:family="text">
      <style:text-properties fo:letter-spacing="0.051cm"/>
    </style:style>
    <style:style style:name="T424" style:family="text">
      <style:text-properties fo:letter-spacing="0.101cm" fo:font-weight="bold" style:font-weight-asian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68836880" text:style-name="WWNum11">
        <text:list-header>
          <text:h text:style-name="P30" text:outline-level="1">Droit des contrats et du numérique</text:h>
        </text:list-header>
      </text:list>
      <text:p text:style-name="P97"><text:span text:style-name="T386">(</text:span><text:span text:style-name="T385">I</text:span><text:span text:style-name="T384">nfo2</text:span><text:span text:style-name="T386">)</text:span></text:p>
      <text:h text:style-name="P27" text:outline-level="1"/>
      <text:p text:style-name="P96"/>
      <text:list xml:id="list115655846103119" text:continue-numbering="true" text:style-name="WWNum11">
        <text:list-header>
          <text:h text:style-name="P29" text:outline-level="1">Chap<text:span text:style-name="T383">itre</text:span> <text:span text:style-name="T332">1</text:span> – <text:span text:style-name="T306">Droit des </text:span><text:span text:style-name="T16">contrats</text:span><text:span text:style-name="T33"> </text:span><text:span text:style-name="T306">informatiques</text:span></text:h>
        </text:list-header>
      </text:list>
      <text:p text:style-name="P15"/>
      <text:list xml:id="list4220828548" text:style-name="L1">
        <text:list-header>
          <text:p text:style-name="P91"><text:span text:style-name="T383">A - </text:span>Définitions et conditions de validité d'un contrat</text:p>
          <text:p text:style-name="P91"/>
          <text:p text:style-name="P91"><text:span text:style-name="T383">B - </text:span>Définition des 20 types de contrats</text:p>
          <text:p text:style-name="P91"/>
          <text:p text:style-name="P91"><text:span text:style-name="T383">C - </text:span>Les 10 principaux contrats informatiques</text:p>
          <text:p text:style-name="P91"/>
          <text:p text:style-name="P91"><text:span text:style-name="T383">D - </text:span>Les 4 grandes étapes de négociation d'un contrat informatique et la rupture abusive (ou fautive) des p<text:span text:style-name="T333">o</text:span>urparlers</text:p>
        </text:list-header>
      </text:list>
      <text:p text:style-name="P22"/>
      <text:list xml:id="list115655907461485" text:continue-numbering="true" text:style-name="L1">
        <text:list-header>
          <text:p text:style-name="P91"><text:span text:style-name="T383">E - </text:span>Les 20 clauses et mentions obligatoires d'un contrat informatique </text:p>
        </text:list-header>
      </text:list>
      <text:p text:style-name="P22"/>
      <text:list xml:id="list115654507730909" text:continue-numbering="true" text:style-name="L1">
        <text:list-header>
          <text:p text:style-name="P91"/>
        </text:list-header>
      </text:list>
      <text:p text:style-name="P61"><text:span text:style-name="Internet_20_link"><text:span text:style-name="T334">Chapitre 2 : </text:span></text:span><text:span text:style-name="Internet_20_link"><text:span text:style-name="T344">Les protections juridiques des biens TIC</text:span></text:span></text:p>
      <text:p text:style-name="P61"><text:span text:style-name="Internet_20_link"><text:span text:style-name="T344"/></text:span></text:p>
      <text:p text:style-name="P63"><text:span text:style-name="Internet_20_link"><text:span text:style-name="T345"><text:s text:c="2"/></text:span></text:span><text:span text:style-name="Internet_20_link"><text:span text:style-name="T347">A - </text:span></text:span><text:span text:style-name="Internet_20_link"><text:span text:style-name="T348">Les matériels et les périphériques</text:span></text:span></text:p>
      <text:p text:style-name="P60"><text:span text:style-name="Internet_20_link"><text:span text:style-name="T345"><text:s text:c="13"/></text:span></text:span><text:span text:style-name="Internet_20_link"><text:span text:style-name="T348">1 – Le brevet d'invention</text:span></text:span></text:p>
      <text:p text:style-name="P60"><text:span text:style-name="Internet_20_link"><text:span text:style-name="T345"><text:s text:c="13"/></text:span></text:span><text:span text:style-name="Internet_20_link"><text:span text:style-name="T348">2 – Les dessins et modèles</text:span></text:span></text:p>
      <text:p text:style-name="P60"><text:span text:style-name="Internet_20_link"><text:span text:style-name="T345"><text:s text:c="13"/></text:span></text:span><text:span text:style-name="Internet_20_link"><text:span text:style-name="T348">3 – Le nom de marque</text:span></text:span></text:p>
      <text:p text:style-name="P60"><text:span text:style-name="Internet_20_link"><text:span text:style-name="T349"/></text:span></text:p>
      <text:p text:style-name="P62"><text:span text:style-name="Internet_20_link"><text:span text:style-name="T345"><text:s/></text:span></text:span><text:span text:style-name="Internet_20_link"><text:span text:style-name="T368"><text:s/></text:span></text:span><text:span text:style-name="Internet_20_link"><text:span text:style-name="T346"><text:s/></text:span></text:span><text:span text:style-name="Internet_20_link"><text:span text:style-name="T347">B</text:span></text:span><text:span text:style-name="Internet_20_link"><text:span text:style-name="T346"> - </text:span></text:span><text:span text:style-name="Internet_20_link"><text:span text:style-name="T348">Le logiciel</text:span></text:span></text:p>
      <text:p text:style-name="P60"><text:span text:style-name="Internet_20_link"><text:span text:style-name="T345"><text:s text:c="12"/></text:span></text:span><text:span text:style-name="Internet_20_link"><text:span text:style-name="T348"><text:s/>1 – Le droit d'auteur spécifique au logiciel</text:span></text:span></text:p>
      <text:p text:style-name="P60"><text:span text:style-name="Internet_20_link"><text:span text:style-name="T348"/></text:span></text:p>
      <text:p text:style-name="P70"><text:span text:style-name="Internet_20_link"><text:span text:style-name="T341"><text:s text:c="18"/>2 – La brevetabilité du logiciel</text:span></text:span></text:p>
      <text:p text:style-name="P70"><text:span text:style-name="Internet_20_link"><text:span text:style-name="T341"/></text:span></text:p>
      <text:p text:style-name="P70"><text:span text:style-name="Internet_20_link"><text:span text:style-name="T341"/></text:span></text:p>
      <text:p text:style-name="P70"><text:span text:style-name="Internet_20_link"><text:span text:style-name="T341"/></text:span></text:p>
      <text:p text:style-name="P70"><text:span text:style-name="Internet_20_link"><text:span text:style-name="T341"/></text:span></text:p>
      <text:p text:style-name="P70"><text:span text:style-name="Internet_20_link"><text:span text:style-name="T341"/></text:span></text:p>
      <text:p text:style-name="P70"><text:span text:style-name="Internet_20_link"><text:span text:style-name="T341"/></text:span></text:p>
      <text:p text:style-name="P70"><text:span text:style-name="Internet_20_link"><text:span text:style-name="T341"/></text:span></text:p>
      <text:p text:style-name="P70"><text:span text:style-name="Internet_20_link"><text:span text:style-name="T341"/></text:span></text:p>
      <text:p text:style-name="P70"><text:span text:style-name="Internet_20_link"><text:span text:style-name="T341"/></text:span></text:p>
      <text:p text:style-name="P70"><text:span text:style-name="Internet_20_link"><text:span text:style-name="T341"/></text:span></text:p>
      <text:list xml:id="list115655697178932" text:continue-list="list115655846103119" text:style-name="WWNum11">
        <text:list-header>
          <text:h text:style-name="P28" text:outline-level="1"><text:soft-page-break/><text:span text:style-name="Internet_20_link"><text:span text:style-name="T359">Chap</text:span></text:span><text:span text:style-name="Internet_20_link"><text:span text:style-name="T360">itre</text:span></text:span><text:span text:style-name="Internet_20_link"><text:span text:style-name="T359"> </text:span></text:span><text:span text:style-name="Internet_20_link"><text:span text:style-name="T361">1</text:span></text:span><text:span text:style-name="Internet_20_link"><text:span text:style-name="T359"> – </text:span></text:span><text:span text:style-name="Internet_20_link"><text:span text:style-name="T362">Droit des </text:span></text:span><text:span text:style-name="Internet_20_link"><text:span text:style-name="T363">contrats</text:span></text:span><text:span text:style-name="Internet_20_link"><text:span text:style-name="T364"> </text:span></text:span><text:span text:style-name="Internet_20_link"><text:span text:style-name="T362">informatiques</text:span></text:span></text:h>
        </text:list-header>
      </text:list>
      <text:p text:style-name="P15"/>
      <text:list xml:id="list115655085688309" text:continue-numbering="true" text:style-name="WWNum11">
        <text:list-item>
          <text:list>
            <text:list-header>
              <text:h text:style-name="P31" text:outline-level="2"><text:bookmark text:name="_bookmark23"/><text:bookmark text:name="_bookmark231"/><text:bookmark text:name="Bookmark23"/><text:span text:style-name="T312">A – </text:span><text:span text:style-name="T313">Définitions et conditions de validité d'un contrat</text:span></text:h>
            </text:list-header>
          </text:list>
        </text:list-item>
      </text:list>
      <text:p text:style-name="P101"><text:span text:style-name="T320">1</text:span><text:span text:style-name="T382"> – </text:span><text:span text:style-name="T376">Qu'est-ce qu'un contrat ?</text:span></text:p>
      <text:p text:style-name="P5"/>
      <text:p text:style-name="Footer"><text:span text:style-name="T317">- Selon</text:span><text:span text:style-name="T3"> </text:span><text:span text:style-name="T317">l’article</text:span><text:span text:style-name="T3"> </text:span><text:span text:style-name="T317">1101</text:span><text:span text:style-name="T8"> </text:span><text:span text:style-name="T317">du</text:span><text:span text:style-name="T3"> </text:span><text:span text:style-name="T317">code</text:span><text:span text:style-name="T8"> </text:span><text:span text:style-name="T317">civil : </text:span><text:span text:style-name="T318">« U</text:span>n<text:span text:style-name="T6"> </text:span>contrat<text:span text:style-name="T1"> </text:span>est<text:span text:style-name="T6"> </text:span>une<text:span text:style-name="T1"> </text:span><text:span text:style-name="T17">convention</text:span><text:span text:style-name="T8"> </text:span>par<text:span text:style-name="T1"> </text:span>laquelle<text:span text:style-name="T6"> </text:span>une<text:span text:style-name="T1"> </text:span>ou<text:span text:style-name="T6"> </text:span>plusieurs personnes<text:span text:style-name="T23"> </text:span><text:span text:style-name="T309">s’obligent</text:span><text:span text:style-name="T24"> </text:span><text:span text:style-name="T11">envers</text:span><text:span text:style-name="T22"> </text:span>une<text:span text:style-name="T24"> </text:span>ou<text:span text:style-name="T22"> </text:span>plusieurs<text:span text:style-name="T24"> </text:span>autres,<text:span text:style-name="T24"> </text:span>à<text:span text:style-name="T22"> </text:span>donner,<text:span text:style-name="T24"> </text:span>à<text:span text:style-name="T22"> </text:span>faire<text:span text:style-name="T24"> </text:span>ou<text:span text:style-name="T24"> </text:span>à<text:span text:style-name="T22"> </text:span>ne<text:span text:style-name="T24"> </text:span>pas<text:span text:style-name="T22"> </text:span>faire<text:span text:style-name="T24"> </text:span>quelque chose ».</text:p>
      <text:p text:style-name="Footer"/>
      <text:p text:style-name="Footer"><text:span text:style-name="T11">- </text:span><text:span text:style-name="T14">Selon l'article 1101 du </text:span><text:span text:style-name="T18">nouveau</text:span><text:span text:style-name="T15"> code civil</text:span><text:span text:style-name="T12"> </text:span>:<text:span text:style-name="T26"> « </text:span>Un<text:span text:style-name="T11"> </text:span>contrat<text:span text:style-name="T11"> </text:span>est<text:span text:style-name="T26"> </text:span>un<text:span text:style-name="T11"> </text:span><text:span text:style-name="T309">accord</text:span><text:span text:style-name="T28"> </text:span><text:span text:style-name="T309">de</text:span><text:span text:style-name="T17"> </text:span><text:span text:style-name="T309">volonté</text:span><text:span text:style-name="T317"> </text:span>entre deux<text:span text:style-name="T34"> </text:span>ou<text:span text:style-name="T38"> </text:span>plusieurs<text:span text:style-name="T34"> </text:span>personnes<text:span text:style-name="T38"> </text:span>destiné<text:span text:style-name="T38"> </text:span>à<text:span text:style-name="T38"> </text:span>créer,<text:span text:style-name="T38"> </text:span>modifier,<text:span text:style-name="T34"> </text:span>transmettre<text:span text:style-name="T38"> </text:span>ou<text:span text:style-name="T38"> é</text:span>teindre<text:span text:style-name="T38"> </text:span>des<text:span text:style-name="T36"> </text:span><text:span text:style-name="T309">obligations</text:span> ». </text:p>
      <text:p text:style-name="Footer"/>
      <text:p text:style-name="P18">En résumé : Un contrat est donc une <text:span text:style-name="T17">convention</text:span><text:span text:style-name="T11"> ( ou un accord de volonté) </text:span>qui donne naissance à des <text:span text:style-name="T309">obligations</text:span>. </text:p>
      <text:p text:style-name="Footer"/>
      <text:p text:style-name="Footer"/>
      <text:p text:style-name="P17"><text:span text:style-name="T319">2 - </text:span><text:span text:style-name="T306">Les</text:span><text:span text:style-name="T42"> </text:span><text:span text:style-name="T306">3</text:span><text:span text:style-name="T45"> </text:span><text:span text:style-name="T306">conditions</text:span><text:span text:style-name="T47"> </text:span><text:span text:style-name="T306">essentielles</text:span><text:span text:style-name="T47"> </text:span><text:span text:style-name="T306">de</text:span><text:span text:style-name="T47"> </text:span><text:span text:style-name="T306">validité</text:span><text:span text:style-name="T45"> </text:span><text:span text:style-name="T306">d’une</text:span><text:span text:style-name="T47"> </text:span><text:span text:style-name="T16">convention</text:span><text:span text:style-name="T47"> (d'un contrat)</text:span><text:span text:style-name="T48"> :</text:span></text:p>
      <text:p text:style-name="P19"/>
      <text:p text:style-name="Footer"><text:span text:style-name="T44"><text:s text:c="8"/>1- </text:span>Le <text:span text:style-name="T309">consentement</text:span><text:span text:style-name="T317"> </text:span>de la partie qui s’oblige</text:p>
      <text:p text:style-name="Footer"/>
      <text:p text:style-name="P7"><text:s text:c="2"/>2 - La <text:span text:style-name="T309">capacité</text:span><text:span text:style-name="T317"> </text:span>de contracter (chaque partie doit être en âge et avoir la capacité de discernement)</text:p>
      <text:p text:style-name="P7"/>
      <text:p text:style-name="P8"><text:s text:c="2"/>3 - La convention doit<text:span text:style-name="T53"> </text:span>porter<text:span text:style-name="T53"> </text:span>sur<text:span text:style-name="T53"> </text:span>un<text:span text:style-name="T53"> </text:span><text:span text:style-name="T59">objet</text:span><text:span text:style-name="T50"> </text:span><text:span text:style-name="T309">certain</text:span><text:span text:style-name="T58"> </text:span><text:span text:style-name="T317">et</text:span><text:span text:style-name="T55"> </text:span><text:span text:style-name="T309">licite</text:span>.<text:span text:style-name="T53"> C'est-à-dire que l</text:span>a<text:span text:style-name="T53"> </text:span>prestation<text:span text:style-name="T53"> </text:span>doit<text:span text:style-name="T49"> </text:span>être<text:span text:style-name="T53"> </text:span>possible,<text:span text:style-name="T53"> </text:span>suffisam<text:span text:style-name="T11">ment</text:span><text:span text:style-name="T46"> </text:span>déterminée<text:span text:style-name="T44"> </text:span>et<text:span text:style-name="T44"> </text:span>conforme<text:span text:style-name="T60"> </text:span>à<text:span text:style-name="T44"> </text:span>la<text:span text:style-name="T44"> </text:span>législation<text:span text:style-name="T44"> </text:span>en<text:span text:style-name="T44"> </text:span>vigueur.</text:p>
      <text:p text:style-name="P9">La<text:span text:style-name="T61"> </text:span>rédaction<text:span text:style-name="T61"> </text:span>d’un<text:span text:style-name="T66"> </text:span>écrit<text:span text:style-name="T61"> </text:span>est<text:span text:style-name="T66"> </text:span>très<text:span text:style-name="T61"> </text:span>vivement<text:span text:style-name="T61"> </text:span>conseillée<text:span text:style-name="T66"> </text:span>et<text:span text:style-name="T61"> </text:span>rend<text:span text:style-name="T66"> </text:span>un<text:span text:style-name="T61"> </text:span>contrat<text:span text:style-name="T61"> </text:span>réel.<text:span text:style-name="T66"> </text:span></text:p>
      <text:p text:style-name="P9">Un<text:span text:style-name="T61"> </text:span><text:span text:style-name="T306">contrat</text:span><text:span text:style-name="T68"> </text:span><text:span text:style-name="T306">non</text:span><text:span text:style-name="T63"> </text:span><text:span text:style-name="T306">écrit</text:span> (ou un<text:span text:style-name="T72"> </text:span>contrat<text:span text:style-name="T70"> </text:span>consensuel) <text:span text:style-name="T306">reste valable</text:span>.<text:span text:style-name="T72"> Toutefois, u</text:span>n<text:span text:style-name="T72"> contrat </text:span>écrit (ou formel, ou solennel)<text:span text:style-name="T70"> </text:span>facilitera<text:span text:style-name="T72"> </text:span>les<text:span text:style-name="T70"> </text:span>démarches<text:span text:style-name="T72"> </text:span>juridiques<text:span text:style-name="T72"> </text:span>et<text:span text:style-name="T70"> </text:span>administratives.</text:p>
      <text:p text:style-name="P3"/>
      <text:p text:style-name="P3"/>
      <text:list xml:id="list115656150181816" text:continue-numbering="true" text:style-name="WWNum11">
        <text:list-item>
          <text:list>
            <text:list-header>
              <text:h text:style-name="P32" text:outline-level="2"><text:bookmark text:name="_bookmark24"/><text:bookmark text:name="_bookmark241"/><text:bookmark text:name="Bookmark24"/><text:span text:style-name="T77">B - </text:span><text:span text:style-name="T307">Les 20 types de</text:span><text:span text:style-name="T79"> </text:span><text:span text:style-name="T307">contrats</text:span></text:h>
            </text:list-header>
          </text:list>
        </text:list-item>
      </text:list>
      <text:p text:style-name="P12"/>
      <text:p text:style-name="P1">(Voir feuille ci-jointe)</text:p>
      <text:h text:style-name="P35" text:outline-level="2"/>
      <text:list xml:id="list115654640500463" text:continue-numbering="true" text:style-name="WWNum11">
        <text:list-item>
          <text:list>
            <text:list-header>
              <text:h text:style-name="P33" text:outline-level="2"/>
              <text:h text:style-name="P34" text:outline-level="2"><text:span text:style-name="T77">C - </text:span><text:span text:style-name="T307">Les 10 principaux contrats informatiques</text:span></text:h>
            </text:list-header>
          </text:list>
        </text:list-item>
      </text:list>
      <text:p text:style-name="P13"/>
      <text:p text:style-name="P11"><text:span text:style-name="T80"><text:s text:c="3"/></text:span><text:span text:style-name="T103"><text:s/>(A Voir en Td)</text:span></text:p>
      <text:p text:style-name="P14"/>
      <text:list xml:id="list1239283921" text:style-name="L2">
        <text:list-item>
          <text:p text:style-name="P93">Licence de logiciel</text:p>
        </text:list-item>
        <text:list-item>
          <text:p text:style-name="P93">Contrat de maintenance</text:p>
        </text:list-item>
        <text:list-item>
          <text:p text:style-name="P93">Licence de logiciel libre</text:p>
        </text:list-item>
        <text:list-item>
          <text:p text:style-name="P93">Contrat de développement de logiciel spécifique</text:p>
        </text:list-item>
        <text:list-item>
          <text:p text:style-name="P93"><text:soft-page-break/>Contrat d'intégration de logiciels</text:p>
        </text:list-item>
        <text:list-item>
          <text:p text:style-name="P93">Contrat d'outsoursing (ou d'externalisation ou d'infogérance)</text:p>
        </text:list-item>
        <text:list-item>
          <text:p text:style-name="P93">Contrat ASP (Application Service Provider) ou FAH ( Fournisseur d'Application Hébergé)</text:p>
        </text:list-item>
        <text:list-item>
          <text:p text:style-name="P93">Contrat SaaS (Software as a Service)</text:p>
        </text:list-item>
      </text:list>
      <text:list xml:id="list1963094145" text:style-name="L3">
        <text:list-header>
          <text:p text:style-name="P95"><text:s/>- <text:s text:c="5"/>Contrat de référencement</text:p>
          <text:p text:style-name="P92">- <text:s text:c="5"/>Contrat d'entiercement (ou de sous-séquestre)</text:p>
        </text:list-header>
      </text:list>
      <text:p text:style-name="P4"/>
      <text:list xml:id="list115655151273545" text:continue-list="list115654640500463" text:style-name="WWNum11">
        <text:list-item>
          <text:list>
            <text:list-header>
              <text:h text:style-name="P32" text:outline-level="2"><text:span text:style-name="T77">D - </text:span><text:span text:style-name="T307">Les étapes de négociation d’un</text:span><text:span text:style-name="T199"> </text:span><text:span text:style-name="T307">contrat informatique </text:span><text:span text:style-name="T328">(Type : Développement de logiciel spécifique)</text:span><text:span text:style-name="T307">et la rupture abusive (ou fautive) des pourlarlers</text:span></text:h>
            </text:list-header>
          </text:list>
        </text:list-item>
      </text:list>
      <text:p text:style-name="P94"/>
      <text:p text:style-name="P104">Le<text:span text:style-name="T200"> </text:span>cas<text:span text:style-name="T202"> </text:span>du<text:span text:style-name="T202"> </text:span>développement<text:span text:style-name="T202"> </text:span>de<text:span text:style-name="T202"> </text:span>logiciel<text:span text:style-name="T202"> </text:span>spécifique<text:span text:style-name="T200"> </text:span>(développer<text:span text:style-name="T202"> par un prestataire informatique </text:span>pour<text:span text:style-name="T202"> satisfaire </text:span>un<text:span text:style-name="T202"> </text:span>besoin<text:span text:style-name="T202"> </text:span>précis formulé par son client)<text:span text:style-name="T202"> </text:span>met en<text:span text:style-name="T72"> </text:span>oeuvre<text:span text:style-name="T72"> </text:span>deux<text:span text:style-name="T204"> </text:span>contractants<text:span text:style-name="T72"> </text:span>:<text:span text:style-name="T204"> </text:span></text:p>
      <text:list xml:id="list4267523772" text:style-name="L4">
        <text:list-item>
          <text:p text:style-name="P102"><text:span text:style-name="T309">La</text:span><text:span text:style-name="T73"> </text:span><text:span text:style-name="T309">MOE</text:span><text:span text:style-name="T317"> (Maîtrise d'oeuvre)</text:span><text:span text:style-name="T209"> </text:span>sont<text:span text:style-name="T70"> </text:span>les<text:span text:style-name="T204"> </text:span><text:span text:style-name="T317">prestataires</text:span> de services informatiques : Les<text:span text:style-name="T73"> </text:span><text:span text:style-name="T309">ESN (Entreprises de Services du Numérique)</text:span><text:span text:style-name="T209"> (</text:span><text:span text:style-name="T212"> </text:span>les<text:span text:style-name="T204"> </text:span><text:span text:style-name="T317">ex-SSII : </text:span><text:span text:style-name="T318">Sociétés de Services et d'Ingénierie Informatique)</text:span>,<text:span text:style-name="T72"> </text:span>ce<text:span text:style-name="T204"> </text:span>sont les<text:span text:style-name="T6"> </text:span><text:span text:style-name="T317">fournisseurs</text:span><text:span text:style-name="T6"> qui </text:span>possèdent<text:span text:style-name="T61"> les technologies leur permettant d'apporter </text:span>des<text:span text:style-name="T6"> </text:span><text:span text:style-name="T327">solutions </text:span><text:span text:style-name="T323"><text:s/>au besoins spécifiques exprimés par leurs clients.</text:span></text:p>
        </text:list-item>
        <text:list-item>
          <text:p text:style-name="P102"><text:span text:style-name="T309">La</text:span><text:span text:style-name="T10"> </text:span><text:span text:style-name="T17">MOA</text:span><text:span text:style-name="T215"> (Maîtrise <text:s/>d'ouvrage)</text:span><text:span text:style-name="T216"> sont </text:span>les<text:span text:style-name="T6"> </text:span><text:span text:style-name="T317">entreprises</text:span><text:span text:style-name="T65"> </text:span><text:span text:style-name="T317">utilisatrices</text:span><text:span text:style-name="T6"> (entreprises commerciales, industrielles, de services, les </text:span>banques, etc), ceux<text:span text:style-name="T70"> </text:span>qui<text:span text:style-name="T72"> </text:span>commandent<text:span text:style-name="T70"> </text:span>les<text:span text:style-name="T70"> </text:span>applications,<text:span text:style-name="T72"> </text:span>ce<text:span text:style-name="T70"> </text:span>sont<text:span text:style-name="T70"> </text:span>les<text:span text:style-name="T70"> </text:span><text:span text:style-name="T321">clients</text:span><text:span text:style-name="T70"> </text:span><text:span text:style-name="T217">qui expriment </text:span><text:span text:style-name="T70"><text:s/></text:span>des<text:span text:style-name="T70"> </text:span><text:span text:style-name="T314">besoins</text:span><text:span text:style-name="T70"> spécifiques</text:span><text:span text:style-name="T220"> formalisés dans un cahier des charges.</text:span></text:p>
        </text:list-item>
      </text:list>
      <text:p text:style-name="P21">Il<text:span text:style-name="T72"> existe 4</text:span> grandes étapes de la négociation<text:span text:style-name="T32"> </text:span>:</text:p>
      <text:list xml:id="list1565465213" text:style-name="L5">
        <text:list-item>
          <text:p text:style-name="P103">Les échanges d'information</text:p>
        </text:list-item>
        <text:list-item>
          <text:p text:style-name="P103">Les pourparlers (attention à la rupture abusive ou fautive des pourparlers)</text:p>
        </text:list-item>
        <text:list-item>
          <text:p text:style-name="P103">L'avant-contrat</text:p>
        </text:list-item>
        <text:list-item>
          <text:p text:style-name="P103">La lettre d'intention</text:p>
        </text:list-item>
      </text:list>
      <text:p text:style-name="P10"/>
      <text:p text:style-name="P117"><text:span text:style-name="T316">1 - </text:span><text:span text:style-name="T308">Les</text:span><text:span text:style-name="T37"> </text:span><text:span text:style-name="T308">échanges</text:span><text:span text:style-name="T39"> </text:span><text:span text:style-name="T308">d’information</text:span><text:span text:style-name="T37"> </text:span><text:span text:style-name="T316">:</text:span><text:span text:style-name="T388"> </text:span></text:p>
      <text:p text:style-name="P118"/>
      <text:p text:style-name="P117"><text:s text:c="5"/>Les<text:span text:style-name="T49"> </text:span>informations échangées<text:span text:style-name="T263"> </text:span>n’ont<text:span text:style-name="T264"> généralement pas encore de</text:span><text:span text:style-name="T263"> </text:span>caractère confidentiel.<text:span text:style-name="T263"> Il</text:span><text:span text:style-name="T53"> </text:span><text:span text:style-name="T263">peut</text:span><text:span text:style-name="T262"> </text:span><text:span text:style-name="T11">avoir</text:span><text:span text:style-name="T49"> </text:span><text:span text:style-name="T263">un</text:span><text:span text:style-name="T49"> </text:span><text:span text:style-name="T263">échec de</text:span><text:span text:style-name="T49"> </text:span><text:span text:style-name="T263">négociation à cette étape.</text:span><text:span text:style-name="T49"> </text:span></text:p>
      <text:p text:style-name="P117"><text:span text:style-name="T49"><text:s text:c="6"/>Toutefois, il existe</text:span><text:span text:style-name="T263"> </text:span>3<text:span text:style-name="T41"> </text:span>obligations <text:span text:style-name="T263">:</text:span></text:p>
      <text:p text:style-name="P119"/>
      <text:p text:style-name="P117"><text:span text:style-name="T263"><text:s text:c="3"/>1) </text:span><text:span text:style-name="T314">Obligation de confidentialité</text:span></text:p>
      <text:list xml:id="list832465831" text:style-name="WWNum3">
        <text:list-item>
          <text:list>
            <text:list-header>
              <text:p text:style-name="P37"><text:span text:style-name="T389">2)</text:span><text:span text:style-name="T315"> <text:s/>Obligation de conseil (du prestataire)</text:span></text:p>
              <text:p text:style-name="P36"><text:span text:style-name="T371">3) </text:span><text:span text:style-name="T373">Obligation de</text:span><text:span text:style-name="T375"> </text:span><text:span text:style-name="T373">collaboration</text:span><text:span text:style-name="T181"> (du </text:span><text:span text:style-name="T373">client)</text:span></text:p>
            </text:list-header>
          </text:list>
        </text:list-item>
      </text:list>
      <text:p text:style-name="P59"/>
      <text:p text:style-name="P59"/>
      <text:p text:style-name="P59"/>
      <text:p text:style-name="P65"><text:soft-page-break/><text:span text:style-name="T316">2 - </text:span><text:span text:style-name="T308">Les Pourparlers</text:span><text:span text:style-name="T316"> :</text:span></text:p>
      <text:p text:style-name="P64"/>
      <text:p text:style-name="P65"><text:span text:style-name="T316"><text:s text:c="6"/></text:span>Les informations deviennent <text:span text:style-name="T309">plutôt confidentielles</text:span>. </text:p>
      <text:p text:style-name="P65">Les informations peuvent concerner<text:span text:style-name="T24"> </text:span>:<text:span text:style-name="T265"> </text:span></text:p>
      <text:p text:style-name="P67"/>
      <text:list xml:id="list1328655537" text:style-name="L6">
        <text:list-item>
          <text:p text:style-name="P66"><text:span text:style-name="T265">L</text:span>e<text:span text:style-name="T24"> </text:span>SI<text:span text:style-name="T265"> </text:span>du<text:span text:style-name="T24"> </text:span>client<text:span text:style-name="T265"> </text:span>(qui<text:span text:style-name="T24"> </text:span>gère<text:span text:style-name="T265"> </text:span>ses<text:span text:style-name="T24"> </text:span>données<text:span text:style-name="T265"> </text:span>humaines<text:span text:style-name="T24"> </text:span>et<text:span text:style-name="T265"> </text:span>financières).</text:p>
        </text:list-item>
        <text:list-item>
          <text:p text:style-name="P66">Le<text:span text:style-name="T265"> </text:span>prestataire,<text:span text:style-name="T265"> </text:span>quant<text:span text:style-name="T265"> </text:span>à<text:span text:style-name="T271"> </text:span>lui,<text:span text:style-name="T24"> peut </text:span>communiquer<text:span text:style-name="T271"> </text:span>au<text:span text:style-name="T265"> </text:span>client<text:span text:style-name="T271"> </text:span>son<text:span text:style-name="T265"> </text:span>savoir-faire.</text:p>
        </text:list-item>
      </text:list>
      <text:p text:style-name="P65"/>
      <text:p text:style-name="P65">D'où une <text:span text:style-name="T317">obligation de confidentialité.</text:span></text:p>
      <text:p text:style-name="P67"/>
      <text:p text:style-name="P65"><text:span text:style-name="T265"><text:s/></text:span><text:span text:style-name="T317">Une</text:span><text:span text:style-name="T273"> </text:span><text:span text:style-name="T317">rupture</text:span><text:span text:style-name="T267"> </text:span><text:span text:style-name="T317">brutale</text:span> à<text:span text:style-name="T22"> </text:span>ce<text:span text:style-name="T22"> </text:span>stade<text:span text:style-name="T24"> </text:span>de<text:span text:style-name="T22"> </text:span>négociation<text:span text:style-name="T24"> </text:span>peut<text:span text:style-name="T22"> </text:span>constituer<text:span text:style-name="T24"> </text:span><text:span text:style-name="T309">une</text:span><text:span text:style-name="T23"> </text:span><text:span text:style-name="T309">faute</text:span>.<text:span text:style-name="T24"> </text:span></text:p>
      <text:p text:style-name="P69"/>
      <text:p text:style-name="P65">Ainsi, une<text:span text:style-name="T22"> </text:span>action<text:span text:style-name="T24"> </text:span>civile<text:span text:style-name="T22"> </text:span>peut<text:span text:style-name="T24"> </text:span>être<text:span text:style-name="T22"> </text:span>effectuée auprès<text:span text:style-name="T265"> </text:span>du<text:span text:style-name="T265"> </text:span>juge<text:span text:style-name="T265"> </text:span>pour<text:span text:style-name="T265"> </text:span><text:span text:style-name="T324">rupture</text:span><text:span text:style-name="T268"> abusive (ou fautive)</text:span><text:span text:style-name="T274"> </text:span><text:span text:style-name="T324">des</text:span><text:span text:style-name="T268"> </text:span><text:span text:style-name="T324">pourparlers.</text:span><text:span text:style-name="T268"> </text:span></text:p>
      <text:p text:style-name="P68"/>
      <text:p text:style-name="P65">La<text:span text:style-name="T265"> </text:span>faute<text:span text:style-name="T265"> </text:span>est<text:span text:style-name="T265"> </text:span>évaluée<text:span text:style-name="T271"> </text:span><text:span text:style-name="T306">au</text:span><text:span text:style-name="T269"> </text:span><text:span text:style-name="T306">cas</text:span><text:span text:style-name="T269"> </text:span><text:span text:style-name="T306">par</text:span><text:span text:style-name="T269"> </text:span><text:span text:style-name="T306">cas </text:span>et prend en compte les critères<text:span text:style-name="T277"> </text:span><text:span text:style-name="T11">suivants </text:span>:</text:p>
      <text:p text:style-name="P65"/>
      <text:p text:style-name="P87">- La durée de la négociation</text:p>
      <text:p text:style-name="P112">- Les comptes-rendus de réunion</text:p>
      <text:p text:style-name="P112"/>
      <text:list xml:id="list67511051" text:style-name="L7">
        <text:list-header>
          <text:p text:style-name="P106">- Une<text:span text:style-name="T262"> </text:span>absence<text:span text:style-name="T262"> </text:span>de<text:span text:style-name="T262"> </text:span>réponse<text:span text:style-name="T49"> </text:span>à<text:span text:style-name="T262"> </text:span>la<text:span text:style-name="T49"> </text:span>veille<text:span text:style-name="T262"> </text:span>de<text:span text:style-name="T262"> </text:span>la<text:span text:style-name="T262"> </text:span>signature<text:span text:style-name="T49"> </text:span>d’un<text:span text:style-name="T262"> </text:span><text:span text:style-name="T278">avant</text:span><text:span text:style-name="T262"> </text:span>contrat, par exemple</text:p>
          <text:p text:style-name="P106"/>
          <text:p text:style-name="P106">- La<text:span text:style-name="T1"> </text:span>faute<text:span text:style-name="T1"> </text:span>est<text:span text:style-name="T6"> </text:span>évaluée<text:span text:style-name="T6"> </text:span>même<text:span text:style-name="T6"> </text:span>si<text:span text:style-name="T6"> </text:span>il<text:span text:style-name="T6"> </text:span>n’y<text:span text:style-name="T1"> </text:span>a<text:span text:style-name="T6"> </text:span>pas<text:span text:style-name="T6"> </text:span><text:span text:style-name="T11">intention</text:span><text:span text:style-name="T6"> </text:span>de<text:span text:style-name="T6"> </text:span>nuire.<text:span text:style-name="T1"> </text:span></text:p>
        </text:list-header>
      </text:list>
      <text:p text:style-name="P107"/>
      <text:p text:style-name="P105">Pour<text:span text:style-name="T6"> </text:span>déterminer<text:span text:style-name="T1"> </text:span><text:span text:style-name="T317">le</text:span><text:span text:style-name="T8"> </text:span><text:span text:style-name="T317">préjudice</text:span>, ainsi<text:span text:style-name="T41"> </text:span>que<text:span text:style-name="T46"> </text:span>son<text:span text:style-name="T46"> </text:span><text:span text:style-name="T11">montant,</text:span><text:span text:style-name="T41"> </text:span>le<text:span text:style-name="T46"> </text:span>juge<text:span text:style-name="T46"> </text:span>procède<text:span text:style-name="T46"> </text:span>aux<text:span text:style-name="T46"> </text:span>jugements<text:span text:style-name="T41"> </text:span><text:span text:style-name="T11">suivants</text:span><text:span text:style-name="T41"> </text:span>:</text:p>
      <text:p text:style-name="P105"/>
      <text:p text:style-name="P87">- Il faut qu’il y ait une <text:span text:style-name="T306">faute</text:span></text:p>
      <text:p text:style-name="P120">- Il faut qu’il y ait un <text:span text:style-name="T306">préjudice</text:span> (économique, moral,..)</text:p>
      <text:p text:style-name="P112">- Il faut un <text:span text:style-name="T314">lien de causalité</text:span> entre la faute et le(s) préjudice(s)</text:p>
      <text:p text:style-name="P112"/>
      <text:p text:style-name="P113">S'il<text:span text:style-name="T6"> existe bien <text:s/>un <text:s/></text:span>lien<text:span text:style-name="T6"> </text:span>de<text:span text:style-name="T6"> </text:span>causalité,<text:span text:style-name="T6"> </text:span>le<text:span text:style-name="T6"> </text:span>juge<text:span text:style-name="T6"> procède <text:s/>au </text:span>calcul<text:span text:style-name="T6"> du <text:s/></text:span><text:span text:style-name="T11">montant des préjudices.</text:span><text:span text:style-name="T1"> </text:span></text:p>
      <text:p text:style-name="P113">Pour<text:span text:style-name="T6"> </text:span>calculer<text:span text:style-name="T6"> </text:span>le<text:span text:style-name="T8"> </text:span><text:span text:style-name="T17">montant</text:span><text:span text:style-name="T10"> </text:span><text:span text:style-name="T309">du</text:span><text:span text:style-name="T10"> </text:span><text:span text:style-name="T309">préjudice </text:span>(de l’indemnité) <text:span text:style-name="T309">en réparations des dommages</text:span>, le juge prend en compte<text:span text:style-name="T282"> </text:span>:</text:p>
      <text:p text:style-name="P113"/>
      <text:list xml:id="list3206519580" text:style-name="L8">
        <text:list-item>
          <text:p text:style-name="P88">les frais de<text:span text:style-name="T283"> </text:span>déplacement, de réunions, de locations diverses, d'hôtel, de séjour,...(les préjudices économiques)</text:p>
        </text:list-item>
        <text:list-item>
          <text:p text:style-name="P88">les frais d’avocats</text:p>
        </text:list-item>
      </text:list>
      <text:p text:style-name="P112"><text:s text:c="6"/>- <text:s text:c="4"/>les frais liés aux préjudices moraux (éventuellement)</text:p>
      <text:p text:style-name="P112"/>
      <text:p text:style-name="P121">Selon<text:span text:style-name="T1"> </text:span>une<text:span text:style-name="T1"> </text:span>jurisprudence<text:span text:style-name="T1"> </text:span>de<text:span text:style-name="T1"> </text:span>la<text:span text:style-name="T6"> </text:span>cour<text:span text:style-name="T1"> </text:span>de<text:span text:style-name="T1"> </text:span>cassation,<text:span text:style-name="T1"> </text:span><text:span text:style-name="T324">le</text:span><text:span text:style-name="T9"> </text:span><text:span text:style-name="T324">juge</text:span><text:span text:style-name="T4"> </text:span><text:span text:style-name="T324">ne</text:span><text:span text:style-name="T4"> </text:span><text:span text:style-name="T324">prend</text:span><text:span text:style-name="T4"> plus</text:span><text:span text:style-name="T9"> </text:span><text:span text:style-name="T324">en</text:span><text:span text:style-name="T4"> </text:span><text:span text:style-name="T324">considération la notion de</text:span> <text:span text:style-name="T324">"perte de chance"</text:span> (i.e la perte de chance relative au chiffre d’affaires que le plaignant aurait obtenu si le projet <text:span text:style-name="T217">avait</text:span><text:span text:style-name="T284"> </text:span>abouti).</text:p>
      <text:p text:style-name="P2"/>
      <text:p text:style-name="P122"><text:span text:style-name="T316">3 - </text:span><text:span text:style-name="T308">L'avant-contrat</text:span><text:span text:style-name="T316"> : </text:span></text:p>
      <text:p text:style-name="P123"/>
      <text:p text:style-name="P122"><text:s text:c="4"/>Il est élaboré et signé pour valider les choses déjà faites (date de début, date de fin du projet, etc...). L’avant-contrat a une valeur juridique importante dans la mesure où il pourra prouver que les deux parties sont à l'étape des pourparlers.</text:p>
      <text:p text:style-name="P122"><text:soft-page-break/></text:p>
      <text:p text:style-name="P72"><text:span text:style-name="T316">4 - </text:span><text:span text:style-name="T308">La</text:span><text:span text:style-name="T39"> </text:span><text:span text:style-name="T308">lettre</text:span><text:span text:style-name="T390"> </text:span><text:span text:style-name="T308">d’intention</text:span><text:span text:style-name="T40"> </text:span><text:span text:style-name="T316">:</text:span><text:span text:style-name="T392"> </text:span></text:p>
      <text:p text:style-name="P71"/>
      <text:p text:style-name="P73"><text:span text:style-name="T204"><text:s text:c="2"/>Elle </text:span>permet<text:span text:style-name="T72"> </text:span>de<text:span text:style-name="T204"> </text:span>continuer<text:span text:style-name="T204"> </text:span>de<text:span text:style-name="T72"> </text:span>négocier<text:span text:style-name="T204"> en vue de la rédaction du contrat informatique.</text:span></text:p>
      <text:p text:style-name="P73"/>
      <text:p text:style-name="P124"><text:span text:style-name="T317">La</text:span><text:span text:style-name="T273"> </text:span><text:span text:style-name="T317">rédaction</text:span><text:span text:style-name="T273"> </text:span><text:span text:style-name="T317">d’un</text:span><text:span text:style-name="T273"> </text:span><text:span text:style-name="T317">contrat</text:span><text:span text:style-name="T273"> </text:span><text:span text:style-name="T317">écrit</text:span><text:span text:style-name="T271"> </text:span>prend<text:span text:style-name="T271"> </text:span>en<text:span text:style-name="T271"> </text:span>compte<text:span text:style-name="T271"> </text:span>les<text:span text:style-name="T271"> </text:span>3<text:span text:style-name="T271"> </text:span>obligations<text:span text:style-name="T271"> précédentes</text:span>, <text:span text:style-name="T306">plus</text:span> deux autres : <text:span text:style-name="T285"><text:s/>l'</text:span><text:span text:style-name="T286">obligation de moyens</text:span><text:span text:style-name="T285"> et l'</text:span><text:span text:style-name="T286">obligation de résultats</text:span></text:p>
      <text:p text:style-name="P125"/>
      <text:p text:style-name="P125"/>
      <text:list xml:id="list353946361" text:style-name="L9">
        <text:list-item>
          <text:p text:style-name="P108"><text:span text:style-name="T308">L'obligation de moyens</text:span><text:span text:style-name="T316"> :</text:span></text:p>
          <text:p text:style-name="P109"/>
          <text:p text:style-name="P111">Il s’agit pour le prestataire de faire <text:span text:style-name="T306">tout son possible</text:span> pour atteindre les objectifs en termes de :</text:p>
        </text:list-item>
      </text:list>
      <text:p text:style-name="P110"/>
      <text:p text:style-name="P112"><text:s text:c="6"/>- <text:s text:c="3"/>Coûts</text:p>
      <text:list xml:id="list1021081715" text:style-name="L10">
        <text:list-item>
          <text:p text:style-name="P114">Délais</text:p>
        </text:list-item>
      </text:list>
      <text:list xml:id="list3076845982" text:style-name="L11">
        <text:list-item>
          <text:p text:style-name="P115">Qualité</text:p>
          <text:p text:style-name="P115"/>
        </text:list-item>
      </text:list>
      <text:p text:style-name="P126">On<text:span text:style-name="T271"> </text:span>compare<text:span text:style-name="T287"> </text:span>l'obligation de<text:span text:style-name="T287"> </text:span><text:span text:style-name="T11">moyens</text:span><text:span text:style-name="T271"> </text:span><text:span text:style-name="T26">à la consultation d'</text:span><text:span text:style-name="T27">un</text:span><text:span text:style-name="T275"> </text:span><text:span text:style-name="T306">médecin</text:span>.</text:p>
      <text:p text:style-name="P126">Le<text:span text:style-name="T287"> </text:span>médecin<text:span text:style-name="T271"> s'engage à</text:span><text:span text:style-name="T287"> </text:span>faire<text:span text:style-name="T271"> </text:span><text:span text:style-name="T306">tout</text:span><text:span text:style-name="T288"> </text:span><text:span text:style-name="T306">son possible</text:span><text:span text:style-name="T290"> </text:span>pour<text:span text:style-name="T290"> </text:span>nous<text:span text:style-name="T290"> </text:span>SOIGNER,<text:span text:style-name="T290"> </text:span>pas<text:span text:style-name="T290"> </text:span>pour<text:span text:style-name="T290"> </text:span>nous<text:span text:style-name="T290"> </text:span>GUERIR.<text:span text:style-name="T290"> </text:span></text:p>
      <text:p text:style-name="P127"/>
      <text:p text:style-name="P126"><text:span text:style-name="T322">En</text:span><text:span text:style-name="T291"> </text:span><text:span text:style-name="T322">cas</text:span><text:span text:style-name="T291"> </text:span><text:span text:style-name="T322">de</text:span><text:span text:style-name="T291"> </text:span><text:span text:style-name="T322">litige,</text:span><text:span text:style-name="T291"> </text:span><text:span text:style-name="T322">c’est</text:span><text:span text:style-name="T206"> </text:span><text:span text:style-name="T322">au</text:span><text:span text:style-name="T291"> </text:span><text:span text:style-name="T322">client d’apporter la preuve</text:span> que le prestataire n’a pas mis tous les <text:span text:style-name="T11">moyens </text:span>à l’oeuvre pour atteindre<text:span text:style-name="T72"> </text:span>les<text:span text:style-name="T72"> </text:span>objectifs.</text:p>
      <text:p text:style-name="P128"><text:s/></text:p>
      <text:p text:style-name="P126">Au<text:span text:style-name="T72"> </text:span>niveau<text:span text:style-name="T204"> </text:span>de<text:span text:style-name="T72"> </text:span>l’informatique,<text:span text:style-name="T205"> l'obligation de moyens est souvent associée à </text:span><text:span text:style-name="T310">une</text:span><text:span text:style-name="T74"> </text:span><text:span text:style-name="T310">prestation</text:span><text:span text:style-name="T207"> </text:span><text:span text:style-name="T310">en</text:span><text:span text:style-name="T74"> </text:span><text:span text:style-name="T310">régie</text:span><text:span text:style-name="T204"> </text:span>: cela signifie que le prestataire <text:span text:style-name="T11">travaille </text:span><text:span text:style-name="T306">dans les locaux de la société</text:span><text:span text:style-name="T294"> </text:span><text:span text:style-name="T306">utilisatrice</text:span>.</text:p>
      <text:p text:style-name="P126"/>
      <text:p text:style-name="P126"/>
      <text:p text:style-name="P126"/>
      <text:p text:style-name="P23"><text:span text:style-name="T316"><text:s text:c="8"/>2)</text:span><text:span text:style-name="T308"> L'obligation de résultats</text:span><text:span text:style-name="T316"> : </text:span></text:p>
      <text:p text:style-name="P25"/>
      <text:p text:style-name="P23">Il s’agit d’atteindre les objectifs à tout prix, en termes de coûts, de délais et de qualité.</text:p>
      <text:p text:style-name="P23"/>
      <text:p text:style-name="P23"><text:span text:style-name="T322">En cas de litige, c’est au prestataire d’apporter la preuve</text:span> que, pour des<text:span text:style-name="T324"> raisons de </text:span><text:span text:style-name="T19">FORCE</text:span><text:span text:style-name="T214"> </text:span><text:span text:style-name="T324">MAJEURE</text:span>, l’objectif n’a pas pu être atteint. On entend par force majeure, les conditions climatiques,<text:span text:style-name="T61"> les incendies, ou </text:span>les<text:span text:style-name="T61"> </text:span>grèves.<text:span text:style-name="T61"> </text:span></text:p>
      <text:p text:style-name="P26"/>
      <text:p text:style-name="P23">Au<text:span text:style-name="T61"> </text:span>niveau<text:span text:style-name="T66"> </text:span>de<text:span text:style-name="T61"> </text:span>l’informatique,<text:span text:style-name="T62"> elle est souvent associée à </text:span><text:span text:style-name="T314">une</text:span><text:span text:style-name="T67"> </text:span><text:span text:style-name="T314">prestation</text:span><text:span text:style-name="T62"> </text:span><text:span text:style-name="T314">au</text:span><text:span text:style-name="T62"> </text:span><text:span text:style-name="T314">forfait</text:span><text:span text:style-name="T61"> </text:span>: cela<text:span text:style-name="T41"> </text:span>signifie<text:span text:style-name="T41"> </text:span>que<text:span text:style-name="T41"> </text:span>le<text:span text:style-name="T41"> </text:span>prestataire<text:span text:style-name="T41"> </text:span><text:span text:style-name="T11">travaille</text:span><text:span text:style-name="T41"> </text:span><text:span text:style-name="T306">dans</text:span><text:span text:style-name="T47"> </text:span><text:span text:style-name="T306">ses</text:span><text:span text:style-name="T42"> </text:span><text:span text:style-name="T306">propres</text:span><text:span text:style-name="T42"> </text:span><text:span text:style-name="T306">locaux</text:span>.</text:p>
      <text:p text:style-name="P24"/>
      <text:p text:style-name="P20"/>
      <text:p text:style-name="P16"><text:bookmark text:name="_bookmark30"/><text:bookmark text:name="_bookmark301"/><text:bookmark text:name="Bookmark29"/><text:span text:style-name="T77">E - </text:span><text:span text:style-name="T307">Les 20 clauses et mentions obligatoires dans un contrat informatique </text:span><text:span text:style-name="T311">(type : développement de logiciel spécifique)</text:span></text:p>
      <text:p text:style-name="P6"/>
      <text:list xml:id="list1693955719" text:style-name="WWNum2">
        <text:list-item>
          <text:p text:style-name="P38"><text:span text:style-name="T316">-</text:span><text:span text:style-name="T201"> </text:span><text:span text:style-name="T316">L’identification</text:span><text:span text:style-name="T203"> </text:span><text:span text:style-name="T316">des</text:span><text:span text:style-name="T203"> </text:span><text:span text:style-name="T316">parties</text:span><text:span text:style-name="T203"> </text:span><text:span text:style-name="T316">:</text:span><text:span text:style-name="T393"> </text:span>Elle<text:span text:style-name="T66"> </text:span>permet<text:span text:style-name="T394"> </text:span>de<text:span text:style-name="T394"> </text:span>connaître<text:span text:style-name="T394"> </text:span>l’identité<text:span text:style-name="T66"> </text:span>des<text:span text:style-name="T66"> </text:span>cocontractants. Mentionnée<text:span text:style-name="T6"> </text:span>en<text:span text:style-name="T61"> </text:span>enquête<text:span text:style-name="T6"> </text:span>du<text:span text:style-name="T61"> </text:span>contrat,<text:span text:style-name="T61"> </text:span>elle<text:span text:style-name="T6"> </text:span>précise<text:span text:style-name="T61"> </text:span>la<text:span text:style-name="T6"> </text:span>dénomination<text:span text:style-name="T61"> </text:span>sociale<text:span text:style-name="T61"> </text:span>exacte,<text:span text:style-name="T6"> </text:span>la<text:span text:style-name="T61"> </text:span>forme juridique,<text:span text:style-name="T271"> </text:span>l’adresse,<text:span text:style-name="T287"> </text:span>le<text:span text:style-name="T287"> </text:span>numéro<text:span text:style-name="T271"> </text:span>d’immatriculation<text:span text:style-name="T287"> </text:span>au<text:span text:style-name="T287"> </text:span><text:span text:style-name="T11">RCS</text:span><text:span text:style-name="T396">,</text:span><text:span text:style-name="T287"> </text:span>le<text:span text:style-name="T287"> </text:span>capital<text:span text:style-name="T287"> </text:span>social,<text:span text:style-name="T271"> </text:span>et<text:span text:style-name="T287"> </text:span>enfin<text:span text:style-name="T287"> </text:span>les noms, qualités et fonctions des<text:span text:style-name="T300"> </text:span>signataires.</text:p>
          <text:p text:style-name="P38"><text:soft-page-break/></text:p>
        </text:list-item>
        <text:list-item>
          <text:p text:style-name="P39"><text:span text:style-name="T316">-</text:span><text:span text:style-name="T397"> </text:span><text:span text:style-name="T316">Le</text:span><text:span text:style-name="T397"> </text:span><text:span text:style-name="T316">préambule</text:span><text:span text:style-name="T397"> </text:span><text:span text:style-name="T316">:</text:span><text:span text:style-name="T398"> </text:span>Il<text:span text:style-name="T298"> </text:span>décrit<text:span text:style-name="T298"> </text:span>les<text:span text:style-name="T297"> </text:span>activités<text:span text:style-name="T298"> </text:span>de<text:span text:style-name="T298"> </text:span>chacune<text:span text:style-name="T297"> </text:span>des<text:span text:style-name="T298"> </text:span>parties<text:span text:style-name="T298"> </text:span>et<text:span text:style-name="T298"> </text:span>donne<text:span text:style-name="T297"> </text:span>les<text:span text:style-name="T298"> </text:span>informations sur les objectifs du contrat. Les documents constitutifs du contrat, ainsi que sa date d’entrée en vigueur sont<text:span text:style-name="T220"> </text:span>mentionnés.</text:p>
          <text:p text:style-name="P39"/>
        </text:list-item>
        <text:list-item>
          <text:p text:style-name="P46"><text:span text:style-name="T316">-</text:span><text:span text:style-name="T304"> </text:span><text:span text:style-name="T316">Les</text:span><text:span text:style-name="T201"> </text:span><text:span text:style-name="T316">définitions</text:span><text:span text:style-name="T201"> </text:span><text:span text:style-name="T316">:</text:span><text:span text:style-name="T399"> </text:span>Elles<text:span text:style-name="T290"> </text:span>définissent<text:span text:style-name="T278"> </text:span>et<text:span text:style-name="T290"> </text:span>clarifient<text:span text:style-name="T290"> </text:span>tous<text:span text:style-name="T290"> </text:span>les<text:span text:style-name="T278"> </text:span>termes<text:span text:style-name="T290"> </text:span>techniques<text:span text:style-name="T290"> </text:span>du<text:span text:style-name="T290"> </text:span>contrat afin<text:span text:style-name="T26"> </text:span>d’éviter<text:span text:style-name="T26"> </text:span>tout<text:span text:style-name="T217"> </text:span>litige<text:span text:style-name="T26"> </text:span>en<text:span text:style-name="T11"> </text:span>cours<text:span text:style-name="T26"> </text:span>d’exécution<text:span text:style-name="T26"> </text:span>dû<text:span text:style-name="T26"> </text:span>à<text:span text:style-name="T26"> </text:span>une<text:span text:style-name="T26"> </text:span>divergence<text:span text:style-name="T11"> </text:span>d’interprétation.</text:p>
          <text:p text:style-name="P46"/>
        </text:list-item>
        <text:list-item>
          <text:p text:style-name="P48"><text:span text:style-name="T316">- L’objet : </text:span>Il détermine pour chacune des parties, ses droits et ses<text:span text:style-name="T400"> </text:span>obligations.</text:p>
          <text:p text:style-name="P48"/>
        </text:list-item>
        <text:list-item>
          <text:p text:style-name="P49"><text:span text:style-name="T316">- La durée et le lieu d’exécution des prestations</text:span><text:span text:style-name="T402"> </text:span><text:span text:style-name="T316">: </text:span>La durée détermine la période de conception et de réalisation du projet. Elle peut être déterminée <text:span text:style-name="T11">(éventuellement </text:span>renouvelable) ou indéterminée (maintenance<text:span text:style-name="T387"> </text:span>évolutive).</text:p>
          <text:p text:style-name="P49"/>
        </text:list-item>
        <text:list-item>
          <text:p text:style-name="P50"><text:span text:style-name="T316">- Les obligations des parties : </text:span>C’est le résumé des principales obligations des parties<text:span text:style-name="T284"> </text:span>:</text:p>
          <text:p text:style-name="P50"/>
        </text:list-item>
      </text:list>
      <text:p text:style-name="P76"><text:span text:style-name="T316">Les obligations de </text:span><text:span text:style-name="T13">moyens</text:span><text:span text:style-name="T403"> </text:span><text:span text:style-name="T316">: </text:span>Lorsque le prestataire s’engage <text:span text:style-name="T306">à faire tout le possible</text:span> pour<text:span text:style-name="T404"> e</text:span>xécuter<text:span text:style-name="T404"> </text:span>ses<text:span text:style-name="T406"> </text:span>obligations<text:span text:style-name="T404"> </text:span>(ex.<text:span text:style-name="T404"> </text:span>:<text:span text:style-name="T406"> </text:span><text:span text:style-name="T329">le</text:span><text:span text:style-name="T51"> </text:span><text:span text:style-name="T29">médecin</text:span><text:span text:style-name="T51"> </text:span><text:span text:style-name="T329">s’engage</text:span><text:span text:style-name="T51"> </text:span><text:span text:style-name="T329">à</text:span><text:span text:style-name="T51"> </text:span><text:span text:style-name="T329">soigner,</text:span><text:span text:style-name="T51"> </text:span><text:span text:style-name="T218">pas</text:span><text:span text:style-name="T51"> </text:span><text:span text:style-name="T329">à</text:span><text:span text:style-name="T51"> </text:span><text:span text:style-name="T329">guérir</text:span><text:span text:style-name="T407"> </text:span>).<text:span text:style-name="T406"> </text:span>Le client aura la charge de prouver que le fournisseur n’a pas respecté les clauses du contrat. Les contrats en régie sont en général <text:span text:style-name="T26">avec </text:span>des obligations de<text:span text:style-name="T200"> </text:span><text:span text:style-name="T11">moyens.</text:span></text:p>
      <text:p text:style-name="P75"/>
      <text:p text:style-name="P129"><text:span text:style-name="T316">Les obligations de résultat : </text:span>Le prestataire <text:span text:style-name="T306">garantit d’atteindre un résultat déterminé</text:span>.<text:span text:style-name="T204"> </text:span>Il<text:span text:style-name="T290"> </text:span>aura<text:span text:style-name="T204"> </text:span>la<text:span text:style-name="T290"> </text:span>charge<text:span text:style-name="T204"> </text:span>de<text:span text:style-name="T290"> </text:span>prouver<text:span text:style-name="T204"> </text:span>que<text:span text:style-name="T290"> </text:span>la<text:span text:style-name="T204"> </text:span>défaillance<text:span text:style-name="T290"> </text:span>dans<text:span text:style-name="T290"> </text:span>la<text:span text:style-name="T204"> </text:span>réalisation<text:span text:style-name="T290"> </text:span>de<text:span text:style-name="T204"> </text:span>sa<text:span text:style-name="T290"> </text:span>prestation ne peut lui être imputable (sauf cas de force majeure). C’est,<text:span text:style-name="T295"> </text:span>en général,<text:span text:style-name="T66"> </text:span>le<text:span text:style-name="T61"> </text:span>cas<text:span text:style-name="T66"> </text:span>des<text:span text:style-name="T66"> </text:span>contrats<text:span text:style-name="T66"> </text:span>au<text:span text:style-name="T66"> </text:span>forfait.<text:span text:style-name="T66"> </text:span></text:p>
      <text:p text:style-name="P129">Mais<text:span text:style-name="T66"> </text:span>en<text:span text:style-name="T66"> </text:span>pratique,<text:span text:style-name="T66"> </text:span>dans<text:span text:style-name="T61"> </text:span>un<text:span text:style-name="T66"> </text:span>même<text:span text:style-name="T66"> </text:span>contrat<text:span text:style-name="T61"> </text:span>informatique,<text:span text:style-name="T297"> </text:span>on<text:span text:style-name="T298"> </text:span>retrouve<text:span text:style-name="T298"> </text:span>ces<text:span text:style-name="T298"> </text:span>deux<text:span text:style-name="T298"> </text:span>dernières<text:span text:style-name="T297"> </text:span>catégories<text:span text:style-name="T298"> </text:span>d’obligations<text:span text:style-name="T298"> </text:span>selon<text:span text:style-name="T298"> </text:span>la<text:span text:style-name="T298"> </text:span>nature<text:span text:style-name="T297"> </text:span>des prestations.</text:p>
      <text:p text:style-name="P129"/>
      <text:list xml:id="list115655124879192" text:continue-numbering="true" text:style-name="WWNum2">
        <text:list-item>
          <text:p text:style-name="P53"><text:span text:style-name="T316">- Les délais et les pénalités de</text:span><text:span text:style-name="T266"> </text:span><text:span text:style-name="T316">retard</text:span><text:span text:style-name="T13"> </text:span><text:span text:style-name="T316">: </text:span><text:span text:style-name="T389">Les</text:span><text:span text:style-name="T408"> </text:span><text:span text:style-name="T389">délais</text:span><text:span text:style-name="T71"> </text:span><text:span text:style-name="T389">d’exécution</text:span><text:span text:style-name="T412"> </text:span><text:span text:style-name="T389">du</text:span><text:span text:style-name="T408"> </text:span><text:span text:style-name="T389">contrat</text:span><text:span text:style-name="T412"> </text:span><text:span text:style-name="T389">et</text:span><text:span text:style-name="T71"> </text:span><text:span text:style-name="T389">les</text:span><text:span text:style-name="T412"> </text:span><text:span text:style-name="T389">consé</text:span>quences d’un <text:span text:style-name="T11">éventuel </text:span>retard sont fixés dans cette clause. En matière informatique, les délais<text:span text:style-name="T406"> </text:span><text:span text:style-name="T11">doivent</text:span><text:span text:style-name="T262"> </text:span>être<text:span text:style-name="T406"> </text:span>réalisés<text:span text:style-name="T262"> </text:span>et<text:span text:style-name="T262"> </text:span>détaillés<text:span text:style-name="T406"> </text:span>car<text:span text:style-name="T262"> </text:span>les<text:span text:style-name="T262"> </text:span>enjeux<text:span text:style-name="T406"> </text:span>sont<text:span text:style-name="T262"> </text:span>très<text:span text:style-name="T406"> </text:span>importants<text:span text:style-name="T262"> </text:span>pour<text:span text:style-name="T262"> </text:span>le<text:span text:style-name="T406"> </text:span>client. <text:span text:style-name="T11">Par </text:span>conséquent, les pénalités du non respect des calendriers peuvent être : </text:p>
          <text:p text:style-name="P53"><text:span text:style-name="T316">- Proportionnels</text:span><text:span text:style-name="T401"> </text:span><text:span text:style-name="T316">: </text:span>en pourcentage par rapport au <text:span text:style-name="T11">montant </text:span>de la prestation retardée - <text:span text:style-name="T13">Forfaitaires</text:span><text:span text:style-name="T316"> : </text:span>en fonction des jours de<text:span text:style-name="T32"> </text:span>retard</text:p>
        </text:list-item>
      </text:list>
      <text:p text:style-name="P130">En outre, le client peut réclamer en justice la réparation des dommages causés par ce retard.</text:p>
      <text:p text:style-name="P130"/>
      <text:list xml:id="list115655858346116" text:continue-numbering="true" text:style-name="WWNum2">
        <text:list-item>
          <text:p text:style-name="P40"><text:span text:style-name="T316">- Les modalités d’exécution : </text:span>Cette clause précise, outre le lieu d’exécution de la prestation, les <text:span text:style-name="T11">moyens </text:span>nécessaires en personnel et en matériel pour la réalisation de l’étude (exemple : <text:span text:style-name="T20">libre </text:span><text:span text:style-name="T279">accès </text:span><text:span text:style-name="T329">aux </text:span><text:span text:style-name="T29">locaux, </text:span><text:span text:style-name="T329">aux jours et </text:span><text:span text:style-name="T20">heures </text:span><text:span text:style-name="T329">habituels de </text:span><text:span text:style-name="T20">travail </text:span><text:span text:style-name="T329">du client et</text:span><text:span text:style-name="T56"> </text:span><text:span text:style-name="T329">à</text:span><text:span text:style-name="T56"> </text:span><text:span text:style-name="T329">la</text:span><text:span text:style-name="T56"> </text:span><text:span text:style-name="T329">demande</text:span><text:span text:style-name="T409"> </text:span><text:span text:style-name="T20">expresse</text:span><text:span text:style-name="T56"> </text:span><text:span text:style-name="T329">du</text:span><text:span text:style-name="T56"> </text:span><text:span text:style-name="T20">prestataire,</text:span><text:span text:style-name="T409"> </text:span><text:span text:style-name="T329">en</text:span><text:span text:style-name="T56"> </text:span><text:span text:style-name="T329">dehors</text:span><text:span text:style-name="T56"> </text:span><text:span text:style-name="T329">desdits</text:span><text:span text:style-name="T409"> </text:span><text:span text:style-name="T329">jours</text:span><text:span text:style-name="T56"> </text:span><text:span text:style-name="T329">et</text:span><text:span text:style-name="T56"> </text:span><text:span text:style-name="T20">heures :</text:span><text:span text:style-name="T409"> </text:span><text:span text:style-name="T329">matériels, logiciels, téléphone, </text:span><text:span text:style-name="T20">photocopie, secrétariat,</text:span><text:span text:style-name="T414"> </text:span><text:span text:style-name="T329">etc...</text:span>)</text:p>
          <text:p text:style-name="P40"/>
        </text:list-item>
        <text:list-item>
          <text:p text:style-name="P51"><text:span text:style-name="T316">- Le prix, la révision de prix et les modalités de paiement : </text:span>Le prix de la prestation<text:span text:style-name="T271"> </text:span>doit<text:span text:style-name="T287"> </text:span>être<text:span text:style-name="T287"> </text:span>déterminé<text:span text:style-name="T271"> </text:span>et<text:span text:style-name="T287"> </text:span>éventuellement<text:span text:style-name="T287"> </text:span>révisable.<text:span text:style-name="T271"> </text:span>En<text:span text:style-name="T287"> </text:span>outre,<text:span text:style-name="T287"> </text:span>la<text:span text:style-name="T271"> </text:span>clause<text:span text:style-name="T287"> </text:span>doit<text:span text:style-name="T287"> </text:span>préciser le prix HT <text:span text:style-name="T210"><text:s/></text:span>et TTC <text:span text:style-name="T277">, </text:span>le<text:span text:style-name="T11"> moyen </text:span>de paiement, les délais de règlement et<text:span text:style-name="T11"> éventuellement </text:span>les pénalités acceptables en cas de retard.</text:p>
          <text:p text:style-name="P51"/>
        </text:list-item>
      </text:list>
      <text:p text:style-name="P87">Le prix est recalculé par l<text:span text:style-name="T309">’indice du SYNTEC</text:span> :</text:p>
      <text:p text:style-name="P98"><text:soft-page-break/></text:p>
      <text:p text:style-name="P77"><text:span text:style-name="T330">S</text:span><text:span text:style-name="T415">1</text:span></text:p>
      <text:p text:style-name="P79"><text:span text:style-name="T329">P </text:span>1 = <text:span text:style-name="T329">P </text:span>0</text:p>
      <text:p text:style-name="P78"><text:span text:style-name="T330">S</text:span><text:span text:style-name="T415">0</text:span></text:p>
      <text:p text:style-name="P131">P1 = prix révisé</text:p>
      <text:p text:style-name="P112">P0 = prix d’origine ou dernier prix révisé</text:p>
      <text:p text:style-name="P113">S0<text:span text:style-name="T70"> </text:span>=<text:span text:style-name="T70"> </text:span>dernier<text:span text:style-name="T72"> </text:span>indice<text:span text:style-name="T72"> </text:span>SYNTEC<text:span text:style-name="T70"> </text:span>publié<text:span text:style-name="T70"> </text:span>à<text:span text:style-name="T72"> </text:span>la<text:span text:style-name="T72"> </text:span>date<text:span text:style-name="T70"> </text:span>de<text:span text:style-name="T72"> </text:span>la<text:span text:style-name="T70"> </text:span>précédente<text:span text:style-name="T70"> </text:span>révision<text:span text:style-name="T72"> </text:span>ou<text:span text:style-name="T70"> </text:span>indice<text:span text:style-name="T70"> </text:span>d’origine<text:span text:style-name="T299"> </text:span>(dernier<text:span text:style-name="T299"> </text:span>publié<text:span text:style-name="T299"> </text:span>à<text:span text:style-name="T299"> </text:span>la<text:span text:style-name="T299"> </text:span>date<text:span text:style-name="T299"> </text:span>de<text:span text:style-name="T78"> </text:span>signature<text:span text:style-name="T299"> </text:span>du<text:span text:style-name="T299"> </text:span>contrat)</text:p>
      <text:p text:style-name="P87">S1 = dernier indice SYNTEC publié à la date de révision.</text:p>
      <text:p text:style-name="P99"/>
      <text:list xml:id="list115656161964175" text:continue-numbering="true" text:style-name="WWNum2">
        <text:list-item>
          <text:p text:style-name="P47"><text:span text:style-name="T316">- La</text:span><text:span text:style-name="T281"> </text:span><text:span text:style-name="T316">résiliation</text:span><text:span text:style-name="T13"> </text:span><text:span text:style-name="T316">: </text:span>L’inexécution<text:span text:style-name="T66"> </text:span>d’obligations<text:span text:style-name="T66"> </text:span>par<text:span text:style-name="T66"> </text:span>l’une<text:span text:style-name="T66"> </text:span>ou<text:span text:style-name="T66"> </text:span>l’autre<text:span text:style-name="T66"> </text:span>des<text:span text:style-name="T394"> </text:span>parties<text:span text:style-name="T66"> </text:span>peut<text:span text:style-name="T66"> </text:span>entraîner<text:span text:style-name="T263"> </text:span>la<text:span text:style-name="T46"> </text:span>résiliation<text:span text:style-name="T263"> </text:span>du<text:span text:style-name="T46"> </text:span>contrat<text:span text:style-name="T263"> </text:span>assorties<text:span text:style-name="T46"> </text:span>de<text:span text:style-name="T41"> </text:span>clauses<text:span text:style-name="T46"> </text:span>telles<text:span text:style-name="T41"> </text:span>que<text:span text:style-name="T41"> </text:span>:</text:p>
          <text:p text:style-name="P47"/>
        </text:list-item>
      </text:list>
      <text:p text:style-name="P132">- Le règlement des sommes restantes dues</text:p>
      <text:p text:style-name="P112">- Le maintient de la confidentialité pendant une durée déterminée</text:p>
      <text:p text:style-name="P133">- La<text:span text:style-name="T209"> </text:span>restitution<text:span text:style-name="T209"> </text:span>des<text:span text:style-name="T209"> </text:span>documents<text:span text:style-name="T209"> </text:span>et<text:span text:style-name="T209"> </text:span>applications,<text:span text:style-name="T209"> </text:span>ainsi<text:span text:style-name="T209"> </text:span>que<text:span text:style-name="T209"> </text:span>toutes<text:span text:style-name="T209"> </text:span>les<text:span text:style-name="T209"> </text:span>copies<text:span text:style-name="T209"> </text:span>qui<text:span text:style-name="T209"> </text:span>en<text:span text:style-name="T209"> </text:span>auront été<text:span text:style-name="T300"> </text:span>faites.</text:p>
      <text:p text:style-name="P134"/>
      <text:p text:style-name="P134"/>
      <text:list xml:id="list115656233041658" text:continue-numbering="true" text:style-name="WWNum2">
        <text:list-item>
          <text:p text:style-name="P54"><text:span text:style-name="T316">- La</text:span><text:span text:style-name="T75"> </text:span><text:span text:style-name="T316">garantie</text:span><text:span text:style-name="T31"> </text:span><text:span text:style-name="T316">: </text:span>Elle<text:span text:style-name="T49"> </text:span>prend<text:span text:style-name="T49"> </text:span>effet<text:span text:style-name="T53"> </text:span>à<text:span text:style-name="T49"> </text:span>la<text:span text:style-name="T49"> </text:span>date<text:span text:style-name="T49"> </text:span>de<text:span text:style-name="T49"> </text:span>la<text:span text:style-name="T49"> </text:span>réception<text:span text:style-name="T49"> </text:span>finale<text:span text:style-name="T53"> </text:span>définitive<text:span text:style-name="T49"> </text:span>et<text:span text:style-name="T49"> </text:span>concerne : </text:p>
          <text:p text:style-name="P54"/>
        </text:list-item>
      </text:list>
      <text:p text:style-name="P100">- La conformité de l’application aux besoins exprimés par le client et définis dans le cahier des charges</text:p>
      <text:p text:style-name="P87">- Le respect de la réglementation en vigueur (loi informatique et libertés, etc...)</text:p>
      <text:p text:style-name="P112">- Les vices cachés</text:p>
      <text:p text:style-name="P74">- Les<text:span text:style-name="T1"> </text:span>corrections<text:span text:style-name="T1"> </text:span>d’anomalies,<text:span text:style-name="T6"> </text:span>par<text:span text:style-name="T1"> </text:span>exemple<text:span text:style-name="T6"> </text:span>:<text:span text:style-name="T413"> </text:span><text:span text:style-name="T218">"La</text:span><text:span text:style-name="T69"> </text:span><text:span text:style-name="T218">correction</text:span><text:span text:style-name="T395"> </text:span><text:span text:style-name="T329">des</text:span><text:span text:style-name="T69"> </text:span><text:span text:style-name="T329">anomalies</text:span><text:span text:style-name="T395"> </text:span><text:span text:style-name="T329">de</text:span><text:span text:style-name="T69"> </text:span><text:span text:style-name="T329">fonction</text:span><text:span text:style-name="T331">nement</text:span><text:span text:style-name="T52"> </text:span><text:span text:style-name="T30">détectées</text:span><text:span text:style-name="T52"> </text:span><text:span text:style-name="T21">pendant</text:span><text:span text:style-name="T52"> </text:span><text:span text:style-name="T331">les</text:span><text:span text:style-name="T57"> </text:span><text:span text:style-name="T331">3</text:span><text:span text:style-name="T52"> </text:span><text:span text:style-name="T331">mois</text:span><text:span text:style-name="T52"> </text:span><text:span text:style-name="T331">à</text:span><text:span text:style-name="T57"> </text:span><text:span text:style-name="T21">suivre</text:span><text:span text:style-name="T52"> </text:span><text:span text:style-name="T21">après</text:span><text:span text:style-name="T52"> </text:span><text:span text:style-name="T219">réception</text:span><text:span text:style-name="T52"> </text:span><text:span text:style-name="T331">définitive</text:span><text:span text:style-name="T57"> </text:span><text:span text:style-name="T331">de</text:span><text:span text:style-name="T52"> </text:span><text:span text:style-name="T331">l’application </text:span><text:span text:style-name="T30">sera</text:span><text:span text:style-name="T292"> à </text:span><text:span text:style-name="T331">la</text:span><text:span text:style-name="T292"> </text:span><text:span text:style-name="T21">charge</text:span><text:span text:style-name="T292"> </text:span><text:span text:style-name="T331">du</text:span><text:span text:style-name="T292"> </text:span><text:span text:style-name="T331">fournisseur</text:span><text:span text:style-name="T292"> </text:span><text:span text:style-name="T331">dans</text:span><text:span text:style-name="T280"> </text:span><text:span text:style-name="T331">la</text:span><text:span text:style-name="T292"> </text:span><text:span text:style-name="T21">mesure</text:span><text:span text:style-name="T292"> </text:span><text:span text:style-name="T331">où</text:span><text:span text:style-name="T292"> </text:span><text:span text:style-name="T331">elles</text:span><text:span text:style-name="T280"> </text:span><text:span text:style-name="T21">portent</text:span><text:span text:style-name="T292"> </text:span><text:span text:style-name="T331">sur</text:span><text:span text:style-name="T292"> </text:span><text:span text:style-name="T331">une</text:span><text:span text:style-name="T292"> </text:span><text:span text:style-name="T331">fonctionnalité </text:span><text:span text:style-name="T20">prévue </text:span><text:span text:style-name="T329">dans le </text:span><text:span text:style-name="T20">cahier </text:span><text:span text:style-name="T329">des</text:span><text:span text:style-name="T416"> </text:span><text:span text:style-name="T20">charges."</text:span></text:p>
      <text:p text:style-name="P81">- Les domaines d’application, par exemple : <text:span text:style-name="T20">"Toutefois, </text:span><text:span text:style-name="T329">la </text:span><text:span text:style-name="T20">garantie </text:span><text:span text:style-name="T329">ne s’appliquera </text:span><text:span text:style-name="T218">pas</text:span><text:span text:style-name="T51"> </text:span><text:span text:style-name="T329">dans</text:span><text:span text:style-name="T56"> </text:span><text:span text:style-name="T329">les</text:span><text:span text:style-name="T56"> </text:span><text:span text:style-name="T218">cas</text:span><text:span text:style-name="T56"> </text:span><text:span text:style-name="T329">suivants</text:span><text:span text:style-name="T56"> </text:span><text:span text:style-name="T329">:</text:span><text:span text:style-name="T56"> </text:span><text:span text:style-name="T20">modification</text:span><text:span text:style-name="T56"> </text:span><text:span text:style-name="T329">des</text:span><text:span text:style-name="T56"> </text:span><text:span text:style-name="T218">programmes</text:span><text:span text:style-name="T56"> </text:span><text:span text:style-name="T218">par</text:span><text:span text:style-name="T56"> </text:span><text:span text:style-name="T329">le</text:span><text:span text:style-name="T56"> </text:span><text:span text:style-name="T329">client</text:span><text:span text:style-name="T51"> </text:span><text:span text:style-name="T329">sans</text:span><text:span text:style-name="T56"> </text:span><text:span text:style-name="T218">l’accord </text:span><text:span text:style-name="T20">écrit</text:span><text:span text:style-name="T289"> </text:span><text:span text:style-name="T329">de</text:span><text:span text:style-name="T405"> </text:span><text:span text:style-name="T329">la</text:span><text:span text:style-name="T405"> </text:span><text:span text:style-name="T29">part</text:span><text:span text:style-name="T405"> </text:span><text:span text:style-name="T329">du</text:span><text:span text:style-name="T289"> </text:span><text:span text:style-name="T329">fournisseur</text:span><text:span text:style-name="T296"> </text:span><text:span text:style-name="T329">;</text:span><text:span text:style-name="T405"> </text:span><text:span text:style-name="T329">défaut</text:span><text:span text:style-name="T405"> </text:span><text:span text:style-name="T329">d’entretien</text:span><text:span text:style-name="T289"> </text:span><text:span text:style-name="T329">conformément</text:span><text:span text:style-name="T405"> </text:span><text:span text:style-name="T329">aux</text:span><text:span text:style-name="T405"> </text:span><text:span text:style-name="T20">consignes</text:span><text:span text:style-name="T405"> </text:span><text:span text:style-name="T329">du fournisseur</text:span><text:span text:style-name="T305"> </text:span><text:span text:style-name="T329">;</text:span><text:span text:style-name="T56"> </text:span><text:span text:style-name="T20">causes</text:span><text:span text:style-name="T56"> </text:span><text:span text:style-name="T329">accidentelles</text:span><text:span text:style-name="T56"> </text:span><text:span text:style-name="T329">telles</text:span><text:span text:style-name="T56"> </text:span><text:span text:style-name="T329">que</text:span><text:span text:style-name="T409"> </text:span><text:span text:style-name="T329">les</text:span><text:span text:style-name="T56"> </text:span><text:span text:style-name="T20">dégâts</text:span><text:span text:style-name="T56"> </text:span><text:span text:style-name="T329">des</text:span><text:span text:style-name="T56"> </text:span><text:span text:style-name="T20">eaux,</text:span><text:span text:style-name="T56"> </text:span><text:span text:style-name="T329">incendies,</text:span><text:span text:style-name="T56"> </text:span><text:span text:style-name="T329">etc..."</text:span></text:p>
      <text:p text:style-name="P80"/>
      <text:p text:style-name="P83">Elle<text:span text:style-name="T72"> </text:span>doit<text:span text:style-name="T204"> </text:span>être<text:span text:style-name="T72"> </text:span>limitée<text:span text:style-name="T204"> </text:span>dans<text:span text:style-name="T72"> </text:span>le<text:span text:style-name="T204"> </text:span>temps.<text:span text:style-name="T72"> </text:span>Cette<text:span text:style-name="T204"> </text:span>clause<text:span text:style-name="T72"> </text:span>peut<text:span text:style-name="T204"> </text:span>également<text:span text:style-name="T72"> </text:span>préciser<text:span text:style-name="T204"> </text:span>que<text:span text:style-name="T72"> </text:span>la<text:span text:style-name="T204"> </text:span>maintenance fait, en général, l’objet d’un contrat séparé, par exemple : <text:span text:style-name="T218">Les </text:span><text:span text:style-name="T329">prestations de maintenance</text:span><text:span text:style-name="T69"> </text:span><text:span text:style-name="T329">de</text:span><text:span text:style-name="T395"> </text:span><text:span text:style-name="T329">l’application</text:span><text:span text:style-name="T395"> </text:span><text:span text:style-name="T329">ne</text:span><text:span text:style-name="T395"> </text:span><text:span text:style-name="T20">seront</text:span><text:span text:style-name="T395"> </text:span><text:span text:style-name="T218">pas</text:span><text:span text:style-name="T395"> </text:span><text:span text:style-name="T29">assurées</text:span><text:span text:style-name="T395"> </text:span><text:span text:style-name="T218">par</text:span><text:span text:style-name="T395"> </text:span><text:span text:style-name="T329">le</text:span><text:span text:style-name="T395"> </text:span><text:span text:style-name="T329">fournisseur</text:span><text:span text:style-name="T395"> </text:span><text:span text:style-name="T329">dans</text:span><text:span text:style-name="T395"> </text:span><text:span text:style-name="T329">le</text:span><text:span text:style-name="T395"> </text:span><text:span text:style-name="T279">cadre</text:span><text:span text:style-name="T395"> </text:span><text:span text:style-name="T329">de </text:span><text:span text:style-name="T279">ce </text:span><text:span text:style-name="T29">contrat. </text:span><text:span text:style-name="T329">Elles </text:span><text:span text:style-name="T20">feront </text:span><text:span text:style-name="T329">éventuellement l’objet d’un </text:span><text:span text:style-name="T29">contrat</text:span><text:span text:style-name="T43"> </text:span><text:span text:style-name="T218">séparé.</text:span></text:p>
      <text:p text:style-name="P82"/>
      <text:list xml:id="list115656630775250" text:continue-numbering="true" text:style-name="WWNum2">
        <text:list-item>
          <text:p text:style-name="P55"><text:span text:style-name="T316">- La propriété</text:span><text:span text:style-name="T272"> </text:span><text:span text:style-name="T316">intellectuelle</text:span><text:span text:style-name="T293"> </text:span><text:span text:style-name="T316">: </text:span>Elle garantit et précise<text:span text:style-name="T41"> </text:span>:</text:p>
          <text:p text:style-name="P55"/>
        </text:list-item>
      </text:list>
      <text:p text:style-name="P87">- L’auteur de l’application</text:p>
      <text:p text:style-name="P112">- Les titulaires des droits d’auteurs</text:p>
      <text:p text:style-name="P112">- Les droits et obligations du licencié</text:p>
      <text:p text:style-name="P112"/>
      <text:p text:style-name="P86">Exemple<text:span text:style-name="T24"> </text:span>:<text:span text:style-name="T265"> </text:span><text:span text:style-name="T279">Le</text:span><text:span text:style-name="T289"> </text:span><text:span text:style-name="T20">logiciel</text:span><text:span text:style-name="T289"> </text:span><text:span text:style-name="T20">développé</text:span><text:span text:style-name="T276"> </text:span><text:span text:style-name="T29">pour</text:span><text:span text:style-name="T289"> </text:span><text:span text:style-name="T329">le</text:span><text:span text:style-name="T289"> </text:span><text:span text:style-name="T329">client</text:span><text:span text:style-name="T289"> </text:span><text:span text:style-name="T329">devient</text:span><text:span text:style-name="T289"> </text:span><text:span text:style-name="T329">sa</text:span><text:span text:style-name="T289"> </text:span><text:span text:style-name="T20">propriété</text:span><text:span text:style-name="T289"> </text:span><text:span text:style-name="T20">après</text:span><text:span text:style-name="T289"> </text:span><text:span text:style-name="T20">paiement</text:span><text:span text:style-name="T289"> </text:span><text:span text:style-name="T329">inté</text:span><text:span text:style-name="T29">gral</text:span><text:span text:style-name="T25"> </text:span><text:span text:style-name="T329">de</text:span><text:span text:style-name="T25"> </text:span><text:span text:style-name="T329">son</text:span><text:span text:style-name="T25"> </text:span><text:span text:style-name="T329">prix.</text:span><text:span text:style-name="T25"> </text:span><text:span text:style-name="T279">Le</text:span><text:span text:style-name="T25"> </text:span><text:span text:style-name="T329">fournisseur</text:span><text:span text:style-name="T270"> </text:span><text:span text:style-name="T20">garde</text:span><text:span text:style-name="T25"> </text:span><text:span text:style-name="T329">la</text:span><text:span text:style-name="T25"> </text:span><text:span text:style-name="T20">propriété</text:span><text:span text:style-name="T25"> </text:span><text:span text:style-name="T329">du</text:span><text:span text:style-name="T25"> </text:span><text:span text:style-name="T329">savoir-faire,</text:span><text:span text:style-name="T25"> </text:span><text:span text:style-name="T329">des</text:span><text:span text:style-name="T270"> </text:span><text:span text:style-name="T20">méthodes</text:span><text:span text:style-name="T25"> </text:span><text:span text:style-name="T329">et</text:span><text:span text:style-name="T25"> </text:span><text:span text:style-name="T329">des </text:span><text:span text:style-name="T292">procédés</text:span><text:span text:style-name="T57"> </text:span><text:span text:style-name="T331">développés</text:span><text:span text:style-name="T410"> </text:span><text:span text:style-name="T30">pour</text:span><text:span text:style-name="T410"> </text:span><text:span text:style-name="T21">exécuter</text:span><text:span text:style-name="T410"> </text:span><text:span text:style-name="T331">ses</text:span><text:span text:style-name="T410"> </text:span><text:span text:style-name="T331">prestations</text:span><text:span text:style-name="T410"> </text:span><text:span text:style-name="T331">et</text:span><text:span text:style-name="T410"> </text:span><text:span text:style-name="T30">peut</text:span><text:span text:style-name="T410"> </text:span><text:span text:style-name="T331">les</text:span><text:span text:style-name="T410"> </text:span><text:span text:style-name="T331">utiliser</text:span><text:span text:style-name="T410"> </text:span><text:span text:style-name="T30">pour</text:span><text:span text:style-name="T410"> </text:span><text:span text:style-name="T21">d’autres</text:span><text:span text:style-name="T410"> </text:span><text:span text:style-name="T21">projets.</text:span></text:p>
      <text:p text:style-name="P84"><text:soft-page-break/></text:p>
      <text:list xml:id="list2762245826" text:style-name="WWNum1">
        <text:list-item>
          <text:p text:style-name="P52"><text:span text:style-name="T316">-</text:span><text:span text:style-name="T2"> </text:span><text:span text:style-name="T316">La</text:span><text:span text:style-name="T7"> </text:span><text:span text:style-name="T316">non-concurrence</text:span><text:span text:style-name="T7"> </text:span><text:span text:style-name="T316">:</text:span><text:span text:style-name="T417"> </text:span>Cette<text:span text:style-name="T204"> </text:span>clause<text:span text:style-name="T204"> </text:span>engage<text:span text:style-name="T204"> </text:span>chacune<text:span text:style-name="T204"> </text:span>des<text:span text:style-name="T204"> </text:span>parties<text:span text:style-name="T204"> </text:span>au<text:span text:style-name="T204"> </text:span>respect<text:span text:style-name="T204"> </text:span>du<text:span text:style-name="T204"> </text:span>droit de<text:span text:style-name="T264"> </text:span>la<text:span text:style-name="T264"> </text:span>concurrence,<text:span text:style-name="T264"> </text:span>dans<text:span text:style-name="T263"> </text:span>les<text:span text:style-name="T264"> </text:span>limites<text:span text:style-name="T264"> </text:span>du<text:span text:style-name="T264"> </text:span>contrat,<text:span text:style-name="T264"> </text:span>notamment<text:span text:style-name="T264"> </text:span>à<text:span text:style-name="T264"> </text:span>ne<text:span text:style-name="T264"> </text:span>pas<text:span text:style-name="T263"> </text:span>:</text:p>
          <text:p text:style-name="P52"/>
          <text:p text:style-name="P56">- Solliciter<text:span text:style-name="T6"> </text:span>ou<text:span text:style-name="T61"> </text:span><text:span text:style-name="T11">embaucher</text:span><text:span text:style-name="T61"> </text:span>les<text:span text:style-name="T6"> </text:span>salariés<text:span text:style-name="T61"> </text:span>de<text:span text:style-name="T61"> </text:span>l’autre<text:span text:style-name="T6"> </text:span>partie<text:span text:style-name="T61"> </text:span>pendant<text:span text:style-name="T61"> </text:span>une<text:span text:style-name="T6"> </text:span>durée<text:span text:style-name="T61"> </text:span>déterminée<text:span text:style-name="T61"> </text:span>à compter de la signature du<text:span text:style-name="T301"> </text:span>contrat</text:p>
        </text:list-item>
      </text:list>
      <text:p text:style-name="P135"/>
      <text:p text:style-name="P136">- Développer<text:span text:style-name="T302"> </text:span>une<text:span text:style-name="T303"> </text:span>application<text:span text:style-name="T303"> </text:span>identique<text:span text:style-name="T303"> </text:span>pour<text:span text:style-name="T303"> </text:span>un<text:span text:style-name="T303"> </text:span>concurrent<text:span text:style-name="T303"> </text:span>d’une<text:span text:style-name="T302"> </text:span>des<text:span text:style-name="T303"> </text:span>parties<text:span text:style-name="T303"> </text:span>concernées</text:p>
      <text:p text:style-name="P136">- Prospecter un marché et une clientèle donnée</text:p>
      <text:p text:style-name="P136"/>
      <text:list xml:id="list115654804110341" text:continue-numbering="true" text:style-name="WWNum1">
        <text:list-item>
          <text:p text:style-name="P43"><text:span text:style-name="T316">- La cessibilité : </text:span>Elle précise que les droits et les obligations du client au titre du contrat<text:span text:style-name="T72"> </text:span>(lorsqu’il<text:span text:style-name="T204"> </text:span>est<text:span text:style-name="T204"> </text:span>conclu<text:span text:style-name="T204"> </text:span>et<text:span text:style-name="T204"> </text:span>considération<text:span text:style-name="T204"> </text:span>de<text:span text:style-name="T204"> </text:span>la<text:span text:style-name="T204"> </text:span>personne<text:span text:style-name="T72"> </text:span>du<text:span text:style-name="T204"> </text:span>client)<text:span text:style-name="T204"> </text:span>ne<text:span text:style-name="T204"> </text:span>peuvent<text:span text:style-name="T204"> </text:span>être délégués<text:span text:style-name="T41"> </text:span>ou<text:span text:style-name="T41"> </text:span>cédés<text:span text:style-name="T41"> </text:span>sans<text:span text:style-name="T41"> </text:span>l’accord<text:span text:style-name="T41"> </text:span>préalable<text:span text:style-name="T41"> </text:span>et<text:span text:style-name="T41"> </text:span>écrit<text:span text:style-name="T41"> </text:span>du<text:span text:style-name="T41"> </text:span>prestataire.</text:p>
        </text:list-item>
      </text:list>
      <text:p text:style-name="P42"/>
      <text:p text:style-name="P42"/>
      <text:list xml:id="list115656257607557" text:continue-numbering="true" text:style-name="WWNum1">
        <text:list-item>
          <text:p text:style-name="P57"><text:span text:style-name="T316">-</text:span><text:span text:style-name="T418"> </text:span><text:span text:style-name="T316">Le</text:span><text:span text:style-name="T397"> </text:span><text:span text:style-name="T316">territoire</text:span><text:span text:style-name="T397"> </text:span><text:span text:style-name="T316">:</text:span><text:span text:style-name="T419"> </text:span>Parmi<text:span text:style-name="T61"> </text:span>les<text:span text:style-name="T61"> </text:span>contrats<text:span text:style-name="T6"> </text:span>de<text:span text:style-name="T61"> </text:span>distribution,<text:span text:style-name="T6"> </text:span>de<text:span text:style-name="T61"> </text:span>licence<text:span text:style-name="T61"> </text:span>d’utilisation<text:span text:style-name="T6"> </text:span>ou<text:span text:style-name="T61"> </text:span>de<text:span text:style-name="T61"> </text:span>maintenance,<text:span text:style-name="T66"> </text:span>cette<text:span text:style-name="T66"> </text:span>clause<text:span text:style-name="T66"> </text:span>délimite<text:span text:style-name="T66"> </text:span>l’espace<text:span text:style-name="T66"> </text:span>géographique,<text:span text:style-name="T66"> </text:span>qui<text:span text:style-name="T66"> </text:span>pourra<text:span text:style-name="T66"> </text:span>être<text:span text:style-name="T66"> </text:span>étendu<text:span text:style-name="T66"> </text:span>par<text:span text:style-name="T66"> </text:span>un<text:span text:style-name="T66"> </text:span><text:span text:style-name="T26">ave</text:span><text:span text:style-name="T11">nant </text:span>au<text:span text:style-name="T262"> </text:span>contrat.</text:p>
          <text:p text:style-name="P57"/>
        </text:list-item>
        <text:list-item>
          <text:p text:style-name="P58"><text:span text:style-name="T316">-</text:span><text:span text:style-name="T35"> </text:span><text:span text:style-name="T316">Les</text:span><text:span text:style-name="T40"> </text:span><text:span text:style-name="T13">avenants</text:span><text:span text:style-name="T40"> </text:span><text:span text:style-name="T316">et</text:span><text:span text:style-name="T35"> </text:span><text:span text:style-name="T316">modifications</text:span><text:span text:style-name="T40"> </text:span><text:span text:style-name="T316">:</text:span><text:span text:style-name="T420"> </text:span>L’expression<text:span text:style-name="T297"> </text:span>des<text:span text:style-name="T297"> </text:span>besoins<text:span text:style-name="T297"> </text:span>nouveaux<text:span text:style-name="T297"> </text:span>du<text:span text:style-name="T298"> </text:span>client<text:span text:style-name="T297"> </text:span>et/ou la création de nouveaux services proposés par le fournisseur en cours de réalisation peuvent<text:span text:style-name="T61"> </text:span>entraîner<text:span text:style-name="T61"> </text:span>la<text:span text:style-name="T66"> </text:span>modification<text:span text:style-name="T61"> </text:span>du<text:span text:style-name="T66"> </text:span>contrat<text:span text:style-name="T61"> </text:span>initial.<text:span text:style-name="T66"> </text:span>Ces<text:span text:style-name="T61"> </text:span>nouveaux<text:span text:style-name="T66"> </text:span>accords<text:span text:style-name="T66"> </text:span>prévus<text:span text:style-name="T61"> </text:span>par<text:span text:style-name="T66"> </text:span>le contrat<text:span text:style-name="T297"> </text:span>initial<text:span text:style-name="T298"> </text:span>seront<text:span text:style-name="T298"> </text:span>matérialisés<text:span text:style-name="T298"> </text:span>par<text:span text:style-name="T298"> </text:span>des<text:span text:style-name="T298"> </text:span><text:span text:style-name="T11">avenants</text:span><text:span text:style-name="T298"> </text:span>signés<text:span text:style-name="T298"> </text:span>par<text:span text:style-name="T298"> </text:span>chacune<text:span text:style-name="T298"> </text:span>des<text:span text:style-name="T298"> </text:span>parties.<text:span text:style-name="T298"> </text:span>C’est l’exemple des prestations telles que<text:span text:style-name="T421"> </text:span>:</text:p>
          <text:p text:style-name="P58"/>
        </text:list-item>
      </text:list>
      <text:p text:style-name="P137">- Les modifications de spécifications demandées par le client, postérieurement à la validation desdites spécifications</text:p>
      <text:p text:style-name="P89">- Les programmations faisant suite aux modifications de spécifications</text:p>
      <text:p text:style-name="P116">- La formation du personnel, etc...</text:p>
      <text:p text:style-name="P116"/>
      <text:p text:style-name="P86">En<text:span text:style-name="T411"> </text:span>outre,<text:span text:style-name="T411"> </text:span>cette<text:span text:style-name="T411"> </text:span>clause<text:span text:style-name="T70"> </text:span>doit<text:span text:style-name="T411"> </text:span>préciser,<text:span text:style-name="T411"> </text:span>par<text:span text:style-name="T70"> </text:span>exemple<text:span text:style-name="T411"> </text:span>:<text:span text:style-name="T411"> </text:span><text:span text:style-name="T218">Les</text:span><text:span text:style-name="T76"> </text:span><text:span text:style-name="T329">prestations</text:span><text:span text:style-name="T76"> </text:span><text:span text:style-name="T329">supplémentaires</text:span><text:span text:style-name="T208"> </text:span><text:span text:style-name="T329">ne </text:span><text:span text:style-name="T20">peuvent</text:span><text:span text:style-name="T391"> </text:span><text:span text:style-name="T29">être</text:span><text:span text:style-name="T5"> </text:span><text:span text:style-name="T20">engagées</text:span><text:span text:style-name="T5"> </text:span><text:span text:style-name="T218">par</text:span><text:span text:style-name="T391"> </text:span><text:span text:style-name="T329">le</text:span><text:span text:style-name="T5"> </text:span><text:span text:style-name="T329">fournisseur</text:span><text:span text:style-name="T5"> </text:span><text:span text:style-name="T329">sans</text:span><text:span text:style-name="T391"> </text:span><text:span text:style-name="T218">l’accord</text:span><text:span text:style-name="T5"> </text:span><text:span text:style-name="T29">préalable</text:span><text:span text:style-name="T5"> </text:span><text:span text:style-name="T329">et</text:span><text:span text:style-name="T391"> </text:span><text:span text:style-name="T20">écrit</text:span><text:span text:style-name="T5"> </text:span><text:span text:style-name="T329">de</text:span><text:span text:style-name="T5"> </text:span><text:span text:style-name="T329">son</text:span><text:span text:style-name="T391"> </text:span><text:span text:style-name="T329">client</text:span><text:span text:style-name="T5"> </text:span><text:span text:style-name="T329">sur les </text:span><text:span text:style-name="T20">modalités </text:span><text:span text:style-name="T329">de leur </text:span><text:span text:style-name="T20">exécution </text:span><text:span text:style-name="T329">et de leur</text:span><text:span text:style-name="T422"> </text:span><text:span text:style-name="T20">rémunération.</text:span></text:p>
      <text:p text:style-name="P85"/>
      <text:list xml:id="list115655919224204" text:continue-numbering="true" text:style-name="WWNum1">
        <text:list-item>
          <text:p text:style-name="P41"><text:span text:style-name="T316">- L’intégralité : </text:span>Elle précise que le contrat, ses <text:span text:style-name="T11">avenants </text:span>et ses annexes (cahier des charges,<text:span text:style-name="T262"> </text:span>proposition<text:span text:style-name="T49"> </text:span>commerciale,<text:span text:style-name="T262"> </text:span>etc...)<text:span text:style-name="T49"> </text:span>paraphés<text:span text:style-name="T262"> </text:span>par<text:span text:style-name="T49"> </text:span>les<text:span text:style-name="T262"> </text:span>parties<text:span text:style-name="T49"> </text:span>et<text:span text:style-name="T49"> </text:span>classées<text:span text:style-name="T262"> </text:span>par<text:span text:style-name="T49"> </text:span>ordre d’importance décroissante constituent l’intégralité des accords entre elles, en ce qui concerne la réalisation de la prestation. Les <text:span text:style-name="T11">avenants annulent </text:span>et remplacent tous les accords antérieurs, quelle qu’en soit la<text:span text:style-name="T423"> </text:span>forme.</text:p>
          <text:p text:style-name="P41"/>
        </text:list-item>
        <text:list-item>
          <text:p text:style-name="P44"><text:span text:style-name="T316">-</text:span><text:span text:style-name="T64"> </text:span><text:span text:style-name="T316">Le</text:span><text:span text:style-name="T64"> </text:span><text:span text:style-name="T316">suivi</text:span><text:span text:style-name="T64"> </text:span><text:span text:style-name="T316">des</text:span><text:span text:style-name="T64"> </text:span><text:span text:style-name="T316">prestations</text:span><text:span text:style-name="T64"> </text:span><text:span text:style-name="T316">:</text:span><text:span text:style-name="T424"> </text:span>Afin<text:span text:style-name="T22"> </text:span>de<text:span text:style-name="T24"> </text:span>vérifier<text:span text:style-name="T24"> </text:span>le<text:span text:style-name="T24"> </text:span>degré<text:span text:style-name="T24"> </text:span><text:span text:style-name="T11">d’avancement</text:span><text:span text:style-name="T24"> </text:span>du<text:span text:style-name="T24"> </text:span>projet,<text:span text:style-name="T24"> </text:span>le<text:span text:style-name="T24"> </text:span>client peut<text:span text:style-name="T22"> </text:span>se<text:span text:style-name="T22"> </text:span>réser<text:span text:style-name="T11">ver</text:span><text:span text:style-name="T22"> </text:span>le<text:span text:style-name="T22"> </text:span>droit<text:span text:style-name="T22"> </text:span>de<text:span text:style-name="T22"> </text:span>faire<text:span text:style-name="T22"> </text:span>auditer,<text:span text:style-name="T22"> </text:span>par<text:span text:style-name="T22"> </text:span>une<text:span text:style-name="T22"> </text:span>société<text:span text:style-name="T22"> </text:span>de<text:span text:style-name="T22"> </text:span>son<text:span text:style-name="T22"> </text:span>choix,<text:span text:style-name="T22"> </text:span>et<text:span text:style-name="T22"> </text:span>à<text:span text:style-name="T22"> </text:span>tout<text:span text:style-name="T22"> </text:span>moment, le<text:span text:style-name="T411"> </text:span><text:span text:style-name="T26">travail</text:span><text:span text:style-name="T72"> </text:span>accompli<text:span text:style-name="T411"> </text:span>par<text:span text:style-name="T70"> </text:span>le<text:span text:style-name="T70"> </text:span>prestataire.<text:span text:style-name="T70"> </text:span>Ce<text:span text:style-name="T70"> </text:span>dernier<text:span text:style-name="T70"> </text:span>est<text:span text:style-name="T70"> </text:span><text:span text:style-name="T11">tenu</text:span><text:span text:style-name="T70"> </text:span>de<text:span text:style-name="T70"> </text:span>fournir<text:span text:style-name="T70"> </text:span>à<text:span text:style-name="T70"> </text:span>l’auditeur,<text:span text:style-name="T70"> </text:span>toutes les<text:span text:style-name="T278"> </text:span>informations<text:span text:style-name="T278"> </text:span>nécessaires<text:span text:style-name="T278"> </text:span>à<text:span text:style-name="T278"> </text:span>l’audit<text:span text:style-name="T278"> </text:span>:<text:span text:style-name="T217"> </text:span>les<text:span text:style-name="T278"> </text:span>dossiers<text:span text:style-name="T278"> </text:span>techniques,<text:span text:style-name="T278"> </text:span>l’ordonnancement<text:span text:style-name="T278"> </text:span>et<text:span text:style-name="T217"> </text:span>la planification des tâches, l’affectation des ressources,<text:span text:style-name="T44"> </text:span>etc..</text:p>
          <text:p text:style-name="P44"/>
        </text:list-item>
        <text:list-item>
          <text:p text:style-name="P45"><text:span text:style-name="T316">- Le droit applicable et les différends : </text:span>Il s’agit de préciser le droit national au- quel<text:span text:style-name="T6"> </text:span>sont<text:span text:style-name="T61"> </text:span>soumis<text:span text:style-name="T6"> </text:span>le<text:span text:style-name="T61"> </text:span>contrat<text:span text:style-name="T61"> </text:span>et<text:span text:style-name="T6"> </text:span>les<text:span text:style-name="T61"> </text:span>actes<text:span text:style-name="T61"> </text:span>qui<text:span text:style-name="T6"> </text:span>en<text:span text:style-name="T61"> </text:span>seront<text:span text:style-name="T61"> </text:span>la<text:span text:style-name="T6"> </text:span>conséquence.<text:span text:style-name="T61"> </text:span>Les<text:span text:style-name="T61"> </text:span>parties<text:span text:style-name="T6"> </text:span>peuvent éga<text:soft-page-break/>lement<text:span text:style-name="T6"> </text:span>déclarer<text:span text:style-name="T61"> </text:span>leur<text:span text:style-name="T61"> </text:span><text:span text:style-name="T11">intention</text:span><text:span text:style-name="T6"> </text:span>de<text:span text:style-name="T61"> </text:span><text:span text:style-name="T11">chercher</text:span><text:span text:style-name="T61"> </text:span>une<text:span text:style-name="T61"> </text:span>solution<text:span text:style-name="T6"> </text:span>amiable<text:span text:style-name="T61"> </text:span>à<text:span text:style-name="T61"> </text:span>toute<text:span text:style-name="T61"> </text:span>difficulté<text:span text:style-name="T61"> </text:span>qui pourrait<text:span text:style-name="T404"> </text:span>surgir<text:span text:style-name="T406"> </text:span>de<text:span text:style-name="T406"> </text:span>l’interprétation<text:span text:style-name="T404"> </text:span>de<text:span text:style-name="T404"> </text:span>l’exécution<text:span text:style-name="T406"> </text:span>du<text:span text:style-name="T404"> </text:span>contrat.<text:span text:style-name="T404"> </text:span>Enfin,<text:span text:style-name="T406"> </text:span>si<text:span text:style-name="T406"> </text:span>une<text:span text:style-name="T404"> </text:span>telle<text:span text:style-name="T404"> </text:span>solution n’a<text:span text:style-name="T263"> </text:span>pu<text:span text:style-name="T41"> </text:span>aboutir,<text:span text:style-name="T263"> </text:span>ce<text:span text:style-name="T41"> </text:span>litige<text:span text:style-name="T263"> </text:span>sera<text:span text:style-name="T41"> </text:span>de<text:span text:style-name="T263"> </text:span>la<text:span text:style-name="T41"> </text:span>compétence<text:span text:style-name="T263"> </text:span>d’un<text:span text:style-name="T41"> </text:span>tribunal<text:span text:style-name="T263"> </text:span>désigné.</text:p>
        </text:list-item>
      </text:list>
      <text:p text:style-name="P138">Issues<text:span text:style-name="T1"> </text:span>de<text:span text:style-name="T6"> </text:span>la<text:span text:style-name="T6"> </text:span>pratique<text:span text:style-name="T6"> </text:span>contractuelle,<text:span text:style-name="T6"> </text:span>les<text:span text:style-name="T6"> </text:span>20<text:span text:style-name="T1"> </text:span>clauses<text:span text:style-name="T6"> </text:span>résumées<text:span text:style-name="T6"> </text:span>ci-dessus<text:span text:style-name="T6"> </text:span><text:span text:style-name="T11">ont</text:span><text:span text:style-name="T6"> </text:span>une<text:span text:style-name="T6"> </text:span><text:span text:style-name="T11">valeur</text:span><text:span text:style-name="T1"> </text:span>indicative. Aussi,<text:span text:style-name="T22"> </text:span>doivent-elles<text:span text:style-name="T22"> </text:span>être<text:span text:style-name="T22"> </text:span>lues<text:span text:style-name="T24"> </text:span><text:span text:style-name="T26">avec</text:span><text:span text:style-name="T22"> </text:span>attention<text:span text:style-name="T22"> </text:span>et<text:span text:style-name="T24"> </text:span>adaptées<text:span text:style-name="T22"> </text:span>aux<text:span text:style-name="T24"> </text:span>objectifs<text:span text:style-name="T22"> </text:span>poursuivis<text:span text:style-name="T24"> </text:span>par<text:span text:style-name="T22"> </text:span>les<text:span text:style-name="T22"> </text:span>parties en fonction de leurs contraintes juridiques<text:span text:style-name="T32"> </text:span>propr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StarSymbol" svg:font-family="StarSymbo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Georgia" svg:font-family="Georgia" style:font-family-generic="roman" style:font-pitch="variable"/>
    <style:font-face style:name="LM Roman 12" svg:font-family="'LM Roman 12'" style:font-family-generic="roman" style:font-pitch="variable"/>
    <style:font-face style:name="LM Roman 8" svg:font-family="'LM Roman 8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0" svg:font-family="0" style:font-family-generic="system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M Roman 121" svg:font-family="'LM Roman 12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left="1.184cm" fo:margin-right="0cm" fo:text-indent="-0.986cm" style:auto-text-indent="false"/>
      <style:text-properties style:font-name="Georgia" fo:font-family="Georgia" style:font-family-generic="roman" style:font-pitch="variable" fo:font-size="17pt" fo:language="fr" fo:country="FR" fo:font-weight="bold" style:font-name-asian="Georgia1" style:font-family-asian="Georgia" style:font-family-generic-asian="system" style:font-pitch-asian="variable" style:font-size-asian="17pt" style:language-asian="en" style:country-asian="US" style:font-weight-asian="bold" style:font-name-complex="Georgia1" style:font-family-complex="Georgia" style:font-family-generic-complex="system" style:font-pitch-complex="variable" style:font-size-complex="17pt" style:language-complex="ar" style:country-complex="SA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1.468cm" fo:margin-right="0cm" fo:text-indent="-1.27cm" style:auto-text-indent="false"/>
      <style:text-properties style:font-name="Times New Roman" fo:font-family="'Times New Roman'" style:font-family-generic="roman" style:font-pitch="variable" fo:font-size="14pt" fo:language="fr" fo:country="FR" fo:font-style="italic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439cm" fo:margin-right="0cm" fo:text-indent="-0.621cm" style:auto-text-indent="false"/>
      <style:text-properties style:font-name="Georgia" fo:font-family="Georgia" style:font-family-generic="roman" style:font-pitch="variable" fo:language="fr" fo:country="FR" style:font-name-asian="Georgia1" style:font-family-asian="Georgia" style:font-family-generic-asian="system" style:font-pitch-asian="variable" style:language-asian="en" style:country-asian="US" style:font-name-complex="Georgia1" style:font-family-complex="Georgia" style:font-family-generic-complex="system" style:font-pitch-complex="variable" style:language-complex="ar" style:country-complex="SA"/>
    </style:style>
    <style:style style:name="Paragraphe_20_de_20_liste" style:display-name="Paragraphe de liste" style:family="paragraph" style:parent-style-name="Standard" style:default-outline-level="">
      <style:paragraph-properties fo:margin-left="1.439cm" fo:margin-right="0cm" fo:text-indent="-0.621cm" style:auto-text-indent="false"/>
      <style:text-properties style:font-name="Georgia" fo:font-family="Georgia" style:font-family-generic="roman" style:font-pitch="variable" style:font-name-asian="Georgia1" style:font-family-asian="Georgia" style:font-family-generic-asian="system" style:font-pitch-asian="variable" style:language-asian="ar" style:country-asian="SA"/>
    </style:style>
    <style:style style:name="LO-Normal" style:family="paragraph" style:default-outline-level="">
      <style:paragraph-properties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0" style:font-family-asian="0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ListLabel_20_24" style:display-name="ListLabel 24" style:family="text">
      <style:text-properties fo:font-size="17pt" fo:font-weight="bold" style:font-size-asian="17pt" style:font-weight-asian="bold" style:font-size-complex="17pt" style:font-weight-complex="bold" style:text-scale="111%"/>
    </style:style>
    <style:style style:name="ListLabel_20_25" style:display-name="ListLabel 25" style:family="text">
      <style:text-properties fo:font-size="14pt" fo:letter-spacing="-0.002cm" fo:font-weight="bold" style:font-size-asian="14pt" style:font-weight-asian="bold" style:font-size-complex="14pt" style:font-weight-complex="bold" style:text-scale="115%"/>
    </style:style>
    <style:style style:name="ListLabel_20_23" style:display-name="ListLabel 23" style:family="text">
      <style:text-properties style:text-scale="108%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size-complex="11pt" style:text-scale="94%"/>
    </style:style>
    <style:style style:name="ListLabel_20_20" style:display-name="ListLabel 20" style:family="text">
      <style:text-properties fo:font-size="11pt" style:font-size-asian="11pt" style:font-size-complex="11pt" style:text-scale="99%"/>
    </style:style>
    <style:style style:name="Internet_20_link" style:display-name="Internet link" style:family="text">
      <style:text-properties fo:color="#000080" loext:opacity="100%" fo:language="fr" fo:country="FR" style:text-underline-style="solid" style:text-underline-width="auto" style:text-underline-color="font-color" style:language-asian="fr" style:country-asian="FR" style:language-complex="fr" style:country-complex="FR"/>
    </style:style>
    <style:style style:name="ListLabel_20_18" style:display-name="ListLabel 18" style:family="text">
      <style:text-properties fo:font-size="10pt" fo:letter-spacing="-0.002cm" style:font-size-asian="10pt" style:font-size-complex="10pt" style:text-scale="99%"/>
    </style:style>
    <style:style style:name="ListLabel_20_19" style:display-name="ListLabel 19" style:family="text">
      <style:text-properties fo:font-size="11pt" style:font-size-asian="11pt" style:font-size-complex="11pt" style:text-scale="108%"/>
    </style:style>
    <style:style style:name="ListLabel_20_16" style:display-name="ListLabel 16" style:family="text">
      <style:text-properties fo:font-size="12pt" fo:font-weight="bold" style:font-size-asian="12pt" style:font-weight-asian="bold" style:font-size-complex="12pt" style:font-weight-complex="bold" style:text-scale="99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_5f_CharLFO8LVL9" style:display-name="WW_CharLFO8LVL9" style:family="text">
      <style:text-properties style:font-name="OpenSymbol1" fo:font-family="OpenSymbol" style:font-family-generic="roman" style:font-pitch="variable" style:font-name-asian="OpenSymbol3" style:font-family-asian="OpenSymbol" style:font-family-generic-asian="system" style:font-pitch-asian="variable"/>
    </style:style>
    <style:style style:name="WW_5f_CharLFO8LVL8" style:display-name="WW_CharLFO8LVL8" style:family="text">
      <style:text-properties style:font-name="OpenSymbol1" fo:font-family="OpenSymbol" style:font-family-generic="roman" style:font-pitch="variable" style:font-name-asian="OpenSymbol3" style:font-family-asian="OpenSymbol" style:font-family-generic-asian="system" style:font-pitch-asian="variable"/>
    </style:style>
    <style:style style:name="WW_5f_CharLFO8LVL7" style:display-name="WW_CharLFO8LVL7" style:family="text">
      <style:text-properties style:font-name="OpenSymbol1" fo:font-family="OpenSymbol" style:font-family-generic="roman" style:font-pitch="variable" style:font-name-asian="OpenSymbol3" style:font-family-asian="OpenSymbol" style:font-family-generic-asian="system" style:font-pitch-asian="variable"/>
    </style:style>
    <style:style style:name="WW_5f_CharLFO8LVL6" style:display-name="WW_CharLFO8LVL6" style:family="text">
      <style:text-properties style:font-name="OpenSymbol1" fo:font-family="OpenSymbol" style:font-family-generic="roman" style:font-pitch="variable" style:font-name-asian="OpenSymbol3" style:font-family-asian="OpenSymbol" style:font-family-generic-asian="system" style:font-pitch-asian="variable"/>
    </style:style>
    <style:style style:name="WW_5f_CharLFO8LVL5" style:display-name="WW_CharLFO8LVL5" style:family="text">
      <style:text-properties style:font-name="OpenSymbol1" fo:font-family="OpenSymbol" style:font-family-generic="roman" style:font-pitch="variable" style:font-name-asian="OpenSymbol3" style:font-family-asian="OpenSymbol" style:font-family-generic-asian="system" style:font-pitch-asian="variable"/>
    </style:style>
    <style:style style:name="WW_5f_CharLFO8LVL4" style:display-name="WW_CharLFO8LVL4" style:family="text">
      <style:text-properties style:font-name="OpenSymbol1" fo:font-family="OpenSymbol" style:font-family-generic="roman" style:font-pitch="variable" style:font-name-asian="OpenSymbol3" style:font-family-asian="OpenSymbol" style:font-family-generic-asian="system" style:font-pitch-asian="variable"/>
    </style:style>
    <style:style style:name="WW_5f_CharLFO8LVL3" style:display-name="WW_CharLFO8LVL3" style:family="text">
      <style:text-properties style:font-name="OpenSymbol1" fo:font-family="OpenSymbol" style:font-family-generic="roman" style:font-pitch="variable" style:font-name-asian="OpenSymbol3" style:font-family-asian="OpenSymbol" style:font-family-generic-asian="system" style:font-pitch-asian="variable"/>
    </style:style>
    <style:style style:name="WW_5f_CharLFO8LVL2" style:display-name="WW_CharLFO8LVL2" style:family="text">
      <style:text-properties style:font-name="OpenSymbol1" fo:font-family="OpenSymbol" style:font-family-generic="roman" style:font-pitch="variable" style:font-name-asian="OpenSymbol3" style:font-family-asian="OpenSymbol" style:font-family-generic-asian="system" style:font-pitch-asian="variable"/>
    </style:style>
    <style:style style:name="WW_5f_CharLFO8LVL1" style:display-name="WW_CharLFO8LVL1" style:family="text">
      <style:text-properties style:font-name="OpenSymbol1" fo:font-family="OpenSymbol" style:font-family-generic="roman" style:font-pitch="variable" style:font-name-asian="OpenSymbol3" style:font-family-asian="OpenSymbol" style:font-family-generic-asian="system" style:font-pitch-asian="variable"/>
    </style:style>
    <style:style style:name="WW_5f_CharLFO6LVL9" style:display-name="WW_CharLFO6LVL9" style:family="text">
      <style:text-properties style:font-name="OpenSymbol1" fo:font-family="OpenSymbol" style:font-family-generic="roman" style:font-pitch="variable" style:font-name-asian="OpenSymbol3" style:font-family-asian="OpenSymbol" style:font-family-generic-asian="system" style:font-pitch-asian="variable"/>
    </style:style>
    <style:style style:name="WW_5f_CharLFO6LVL8" style:display-name="WW_CharLFO6LVL8" style:family="text">
      <style:text-properties style:font-name="OpenSymbol1" fo:font-family="OpenSymbol" style:font-family-generic="roman" style:font-pitch="variable" style:font-name-asian="OpenSymbol3" style:font-family-asian="OpenSymbol" style:font-family-generic-asian="system" style:font-pitch-asian="variable"/>
    </style:style>
    <style:style style:name="WW_5f_CharLFO6LVL7" style:display-name="WW_CharLFO6LVL7" style:family="text">
      <style:text-properties style:font-name="OpenSymbol1" fo:font-family="OpenSymbol" style:font-family-generic="roman" style:font-pitch="variable" style:font-name-asian="OpenSymbol3" style:font-family-asian="OpenSymbol" style:font-family-generic-asian="system" style:font-pitch-asian="variable"/>
    </style:style>
    <style:style style:name="WW_5f_CharLFO6LVL6" style:display-name="WW_CharLFO6LVL6" style:family="text">
      <style:text-properties style:font-name="OpenSymbol1" fo:font-family="OpenSymbol" style:font-family-generic="roman" style:font-pitch="variable" style:font-name-asian="OpenSymbol3" style:font-family-asian="OpenSymbol" style:font-family-generic-asian="system" style:font-pitch-asian="variable"/>
    </style:style>
    <style:style style:name="WW_5f_CharLFO6LVL5" style:display-name="WW_CharLFO6LVL5" style:family="text">
      <style:text-properties style:font-name="OpenSymbol1" fo:font-family="OpenSymbol" style:font-family-generic="roman" style:font-pitch="variable" style:font-name-asian="OpenSymbol3" style:font-family-asian="OpenSymbol" style:font-family-generic-asian="system" style:font-pitch-asian="variable"/>
    </style:style>
    <style:style style:name="WW_5f_CharLFO6LVL4" style:display-name="WW_CharLFO6LVL4" style:family="text">
      <style:text-properties style:font-name="OpenSymbol1" fo:font-family="OpenSymbol" style:font-family-generic="roman" style:font-pitch="variable" style:font-name-asian="OpenSymbol3" style:font-family-asian="OpenSymbol" style:font-family-generic-asian="system" style:font-pitch-asian="variable"/>
    </style:style>
    <style:style style:name="WW_5f_CharLFO6LVL3" style:display-name="WW_CharLFO6LVL3" style:family="text">
      <style:text-properties style:font-name="OpenSymbol1" fo:font-family="OpenSymbol" style:font-family-generic="roman" style:font-pitch="variable" style:font-name-asian="OpenSymbol3" style:font-family-asian="OpenSymbol" style:font-family-generic-asian="system" style:font-pitch-asian="variable"/>
    </style:style>
    <style:style style:name="WW_5f_CharLFO6LVL2" style:display-name="WW_CharLFO6LVL2" style:family="text">
      <style:text-properties style:font-name="OpenSymbol1" fo:font-family="OpenSymbol" style:font-family-generic="roman" style:font-pitch="variable" style:font-name-asian="OpenSymbol3" style:font-family-asian="OpenSymbol" style:font-family-generic-asian="system" style:font-pitch-asian="variable"/>
    </style:style>
    <style:style style:name="WW_5f_CharLFO6LVL1" style:display-name="WW_CharLFO6LVL1" style:family="text">
      <style:text-properties style:font-name="OpenSymbol1" fo:font-family="OpenSymbol" style:font-family-generic="roman" style:font-pitch="variable" style:font-name-asian="OpenSymbol3" style:font-family-asian="OpenSymbol" style:font-family-generic-asian="system" style:font-pitch-asian="variable"/>
    </style:style>
    <style:style style:name="WW_5f_CharLFO5LVL4" style:display-name="WW_CharLFO5LVL4" style:family="text">
      <style:text-properties fo:font-size="11pt" style:font-size-asian="11pt" style:text-scale="108%"/>
    </style:style>
    <style:style style:name="WW_5f_CharLFO5LVL3" style:display-name="WW_CharLFO5LVL3" style:family="text">
      <style:text-properties fo:font-size="12pt" fo:font-weight="bold" style:font-size-asian="12pt" style:font-weight-asian="bold" style:text-scale="99%"/>
    </style:style>
    <style:style style:name="WW_5f_CharLFO4LVL1" style:display-name="WW_CharLFO4LVL1" style:family="text">
      <style:text-properties fo:font-size="11pt" style:font-size-asian="11pt" style:text-scale="92%"/>
    </style:style>
    <style:style style:name="WW_5f_CharLFO3LVL4" style:display-name="WW_CharLFO3LVL4" style:family="text">
      <style:text-properties style:text-scale="108%"/>
    </style:style>
    <style:style style:name="WW_5f_CharLFO3LVL3" style:display-name="WW_CharLFO3LVL3" style:family="text">
      <style:text-properties fo:font-size="12pt" fo:font-weight="bold" style:font-size-asian="12pt" style:font-weight-asian="bold" style:text-scale="99%"/>
    </style:style>
    <style:style style:name="WW_5f_CharLFO2LVL3" style:display-name="WW_CharLFO2LVL3" style:family="text">
      <style:text-properties style:text-scale="108%"/>
    </style:style>
    <style:style style:name="WW_5f_CharLFO2LVL2" style:display-name="WW_CharLFO2LVL2" style:family="text">
      <style:text-properties fo:font-size="14pt" fo:letter-spacing="-0.002cm" fo:font-weight="bold" style:font-size-asian="14pt" style:font-weight-asian="bold" style:text-scale="115%"/>
    </style:style>
    <style:style style:name="WW_5f_CharLFO2LVL1" style:display-name="WW_CharLFO2LVL1" style:family="text">
      <style:text-properties fo:font-size="17pt" fo:font-weight="bold" style:font-size-asian="17pt" style:font-weight-asian="bold" style:text-scale="111%"/>
    </style:style>
    <style:style style:name="WW_5f_CharLFO1LVL3" style:display-name="WW_CharLFO1LVL3" style:family="text">
      <style:text-properties fo:font-size="12pt" style:font-size-asian="12pt" style:text-scale="102%"/>
    </style:style>
    <style:style style:name="WW_5f_CharLFO1LVL2" style:display-name="WW_CharLFO1LVL2" style:family="text">
      <style:text-properties fo:font-size="12pt" style:font-size-asian="12pt" style:text-scale="110%"/>
    </style:style>
    <style:style style:name="WW_5f_CharLFO1LVL1" style:display-name="WW_CharLFO1LVL1" style:family="text">
      <style:text-properties fo:font-size="12pt" fo:font-weight="bold" style:font-size-asian="12pt" style:font-weight-asian="bold" style:text-scale="99%"/>
    </style:style>
    <style:style style:name="ListLabel_20_22" style:display-name="ListLabel 22" style:family="text">
      <style:text-properties fo:font-size="11pt" style:font-size-asian="11pt" style:text-scale="92%"/>
    </style:style>
    <style:style style:name="ListLabel_20_27" style:display-name="ListLabel 27" style:family="text">
      <style:text-properties fo:font-size="12pt" style:font-size-asian="12pt" style:text-scale="102%"/>
    </style:style>
    <style:style style:name="ListLabel_20_26" style:display-name="ListLabel 26" style:family="text">
      <style:text-properties fo:font-size="12pt" style:font-size-asian="12pt" style:text-scale="110%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1">
      <text:list-level-style-number text:level="1" text:style-name="ListLabel_20_24" style:num-format="1">
        <style:list-level-properties text:list-level-position-and-space-mode="label-alignment">
          <style:list-level-label-alignment text:label-followed-by="listtab" fo:text-indent="-0.984cm" fo:margin-left="1.184cm"/>
        </style:list-level-properties>
      </text:list-level-style-number>
      <text:list-level-style-number text:level="2" text:style-name="ListLabel_20_25" style:num-format="1" text:display-levels="2">
        <style:list-level-properties text:list-level-position-and-space-mode="label-alignment">
          <style:list-level-label-alignment text:label-followed-by="listtab" fo:text-indent="-1.268cm" fo:margin-left="1.468cm"/>
        </style:list-level-properties>
      </text:list-level-style-number>
      <text:list-level-style-number text:level="3" text:style-name="ListLabel_20_23" style:num-suffix="." style:num-format="1" text:display-levels="2">
        <style:list-level-properties text:list-level-position-and-space-mode="label-alignment">
          <style:list-level-label-alignment text:label-followed-by="listtab" fo:text-indent="-0.325cm" fo:margin-left="0.912cm"/>
        </style:list-level-properties>
      </text:list-level-style-number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fo:text-indent="-0.325cm" fo:margin-left="1.482cm"/>
        </style:list-level-properties>
        <style:text-properties style:font-name="Symbol"/>
      </text:list-level-style-bullet>
      <text:list-level-style-bullet text:level="5" text:style-name="ListLabel_20_17" style:num-suffix="" text:bullet-char="">
        <style:list-level-properties text:list-level-position-and-space-mode="label-alignment">
          <style:list-level-label-alignment text:label-followed-by="listtab" fo:text-indent="-0.325cm" fo:margin-left="1.517cm"/>
        </style:list-level-properties>
        <style:text-properties style:font-name="Symbol"/>
      </text:list-level-style-bullet>
      <text:list-level-style-bullet text:level="6" text:style-name="ListLabel_20_17" style:num-suffix="" text:bullet-char="">
        <style:list-level-properties text:list-level-position-and-space-mode="label-alignment">
          <style:list-level-label-alignment text:label-followed-by="listtab" fo:text-indent="-0.325cm" fo:margin-left="2.046cm"/>
        </style:list-level-properties>
        <style:text-properties style:font-name="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fo:text-indent="-0.325cm" fo:margin-left="5.173cm"/>
        </style:list-level-properties>
        <style:text-properties style:font-name="Symbol"/>
      </text:list-level-style-bullet>
      <text:list-level-style-bullet text:level="8" text:style-name="ListLabel_20_17" style:num-suffix="" text:bullet-char="">
        <style:list-level-properties text:list-level-position-and-space-mode="label-alignment">
          <style:list-level-label-alignment text:label-followed-by="listtab" fo:text-indent="-0.325cm" fo:margin-left="8.301cm"/>
        </style:list-level-properties>
        <style:text-properties style:font-name="Symbol"/>
      </text:list-level-style-bullet>
      <text:list-level-style-bullet text:level="9" text:style-name="ListLabel_20_17" style:num-suffix="" text:bullet-char="">
        <style:list-level-properties text:list-level-position-and-space-mode="label-alignment">
          <style:list-level-label-alignment text:label-followed-by="listtab" fo:text-indent="-0.325cm" fo:margin-left="11.428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1" style:num-suffix="." style:num-format="1" text:start-value="10">
        <style:list-level-properties text:list-level-position-and-space-mode="label-alignment">
          <style:list-level-label-alignment text:label-followed-by="listtab" fo:text-indent="-0.531cm" fo:margin-left="1.235cm"/>
        </style:list-level-properties>
      </text:list-level-style-number>
      <text:list-level-style-bullet text:level="2" text:style-name="ListLabel_20_17" style:num-suffix="" text:bullet-char="">
        <style:list-level-properties text:list-level-position-and-space-mode="label-alignment">
          <style:list-level-label-alignment text:label-followed-by="listtab" fo:text-indent="-0.531cm" fo:margin-left="2.879cm"/>
        </style:list-level-properties>
        <style:text-properties style:font-name="Symbol"/>
      </text:list-level-style-bullet>
      <text:list-level-style-bullet text:level="3" text:style-name="ListLabel_20_17" style:num-suffix="" text:bullet-char="">
        <style:list-level-properties text:list-level-position-and-space-mode="label-alignment">
          <style:list-level-label-alignment text:label-followed-by="listtab" fo:text-indent="-0.531cm" fo:margin-left="4.524cm"/>
        </style:list-level-properties>
        <style:text-properties style:font-name="Symbol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fo:text-indent="-0.531cm" fo:margin-left="6.168cm"/>
        </style:list-level-properties>
        <style:text-properties style:font-name="Symbol"/>
      </text:list-level-style-bullet>
      <text:list-level-style-bullet text:level="5" text:style-name="ListLabel_20_17" style:num-suffix="" text:bullet-char="">
        <style:list-level-properties text:list-level-position-and-space-mode="label-alignment">
          <style:list-level-label-alignment text:label-followed-by="listtab" fo:text-indent="-0.531cm" fo:margin-left="7.814cm"/>
        </style:list-level-properties>
        <style:text-properties style:font-name="Symbol"/>
      </text:list-level-style-bullet>
      <text:list-level-style-bullet text:level="6" text:style-name="ListLabel_20_17" style:num-suffix="" text:bullet-char="">
        <style:list-level-properties text:list-level-position-and-space-mode="label-alignment">
          <style:list-level-label-alignment text:label-followed-by="listtab" fo:text-indent="-0.531cm" fo:margin-left="9.458cm"/>
        </style:list-level-properties>
        <style:text-properties style:font-name="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fo:text-indent="-0.531cm" fo:margin-left="11.104cm"/>
        </style:list-level-properties>
        <style:text-properties style:font-name="Symbol"/>
      </text:list-level-style-bullet>
      <text:list-level-style-bullet text:level="8" text:style-name="ListLabel_20_17" style:num-suffix="" text:bullet-char="">
        <style:list-level-properties text:list-level-position-and-space-mode="label-alignment">
          <style:list-level-label-alignment text:label-followed-by="listtab" fo:text-indent="-0.531cm" fo:margin-left="12.748cm"/>
        </style:list-level-properties>
        <style:text-properties style:font-name="Symbol"/>
      </text:list-level-style-bullet>
      <text:list-level-style-bullet text:level="9" text:style-name="ListLabel_20_17" style:num-suffix="" text:bullet-char="">
        <style:list-level-properties text:list-level-position-and-space-mode="label-alignment">
          <style:list-level-label-alignment text:label-followed-by="listtab" fo:text-indent="-0.531cm" fo:margin-left="14.39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0" style:num-suffix="." style:num-format="1" text:start-value="13">
        <style:list-level-properties text:list-level-position-and-space-mode="label-alignment">
          <style:list-level-label-alignment text:label-followed-by="listtab" fo:text-indent="-0.531cm" fo:margin-left="1.235cm"/>
        </style:list-level-properties>
      </text:list-level-style-number>
      <text:list-level-style-bullet text:level="2" text:style-name="ListLabel_20_17" style:num-suffix="" text:bullet-char="">
        <style:list-level-properties text:list-level-position-and-space-mode="label-alignment">
          <style:list-level-label-alignment text:label-followed-by="listtab" fo:text-indent="-0.531cm" fo:margin-left="2.879cm"/>
        </style:list-level-properties>
        <style:text-properties style:font-name="Symbol"/>
      </text:list-level-style-bullet>
      <text:list-level-style-bullet text:level="3" text:style-name="ListLabel_20_17" style:num-suffix="" text:bullet-char="">
        <style:list-level-properties text:list-level-position-and-space-mode="label-alignment">
          <style:list-level-label-alignment text:label-followed-by="listtab" fo:text-indent="-0.531cm" fo:margin-left="4.524cm"/>
        </style:list-level-properties>
        <style:text-properties style:font-name="Symbol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fo:text-indent="-0.531cm" fo:margin-left="6.168cm"/>
        </style:list-level-properties>
        <style:text-properties style:font-name="Symbol"/>
      </text:list-level-style-bullet>
      <text:list-level-style-bullet text:level="5" text:style-name="ListLabel_20_17" style:num-suffix="" text:bullet-char="">
        <style:list-level-properties text:list-level-position-and-space-mode="label-alignment">
          <style:list-level-label-alignment text:label-followed-by="listtab" fo:text-indent="-0.531cm" fo:margin-left="7.814cm"/>
        </style:list-level-properties>
        <style:text-properties style:font-name="Symbol"/>
      </text:list-level-style-bullet>
      <text:list-level-style-bullet text:level="6" text:style-name="ListLabel_20_17" style:num-suffix="" text:bullet-char="">
        <style:list-level-properties text:list-level-position-and-space-mode="label-alignment">
          <style:list-level-label-alignment text:label-followed-by="listtab" fo:text-indent="-0.531cm" fo:margin-left="9.458cm"/>
        </style:list-level-properties>
        <style:text-properties style:font-name="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fo:text-indent="-0.531cm" fo:margin-left="11.104cm"/>
        </style:list-level-properties>
        <style:text-properties style:font-name="Symbol"/>
      </text:list-level-style-bullet>
      <text:list-level-style-bullet text:level="8" text:style-name="ListLabel_20_17" style:num-suffix="" text:bullet-char="">
        <style:list-level-properties text:list-level-position-and-space-mode="label-alignment">
          <style:list-level-label-alignment text:label-followed-by="listtab" fo:text-indent="-0.531cm" fo:margin-left="12.748cm"/>
        </style:list-level-properties>
        <style:text-properties style:font-name="Symbol"/>
      </text:list-level-style-bullet>
      <text:list-level-style-bullet text:level="9" text:style-name="ListLabel_20_17" style:num-suffix="" text:bullet-char="">
        <style:list-level-properties text:list-level-position-and-space-mode="label-alignment">
          <style:list-level-label-alignment text:label-followed-by="listtab" fo:text-indent="-0.531cm" fo:margin-left="14.39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8" style:num-suffix="." style:num-format="1" text:start-value="3">
        <style:list-level-properties text:list-level-position-and-space-mode="label-alignment">
          <style:list-level-label-alignment text:label-followed-by="listtab" fo:text-indent="-0.45cm" fo:margin-left="1.094cm"/>
        </style:list-level-properties>
      </text:list-level-style-number>
      <text:list-level-style-number text:level="2" text:style-name="ListLabel_20_19" style:num-suffix="." style:num-format="1">
        <style:list-level-properties text:list-level-position-and-space-mode="label-alignment">
          <style:list-level-label-alignment text:label-followed-by="listtab" fo:text-indent="-0.325cm" fo:margin-left="1.531cm"/>
        </style:list-level-properties>
      </text:list-level-style-number>
      <text:list-level-style-bullet text:level="3" text:style-name="ListLabel_20_17" style:num-suffix="" text:bullet-char="">
        <style:list-level-properties text:list-level-position-and-space-mode="label-alignment">
          <style:list-level-label-alignment text:label-followed-by="listtab" fo:text-indent="-0.325cm" fo:margin-left="3.313cm"/>
        </style:list-level-properties>
        <style:text-properties style:font-name="Symbol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fo:text-indent="-0.325cm" fo:margin-left="5.108cm"/>
        </style:list-level-properties>
        <style:text-properties style:font-name="Symbol"/>
      </text:list-level-style-bullet>
      <text:list-level-style-bullet text:level="5" text:style-name="ListLabel_20_17" style:num-suffix="" text:bullet-char="">
        <style:list-level-properties text:list-level-position-and-space-mode="label-alignment">
          <style:list-level-label-alignment text:label-followed-by="listtab" fo:text-indent="-0.325cm" fo:margin-left="6.906cm"/>
        </style:list-level-properties>
        <style:text-properties style:font-name="Symbol"/>
      </text:list-level-style-bullet>
      <text:list-level-style-bullet text:level="6" text:style-name="ListLabel_20_17" style:num-suffix="" text:bullet-char="">
        <style:list-level-properties text:list-level-position-and-space-mode="label-alignment">
          <style:list-level-label-alignment text:label-followed-by="listtab" fo:text-indent="-0.325cm" fo:margin-left="8.701cm"/>
        </style:list-level-properties>
        <style:text-properties style:font-name="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fo:text-indent="-0.325cm" fo:margin-left="10.497cm"/>
        </style:list-level-properties>
        <style:text-properties style:font-name="Symbol"/>
      </text:list-level-style-bullet>
      <text:list-level-style-bullet text:level="8" text:style-name="ListLabel_20_17" style:num-suffix="" text:bullet-char="">
        <style:list-level-properties text:list-level-position-and-space-mode="label-alignment">
          <style:list-level-label-alignment text:label-followed-by="listtab" fo:text-indent="-0.325cm" fo:margin-left="12.294cm"/>
        </style:list-level-properties>
        <style:text-properties style:font-name="Symbol"/>
      </text:list-level-style-bullet>
      <text:list-level-style-bullet text:level="9" text:style-name="ListLabel_20_17" style:num-suffix="" text:bullet-char="">
        <style:list-level-properties text:list-level-position-and-space-mode="label-alignment">
          <style:list-level-label-alignment text:label-followed-by="listtab" fo:text-indent="-0.325cm" fo:margin-left="14.09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6" style:num-format="1">
        <style:list-level-properties text:list-level-position-and-space-mode="label-alignment">
          <style:list-level-label-alignment text:label-followed-by="listtab" fo:text-indent="-0.397cm" fo:margin-left="1.439cm"/>
        </style:list-level-properties>
      </text:list-level-style-number>
      <text:list-level-style-bullet text:level="2" text:style-name="ListLabel_20_17" style:num-suffix="" text:bullet-char="">
        <style:list-level-properties text:list-level-position-and-space-mode="label-alignment">
          <style:list-level-label-alignment text:label-followed-by="listtab" fo:text-indent="-0.397cm" fo:margin-left="3.069cm"/>
        </style:list-level-properties>
        <style:text-properties style:font-name="Symbol"/>
      </text:list-level-style-bullet>
      <text:list-level-style-bullet text:level="3" text:style-name="ListLabel_20_17" style:num-suffix="" text:bullet-char="">
        <style:list-level-properties text:list-level-position-and-space-mode="label-alignment">
          <style:list-level-label-alignment text:label-followed-by="listtab" fo:text-indent="-0.397cm" fo:margin-left="4.694cm"/>
        </style:list-level-properties>
        <style:text-properties style:font-name="Symbol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fo:text-indent="-0.397cm" fo:margin-left="6.316cm"/>
        </style:list-level-properties>
        <style:text-properties style:font-name="Symbol"/>
      </text:list-level-style-bullet>
      <text:list-level-style-bullet text:level="5" text:style-name="ListLabel_20_17" style:num-suffix="" text:bullet-char="">
        <style:list-level-properties text:list-level-position-and-space-mode="label-alignment">
          <style:list-level-label-alignment text:label-followed-by="listtab" fo:text-indent="-0.397cm" fo:margin-left="7.941cm"/>
        </style:list-level-properties>
        <style:text-properties style:font-name="Symbol"/>
      </text:list-level-style-bullet>
      <text:list-level-style-bullet text:level="6" text:style-name="ListLabel_20_17" style:num-suffix="" text:bullet-char="">
        <style:list-level-properties text:list-level-position-and-space-mode="label-alignment">
          <style:list-level-label-alignment text:label-followed-by="listtab" fo:text-indent="-0.397cm" fo:margin-left="9.564cm"/>
        </style:list-level-properties>
        <style:text-properties style:font-name="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fo:text-indent="-0.397cm" fo:margin-left="11.188cm"/>
        </style:list-level-properties>
        <style:text-properties style:font-name="Symbol"/>
      </text:list-level-style-bullet>
      <text:list-level-style-bullet text:level="8" text:style-name="ListLabel_20_17" style:num-suffix="" text:bullet-char="">
        <style:list-level-properties text:list-level-position-and-space-mode="label-alignment">
          <style:list-level-label-alignment text:label-followed-by="listtab" fo:text-indent="-0.397cm" fo:margin-left="12.811cm"/>
        </style:list-level-properties>
        <style:text-properties style:font-name="Symbol"/>
      </text:list-level-style-bullet>
      <text:list-level-style-bullet text:level="9" text:style-name="ListLabel_20_17" style:num-suffix="" text:bullet-char="">
        <style:list-level-properties text:list-level-position-and-space-mode="label-alignment">
          <style:list-level-label-alignment text:label-followed-by="listtab" fo:text-indent="-0.397cm" fo:margin-left="14.436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6" style:num-format="1" text:start-value="14">
        <style:list-level-properties text:list-level-position-and-space-mode="label-alignment">
          <style:list-level-label-alignment text:label-followed-by="listtab" fo:text-indent="-0.633cm" fo:margin-left="1.439cm"/>
        </style:list-level-properties>
      </text:list-level-style-number>
      <text:list-level-style-bullet text:level="2" text:style-name="ListLabel_20_17" style:num-suffix="" text:bullet-char="">
        <style:list-level-properties text:list-level-position-and-space-mode="label-alignment">
          <style:list-level-label-alignment text:label-followed-by="listtab" fo:text-indent="-0.633cm" fo:margin-left="3.069cm"/>
        </style:list-level-properties>
        <style:text-properties style:font-name="Symbol"/>
      </text:list-level-style-bullet>
      <text:list-level-style-bullet text:level="3" text:style-name="ListLabel_20_17" style:num-suffix="" text:bullet-char="">
        <style:list-level-properties text:list-level-position-and-space-mode="label-alignment">
          <style:list-level-label-alignment text:label-followed-by="listtab" fo:text-indent="-0.633cm" fo:margin-left="4.694cm"/>
        </style:list-level-properties>
        <style:text-properties style:font-name="Symbol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fo:text-indent="-0.633cm" fo:margin-left="6.316cm"/>
        </style:list-level-properties>
        <style:text-properties style:font-name="Symbol"/>
      </text:list-level-style-bullet>
      <text:list-level-style-bullet text:level="5" text:style-name="ListLabel_20_17" style:num-suffix="" text:bullet-char="">
        <style:list-level-properties text:list-level-position-and-space-mode="label-alignment">
          <style:list-level-label-alignment text:label-followed-by="listtab" fo:text-indent="-0.633cm" fo:margin-left="7.941cm"/>
        </style:list-level-properties>
        <style:text-properties style:font-name="Symbol"/>
      </text:list-level-style-bullet>
      <text:list-level-style-bullet text:level="6" text:style-name="ListLabel_20_17" style:num-suffix="" text:bullet-char="">
        <style:list-level-properties text:list-level-position-and-space-mode="label-alignment">
          <style:list-level-label-alignment text:label-followed-by="listtab" fo:text-indent="-0.633cm" fo:margin-left="9.564cm"/>
        </style:list-level-properties>
        <style:text-properties style:font-name="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fo:text-indent="-0.633cm" fo:margin-left="11.188cm"/>
        </style:list-level-properties>
        <style:text-properties style:font-name="Symbol"/>
      </text:list-level-style-bullet>
      <text:list-level-style-bullet text:level="8" text:style-name="ListLabel_20_17" style:num-suffix="" text:bullet-char="">
        <style:list-level-properties text:list-level-position-and-space-mode="label-alignment">
          <style:list-level-label-alignment text:label-followed-by="listtab" fo:text-indent="-0.633cm" fo:margin-left="12.811cm"/>
        </style:list-level-properties>
        <style:text-properties style:font-name="Symbol"/>
      </text:list-level-style-bullet>
      <text:list-level-style-bullet text:level="9" text:style-name="ListLabel_20_17" style:num-suffix="" text:bullet-char="">
        <style:list-level-properties text:list-level-position-and-space-mode="label-alignment">
          <style:list-level-label-alignment text:label-followed-by="listtab" fo:text-indent="-0.633cm" fo:margin-left="14.436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66cm" fo:margin-bottom="0.903cm" fo:margin-left="1.799cm" fo:margin-right="1.51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34cm" fo:margin-left="0cm" fo:margin-right="0cm" fo:margin-bottom="0.933cm" style:dynamic-spacing="true"/>
      </style:header-style>
      <style:footer-style>
        <style:header-footer-properties fo:min-height="0.332cm" fo:margin-left="0cm" fo:margin-right="0cm" fo:margin-top="0.233cm" style:dynamic-spacing="true"/>
      </style:footer-style>
    </style:page-layout>
  </office:automatic-styles>
  <office:master-styles>
    <style:master-page style:name="Standard" style:page-layout-name="Mpm1"/>
    <style:master-page style:name="Converted6" style:page-layout-name="Mpm2">
      <style:header>
        <text:p text:style-name="Header"/>
      </style:header>
      <style:footer>
        <text:p text:style-name="Footer"/>
      </style:footer>
    </style:master-page>
    <style:master-page style:name="Converted7" style:page-layout-name="Mpm2">
      <style:header>
        <text:p text:style-name="Header"/>
      </style:header>
      <style:footer>
        <text:p text:style-name="Footer"/>
      </style:footer>
    </style:master-page>
    <style:master-page style:name="Converted8" style:page-layout-name="Mpm2">
      <style:header>
        <text:p text:style-name="Header"/>
      </style:header>
      <style:footer>
        <text:p text:style-name="Footer"/>
      </style:footer>
    </style:master-page>
    <style:master-page style:name="Converted9" style:page-layout-name="Mpm2">
      <style:header>
        <text:p text:style-name="Header"/>
      </style:header>
      <style:footer>
        <text:p text:style-name="Footer"/>
      </style:footer>
    </style:master-page>
    <style:master-page style:name="Converted1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idier KUEVIAKOE</meta:initial-creator>
    <meta:editing-duration>PT13H11M</meta:editing-duration>
    <meta:editing-cycles>34</meta:editing-cycles>
    <meta:generator>LibreOffice/7.0.2.2$Windows_X86_64 LibreOffice_project/8349ace3c3162073abd90d81fd06dcfb6b36b994</meta:generator>
    <dc:date>2022-09-13T11:56:44.615000000</dc:date>
    <meta:document-statistic meta:table-count="0" meta:image-count="0" meta:object-count="0" meta:page-count="9" meta:paragraph-count="159" meta:word-count="2615" meta:character-count="16194" meta:non-whitespace-character-count="13589"/>
  </office:meta>
</office:document-meta>
</file>